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09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number-columns-repeated="4" table:default-cell-style-name="ce3"/>
        <table:table-row table:style-name="ro2">
          <table:table-cell office:value-type="string">
            <text:p>Year</text:p>
          </table:table-cell>
          <table:table-cell table:style-name="ce1" office:value-type="string">
            <text:p>S&amp;P 500 (includes dividends)</text:p>
          </table:table-cell>
          <table:table-cell table:style-name="ce1" office:value-type="string">
            <text:p>3-month T.Bill</text:p>
          </table:table-cell>
          <table:table-cell table:style-name="ce1" office:value-type="string">
            <text:p>US T. Bond</text:p>
          </table:table-cell>
          <table:table-cell table:style-name="ce1" office:value-type="string">
            <text:p>Baa Corporate Bond</text:p>
          </table:table-cell>
          <table:table-cell office:value-type="string">
            <text:p>S&amp;P 500 (includes dividends)3</text:p>
          </table:table-cell>
          <table:table-cell office:value-type="string">
            <text:p>3-month T.Bill4</text:p>
          </table:table-cell>
          <table:table-cell office:value-type="string">
            <text:p>US T. Bond5</text:p>
          </table:table-cell>
          <table:table-cell office:value-type="string">
            <text:p>Baa Corporate Bond6</text:p>
          </table:table-cell>
          <table:table-cell table:style-name="ce1" office:value-type="string">
            <text:p>Stocks - Bills</text:p>
          </table:table-cell>
          <table:table-cell table:style-name="ce1" office:value-type="string">
            <text:p>Stocks - Bonds</text:p>
          </table:table-cell>
          <table:table-cell table:style-name="ce1" office:value-type="string">
            <text:p>Stocks - Baa Corp Bond</text:p>
          </table:table-cell>
          <table:table-cell table:style-name="ce1" office:value-type="string">
            <text:p>Historical risk premium</text:p>
          </table:table-cell>
          <table:table-cell table:style-name="ce1" office:value-type="string">
            <text:p>Inflation Rate</text:p>
          </table:table-cell>
          <table:table-cell table:style-name="ce1" office:value-type="string">
            <text:p>S&amp;P 500 (includes dividends)2</text:p>
          </table:table-cell>
          <table:table-cell table:style-name="ce1" office:value-type="string">
            <text:p>3-month T. Bill (Real)</text:p>
          </table:table-cell>
          <table:table-cell table:style-name="ce1" office:value-type="string">
            <text:p>!0-year T.Bonds</text:p>
          </table:table-cell>
          <table:table-cell table:style-name="ce1" office:value-type="string">
            <text:p>Baa Corp Bonds</text:p>
          </table:table-cell>
        </table:table-row>
        <table:table-row table:style-name="ro4">
          <table:table-cell office:value-type="float" office:value="1928">
            <text:p>1928</text:p>
          </table:table-cell>
          <table:table-cell office:value-type="percentage" office:value="0.4381">
            <text:p>43.81%</text:p>
          </table:table-cell>
          <table:table-cell office:value-type="percentage" office:value="0.0308">
            <text:p>3.08%</text:p>
          </table:table-cell>
          <table:table-cell office:value-type="percentage" office:value="0.0084">
            <text:p>0.84%</text:p>
          </table:table-cell>
          <table:table-cell office:value-type="percentage" office:value="0.0322">
            <text:p>3.22%</text:p>
          </table:table-cell>
          <table:table-cell office:value-type="float" office:value="143.81">
            <text:p>143.81</text:p>
          </table:table-cell>
          <table:table-cell office:value-type="float" office:value="103.08">
            <text:p>103.08</text:p>
          </table:table-cell>
          <table:table-cell office:value-type="float" office:value="100.84">
            <text:p>100.84</text:p>
          </table:table-cell>
          <table:table-cell office:value-type="float" office:value="103.22">
            <text:p>103.22</text:p>
          </table:table-cell>
          <table:table-cell office:value-type="percentage" office:value="0.4073">
            <text:p>40.73%</text:p>
          </table:table-cell>
          <table:table-cell office:value-type="percentage" office:value="0.4298">
            <text:p>42.98%</text:p>
          </table:table-cell>
          <table:table-cell office:value-type="percentage" office:value="0.4059">
            <text:p>40.59%</text:p>
          </table:table-cell>
          <table:table-cell table:style-name="ce1"/>
          <table:table-cell office:value-type="percentage" office:value="-0.0115">
            <text:p>-1.15%</text:p>
          </table:table-cell>
          <table:table-cell office:value-type="percentage" office:value="0.4549">
            <text:p>45.49%</text:p>
          </table:table-cell>
          <table:table-cell office:value-type="percentage" office:value="0.0428">
            <text:p>4.28%</text:p>
          </table:table-cell>
          <table:table-cell office:value-type="percentage" office:value="0.0201">
            <text:p>2.01%</text:p>
          </table:table-cell>
          <table:table-cell office:value-type="percentage" office:value="0.0442">
            <text:p>4.42%</text:p>
          </table:table-cell>
        </table:table-row>
        <table:table-row table:style-name="ro3">
          <table:table-cell office:value-type="float" office:value="1929">
            <text:p>1929</text:p>
          </table:table-cell>
          <table:table-cell office:value-type="percentage" office:value="-0.083">
            <text:p>-8.30%</text:p>
          </table:table-cell>
          <table:table-cell office:value-type="percentage" office:value="0.0316">
            <text:p>3.16%</text:p>
          </table:table-cell>
          <table:table-cell office:value-type="percentage" office:value="0.042">
            <text:p>4.20%</text:p>
          </table:table-cell>
          <table:table-cell office:value-type="percentage" office:value="0.0302">
            <text:p>3.02%</text:p>
          </table:table-cell>
          <table:table-cell office:value-type="float" office:value="131.88">
            <text:p>131.88</text:p>
          </table:table-cell>
          <table:table-cell office:value-type="float" office:value="106.34">
            <text:p>106.34</text:p>
          </table:table-cell>
          <table:table-cell office:value-type="float" office:value="105.07">
            <text:p>105.07</text:p>
          </table:table-cell>
          <table:table-cell office:value-type="float" office:value="106.33">
            <text:p>106.33</text:p>
          </table:table-cell>
          <table:table-cell office:value-type="percentage" office:value="-0.1146">
            <text:p>-11.46%</text:p>
          </table:table-cell>
          <table:table-cell office:value-type="percentage" office:value="-0.125">
            <text:p>-12.50%</text:p>
          </table:table-cell>
          <table:table-cell office:value-type="percentage" office:value="-0.1132">
            <text:p>-11.32%</text:p>
          </table:table-cell>
          <table:table-cell table:style-name="ce1"/>
          <table:table-cell office:value-type="percentage" office:value="0">
            <text:p>0.00%</text:p>
          </table:table-cell>
          <table:table-cell office:value-type="percentage" office:value="-0.083">
            <text:p>-8.30%</text:p>
          </table:table-cell>
          <table:table-cell office:value-type="percentage" office:value="0.0316">
            <text:p>3.16%</text:p>
          </table:table-cell>
          <table:table-cell office:value-type="percentage" office:value="0.042">
            <text:p>4.20%</text:p>
          </table:table-cell>
          <table:table-cell office:value-type="percentage" office:value="0.0302">
            <text:p>3.02%</text:p>
          </table:table-cell>
        </table:table-row>
        <table:table-row table:style-name="ro3">
          <table:table-cell office:value-type="float" office:value="1930">
            <text:p>1930</text:p>
          </table:table-cell>
          <table:table-cell office:value-type="percentage" office:value="-0.2512">
            <text:p>-25.12%</text:p>
          </table:table-cell>
          <table:table-cell office:value-type="percentage" office:value="0.0455">
            <text:p>4.55%</text:p>
          </table:table-cell>
          <table:table-cell office:value-type="percentage" office:value="0.0454">
            <text:p>4.54%</text:p>
          </table:table-cell>
          <table:table-cell office:value-type="percentage" office:value="0.0054">
            <text:p>0.54%</text:p>
          </table:table-cell>
          <table:table-cell office:value-type="float" office:value="98.75">
            <text:p>98.75</text:p>
          </table:table-cell>
          <table:table-cell office:value-type="float" office:value="111.18">
            <text:p>111.18</text:p>
          </table:table-cell>
          <table:table-cell office:value-type="float" office:value="109.85">
            <text:p>109.85</text:p>
          </table:table-cell>
          <table:table-cell office:value-type="float" office:value="106.91">
            <text:p>106.91</text:p>
          </table:table-cell>
          <table:table-cell office:value-type="percentage" office:value="-0.2967">
            <text:p>-29.67%</text:p>
          </table:table-cell>
          <table:table-cell office:value-type="percentage" office:value="-0.2966">
            <text:p>-29.66%</text:p>
          </table:table-cell>
          <table:table-cell office:value-type="percentage" office:value="-0.2566">
            <text:p>-25.66%</text:p>
          </table:table-cell>
          <table:table-cell table:style-name="ce1"/>
          <table:table-cell office:value-type="percentage" office:value="-0.0267">
            <text:p>-2.67%</text:p>
          </table:table-cell>
          <table:table-cell office:value-type="percentage" office:value="-0.2307">
            <text:p>-23.07%</text:p>
          </table:table-cell>
          <table:table-cell office:value-type="percentage" office:value="0.0742">
            <text:p>7.42%</text:p>
          </table:table-cell>
          <table:table-cell office:value-type="percentage" office:value="0.0741">
            <text:p>7.41%</text:p>
          </table:table-cell>
          <table:table-cell office:value-type="percentage" office:value="0.033">
            <text:p>3.30%</text:p>
          </table:table-cell>
        </table:table-row>
        <table:table-row table:style-name="ro3">
          <table:table-cell office:value-type="float" office:value="1931">
            <text:p>1931</text:p>
          </table:table-cell>
          <table:table-cell office:value-type="percentage" office:value="-0.4384">
            <text:p>-43.84%</text:p>
          </table:table-cell>
          <table:table-cell office:value-type="percentage" office:value="0.0231">
            <text:p>2.31%</text:p>
          </table:table-cell>
          <table:table-cell office:value-type="percentage" office:value="-0.0256">
            <text:p>-2.56%</text:p>
          </table:table-cell>
          <table:table-cell office:value-type="percentage" office:value="-0.1568">
            <text:p>-15.68%</text:p>
          </table:table-cell>
          <table:table-cell office:value-type="float" office:value="55.46">
            <text:p>55.46</text:p>
          </table:table-cell>
          <table:table-cell office:value-type="float" office:value="113.74">
            <text:p>113.74</text:p>
          </table:table-cell>
          <table:table-cell office:value-type="float" office:value="107.03">
            <text:p>107.03</text:p>
          </table:table-cell>
          <table:table-cell office:value-type="float" office:value="90.14">
            <text:p>90.14</text:p>
          </table:table-cell>
          <table:table-cell office:value-type="percentage" office:value="-0.4615">
            <text:p>-46.15%</text:p>
          </table:table-cell>
          <table:table-cell office:value-type="percentage" office:value="-0.4128">
            <text:p>-41.28%</text:p>
          </table:table-cell>
          <table:table-cell office:value-type="percentage" office:value="-0.2816">
            <text:p>-28.16%</text:p>
          </table:table-cell>
          <table:table-cell table:style-name="ce1"/>
          <table:table-cell office:value-type="percentage" office:value="-0.0893">
            <text:p>-8.93%</text:p>
          </table:table-cell>
          <table:table-cell office:value-type="percentage" office:value="-0.3833">
            <text:p>-38.33%</text:p>
          </table:table-cell>
          <table:table-cell office:value-type="percentage" office:value="0.1234">
            <text:p>12.34%</text:p>
          </table:table-cell>
          <table:table-cell office:value-type="percentage" office:value="0.07">
            <text:p>7.00%</text:p>
          </table:table-cell>
          <table:table-cell office:value-type="percentage" office:value="-0.0741">
            <text:p>-7.41%</text:p>
          </table:table-cell>
        </table:table-row>
        <table:table-row table:style-name="ro3">
          <table:table-cell office:value-type="float" office:value="1932">
            <text:p>1932</text:p>
          </table:table-cell>
          <table:table-cell office:value-type="percentage" office:value="-0.0864">
            <text:p>-8.64%</text:p>
          </table:table-cell>
          <table:table-cell office:value-type="percentage" office:value="0.0107">
            <text:p>1.07%</text:p>
          </table:table-cell>
          <table:table-cell office:value-type="percentage" office:value="0.0879">
            <text:p>8.79%</text:p>
          </table:table-cell>
          <table:table-cell office:value-type="percentage" office:value="0.2359">
            <text:p>23.59%</text:p>
          </table:table-cell>
          <table:table-cell office:value-type="float" office:value="50.66">
            <text:p>50.66</text:p>
          </table:table-cell>
          <table:table-cell office:value-type="float" office:value="114.96">
            <text:p>114.96</text:p>
          </table:table-cell>
          <table:table-cell office:value-type="float" office:value="116.44">
            <text:p>116.44</text:p>
          </table:table-cell>
          <table:table-cell office:value-type="float" office:value="111.41">
            <text:p>111.41</text:p>
          </table:table-cell>
          <table:table-cell office:value-type="percentage" office:value="-0.0971">
            <text:p>-9.71%</text:p>
          </table:table-cell>
          <table:table-cell office:value-type="percentage" office:value="-0.1743">
            <text:p>-17.43%</text:p>
          </table:table-cell>
          <table:table-cell office:value-type="percentage" office:value="-0.3223">
            <text:p>-32.23%</text:p>
          </table:table-cell>
          <table:table-cell table:style-name="ce1"/>
          <table:table-cell office:value-type="percentage" office:value="-0.103">
            <text:p>-10.30%</text:p>
          </table:table-cell>
          <table:table-cell office:value-type="percentage" office:value="0.0185">
            <text:p>1.85%</text:p>
          </table:table-cell>
          <table:table-cell office:value-type="percentage" office:value="0.1268">
            <text:p>12.68%</text:p>
          </table:table-cell>
          <table:table-cell office:value-type="percentage" office:value="0.2128">
            <text:p>21.28%</text:p>
          </table:table-cell>
          <table:table-cell office:value-type="percentage" office:value="0.3778">
            <text:p>37.78%</text:p>
          </table:table-cell>
        </table:table-row>
        <table:table-row table:style-name="ro3">
          <table:table-cell office:value-type="float" office:value="1933">
            <text:p>1933</text:p>
          </table:table-cell>
          <table:table-cell office:value-type="percentage" office:value="0.4998">
            <text:p>49.98%</text:p>
          </table:table-cell>
          <table:table-cell office:value-type="percentage" office:value="0.0096">
            <text:p>0.96%</text:p>
          </table:table-cell>
          <table:table-cell office:value-type="percentage" office:value="0.0186">
            <text:p>1.86%</text:p>
          </table:table-cell>
          <table:table-cell office:value-type="percentage" office:value="0.1297">
            <text:p>12.97%</text:p>
          </table:table-cell>
          <table:table-cell office:value-type="float" office:value="75.99">
            <text:p>75.99</text:p>
          </table:table-cell>
          <table:table-cell office:value-type="float" office:value="116.06">
            <text:p>116.06</text:p>
          </table:table-cell>
          <table:table-cell office:value-type="float" office:value="118.6">
            <text:p>118.6</text:p>
          </table:table-cell>
          <table:table-cell office:value-type="float" office:value="125.86">
            <text:p>125.86</text:p>
          </table:table-cell>
          <table:table-cell office:value-type="percentage" office:value="0.4902">
            <text:p>49.02%</text:p>
          </table:table-cell>
          <table:table-cell office:value-type="percentage" office:value="0.4813">
            <text:p>48.13%</text:p>
          </table:table-cell>
          <table:table-cell office:value-type="percentage" office:value="0.3702">
            <text:p>37.02%</text:p>
          </table:table-cell>
          <table:table-cell table:style-name="ce1"/>
          <table:table-cell office:value-type="percentage" office:value="-0.0519">
            <text:p>-5.19%</text:p>
          </table:table-cell>
          <table:table-cell office:value-type="percentage" office:value="0.582">
            <text:p>58.20%</text:p>
          </table:table-cell>
          <table:table-cell office:value-type="percentage" office:value="0.0649">
            <text:p>6.49%</text:p>
          </table:table-cell>
          <table:table-cell office:value-type="percentage" office:value="0.0743">
            <text:p>7.43%</text:p>
          </table:table-cell>
          <table:table-cell office:value-type="percentage" office:value="0.1915">
            <text:p>19.15%</text:p>
          </table:table-cell>
        </table:table-row>
        <table:table-row table:style-name="ro3">
          <table:table-cell office:value-type="float" office:value="1934">
            <text:p>1934</text:p>
          </table:table-cell>
          <table:table-cell office:value-type="percentage" office:value="-0.0119">
            <text:p>-1.19%</text:p>
          </table:table-cell>
          <table:table-cell office:value-type="percentage" office:value="0.0028">
            <text:p>0.28%</text:p>
          </table:table-cell>
          <table:table-cell office:value-type="percentage" office:value="0.0796">
            <text:p>7.96%</text:p>
          </table:table-cell>
          <table:table-cell office:value-type="percentage" office:value="0.1882">
            <text:p>18.82%</text:p>
          </table:table-cell>
          <table:table-cell office:value-type="float" office:value="75.09">
            <text:p>75.09</text:p>
          </table:table-cell>
          <table:table-cell office:value-type="float" office:value="116.39">
            <text:p>116.39</text:p>
          </table:table-cell>
          <table:table-cell office:value-type="float" office:value="128.05">
            <text:p>128.05</text:p>
          </table:table-cell>
          <table:table-cell office:value-type="float" office:value="149.54">
            <text:p>149.54</text:p>
          </table:table-cell>
          <table:table-cell office:value-type="percentage" office:value="-0.0147">
            <text:p>-1.47%</text:p>
          </table:table-cell>
          <table:table-cell office:value-type="percentage" office:value="-0.0915">
            <text:p>-9.15%</text:p>
          </table:table-cell>
          <table:table-cell office:value-type="percentage" office:value="-0.2">
            <text:p>-20.00%</text:p>
          </table:table-cell>
          <table:table-cell table:style-name="ce1"/>
          <table:table-cell office:value-type="percentage" office:value="0.0348">
            <text:p>3.48%</text:p>
          </table:table-cell>
          <table:table-cell office:value-type="percentage" office:value="-0.0451">
            <text:p>-4.51%</text:p>
          </table:table-cell>
          <table:table-cell office:value-type="percentage" office:value="-0.0309">
            <text:p>-3.09%</text:p>
          </table:table-cell>
          <table:table-cell office:value-type="percentage" office:value="0.0433">
            <text:p>4.33%</text:p>
          </table:table-cell>
          <table:table-cell office:value-type="percentage" office:value="0.1482">
            <text:p>14.82%</text:p>
          </table:table-cell>
        </table:table-row>
        <table:table-row table:style-name="ro3">
          <table:table-cell office:value-type="float" office:value="1935">
            <text:p>1935</text:p>
          </table:table-cell>
          <table:table-cell office:value-type="percentage" office:value="0.4674">
            <text:p>46.74%</text:p>
          </table:table-cell>
          <table:table-cell office:value-type="percentage" office:value="0.0017">
            <text:p>0.17%</text:p>
          </table:table-cell>
          <table:table-cell office:value-type="percentage" office:value="0.0447">
            <text:p>4.47%</text:p>
          </table:table-cell>
          <table:table-cell office:value-type="percentage" office:value="0.1331">
            <text:p>13.31%</text:p>
          </table:table-cell>
          <table:table-cell office:value-type="float" office:value="110.18">
            <text:p>110.18</text:p>
          </table:table-cell>
          <table:table-cell office:value-type="float" office:value="116.58">
            <text:p>116.58</text:p>
          </table:table-cell>
          <table:table-cell office:value-type="float" office:value="133.78">
            <text:p>133.78</text:p>
          </table:table-cell>
          <table:table-cell office:value-type="float" office:value="169.44">
            <text:p>169.44</text:p>
          </table:table-cell>
          <table:table-cell office:value-type="percentage" office:value="0.4657">
            <text:p>46.57%</text:p>
          </table:table-cell>
          <table:table-cell office:value-type="percentage" office:value="0.4227">
            <text:p>42.27%</text:p>
          </table:table-cell>
          <table:table-cell office:value-type="percentage" office:value="0.3343">
            <text:p>33.43%</text:p>
          </table:table-cell>
          <table:table-cell table:style-name="ce1"/>
          <table:table-cell office:value-type="percentage" office:value="0.0255">
            <text:p>2.55%</text:p>
          </table:table-cell>
          <table:table-cell office:value-type="percentage" office:value="0.4309">
            <text:p>43.09%</text:p>
          </table:table-cell>
          <table:table-cell office:value-type="percentage" office:value="-0.0233">
            <text:p>-2.33%</text:p>
          </table:table-cell>
          <table:table-cell office:value-type="percentage" office:value="0.0187">
            <text:p>1.87%</text:p>
          </table:table-cell>
          <table:table-cell office:value-type="percentage" office:value="0.1049">
            <text:p>10.49%</text:p>
          </table:table-cell>
        </table:table-row>
        <table:table-row table:style-name="ro3">
          <table:table-cell office:value-type="float" office:value="1936">
            <text:p>1936</text:p>
          </table:table-cell>
          <table:table-cell office:value-type="percentage" office:value="0.3194">
            <text:p>31.94%</text:p>
          </table:table-cell>
          <table:table-cell office:value-type="percentage" office:value="0.0017">
            <text:p>0.17%</text:p>
          </table:table-cell>
          <table:table-cell office:value-type="percentage" office:value="0.0502">
            <text:p>5.02%</text:p>
          </table:table-cell>
          <table:table-cell office:value-type="percentage" office:value="0.1138">
            <text:p>11.38%</text:p>
          </table:table-cell>
          <table:table-cell office:value-type="float" office:value="145.38">
            <text:p>145.38</text:p>
          </table:table-cell>
          <table:table-cell office:value-type="float" office:value="116.78">
            <text:p>116.78</text:p>
          </table:table-cell>
          <table:table-cell office:value-type="float" office:value="140.49">
            <text:p>140.49</text:p>
          </table:table-cell>
          <table:table-cell office:value-type="float" office:value="188.73">
            <text:p>188.73</text:p>
          </table:table-cell>
          <table:table-cell office:value-type="percentage" office:value="0.3177">
            <text:p>31.77%</text:p>
          </table:table-cell>
          <table:table-cell office:value-type="percentage" office:value="0.2693">
            <text:p>26.93%</text:p>
          </table:table-cell>
          <table:table-cell office:value-type="percentage" office:value="0.2056">
            <text:p>20.56%</text:p>
          </table:table-cell>
          <table:table-cell table:style-name="ce1"/>
          <table:table-cell office:value-type="percentage" office:value="0.0103">
            <text:p>1.03%</text:p>
          </table:table-cell>
          <table:table-cell office:value-type="percentage" office:value="0.306">
            <text:p>30.60%</text:p>
          </table:table-cell>
          <table:table-cell office:value-type="percentage" office:value="-0.0085">
            <text:p>-0.85%</text:p>
          </table:table-cell>
          <table:table-cell office:value-type="percentage" office:value="0.0394">
            <text:p>3.94%</text:p>
          </table:table-cell>
          <table:table-cell office:value-type="percentage" office:value="0.1025">
            <text:p>10.25%</text:p>
          </table:table-cell>
        </table:table-row>
        <table:table-row table:style-name="ro3">
          <table:table-cell office:value-type="float" office:value="1937">
            <text:p>1937</text:p>
          </table:table-cell>
          <table:table-cell office:value-type="percentage" office:value="-0.3534">
            <text:p>-35.34%</text:p>
          </table:table-cell>
          <table:table-cell office:value-type="percentage" office:value="0.0028">
            <text:p>0.28%</text:p>
          </table:table-cell>
          <table:table-cell office:value-type="percentage" office:value="0.0138">
            <text:p>1.38%</text:p>
          </table:table-cell>
          <table:table-cell office:value-type="percentage" office:value="-0.0442">
            <text:p>-4.42%</text:p>
          </table:table-cell>
          <table:table-cell office:value-type="float" office:value="94">
            <text:p>94</text:p>
          </table:table-cell>
          <table:table-cell office:value-type="float" office:value="117.11">
            <text:p>117.11</text:p>
          </table:table-cell>
          <table:table-cell office:value-type="float" office:value="142.43">
            <text:p>142.43</text:p>
          </table:table-cell>
          <table:table-cell office:value-type="float" office:value="180.39">
            <text:p>180.39</text:p>
          </table:table-cell>
          <table:table-cell office:value-type="percentage" office:value="-0.3561">
            <text:p>-35.61%</text:p>
          </table:table-cell>
          <table:table-cell office:value-type="percentage" office:value="-0.3672">
            <text:p>-36.72%</text:p>
          </table:table-cell>
          <table:table-cell office:value-type="percentage" office:value="-0.3092">
            <text:p>-30.92%</text:p>
          </table:table-cell>
          <table:table-cell table:style-name="ce1"/>
          <table:table-cell office:value-type="percentage" office:value="0.0373">
            <text:p>3.73%</text:p>
          </table:table-cell>
          <table:table-cell office:value-type="percentage" office:value="-0.3766">
            <text:p>-37.66%</text:p>
          </table:table-cell>
          <table:table-cell office:value-type="percentage" office:value="-0.0333">
            <text:p>-3.33%</text:p>
          </table:table-cell>
          <table:table-cell office:value-type="percentage" office:value="-0.0226">
            <text:p>-2.26%</text:p>
          </table:table-cell>
          <table:table-cell office:value-type="percentage" office:value="-0.0785">
            <text:p>-7.85%</text:p>
          </table:table-cell>
        </table:table-row>
        <table:table-row table:style-name="ro3">
          <table:table-cell office:value-type="float" office:value="1938">
            <text:p>1938</text:p>
          </table:table-cell>
          <table:table-cell office:value-type="percentage" office:value="0.2928">
            <text:p>29.28%</text:p>
          </table:table-cell>
          <table:table-cell office:value-type="percentage" office:value="0.0007">
            <text:p>0.07%</text:p>
          </table:table-cell>
          <table:table-cell office:value-type="percentage" office:value="0.0421">
            <text:p>4.21%</text:p>
          </table:table-cell>
          <table:table-cell office:value-type="percentage" office:value="0.0924">
            <text:p>9.24%</text:p>
          </table:table-cell>
          <table:table-cell office:value-type="float" office:value="121.53">
            <text:p>121.53</text:p>
          </table:table-cell>
          <table:table-cell office:value-type="float" office:value="117.18">
            <text:p>117.18</text:p>
          </table:table-cell>
          <table:table-cell office:value-type="float" office:value="148.43">
            <text:p>148.43</text:p>
          </table:table-cell>
          <table:table-cell office:value-type="float" office:value="197.05">
            <text:p>197.05</text:p>
          </table:table-cell>
          <table:table-cell office:value-type="percentage" office:value="0.2922">
            <text:p>29.22%</text:p>
          </table:table-cell>
          <table:table-cell office:value-type="percentage" office:value="0.2507">
            <text:p>25.07%</text:p>
          </table:table-cell>
          <table:table-cell office:value-type="percentage" office:value="0.2005">
            <text:p>20.05%</text:p>
          </table:table-cell>
          <table:table-cell table:style-name="ce1"/>
          <table:table-cell office:value-type="percentage" office:value="-0.0203">
            <text:p>-2.03%</text:p>
          </table:table-cell>
          <table:table-cell office:value-type="percentage" office:value="0.3196">
            <text:p>31.96%</text:p>
          </table:table-cell>
          <table:table-cell office:value-type="percentage" office:value="0.0214">
            <text:p>2.14%</text:p>
          </table:table-cell>
          <table:table-cell office:value-type="percentage" office:value="0.0637">
            <text:p>6.37%</text:p>
          </table:table-cell>
          <table:table-cell office:value-type="percentage" office:value="0.115">
            <text:p>11.50%</text:p>
          </table:table-cell>
        </table:table-row>
        <table:table-row table:style-name="ro3">
          <table:table-cell office:value-type="float" office:value="1939">
            <text:p>1939</text:p>
          </table:table-cell>
          <table:table-cell office:value-type="percentage" office:value="-0.011">
            <text:p>-1.10%</text:p>
          </table:table-cell>
          <table:table-cell office:value-type="percentage" office:value="0.0005">
            <text:p>0.05%</text:p>
          </table:table-cell>
          <table:table-cell office:value-type="percentage" office:value="0.0441">
            <text:p>4.41%</text:p>
          </table:table-cell>
          <table:table-cell office:value-type="percentage" office:value="0.0798">
            <text:p>7.98%</text:p>
          </table:table-cell>
          <table:table-cell office:value-type="float" office:value="120.2">
            <text:p>120.2</text:p>
          </table:table-cell>
          <table:table-cell office:value-type="float" office:value="117.24">
            <text:p>117.24</text:p>
          </table:table-cell>
          <table:table-cell office:value-type="float" office:value="154.98">
            <text:p>154.98</text:p>
          </table:table-cell>
          <table:table-cell office:value-type="float" office:value="212.78">
            <text:p>212.78</text:p>
          </table:table-cell>
          <table:table-cell office:value-type="percentage" office:value="-0.0114">
            <text:p>-1.14%</text:p>
          </table:table-cell>
          <table:table-cell office:value-type="percentage" office:value="-0.0551">
            <text:p>-5.51%</text:p>
          </table:table-cell>
          <table:table-cell office:value-type="percentage" office:value="-0.0908">
            <text:p>-9.08%</text:p>
          </table:table-cell>
          <table:table-cell table:style-name="ce1"/>
          <table:table-cell office:value-type="percentage" office:value="-0.013">
            <text:p>-1.30%</text:p>
          </table:table-cell>
          <table:table-cell office:value-type="percentage" office:value="0.0021">
            <text:p>0.21%</text:p>
          </table:table-cell>
          <table:table-cell office:value-type="percentage" office:value="0.0136">
            <text:p>1.36%</text:p>
          </table:table-cell>
          <table:table-cell office:value-type="percentage" office:value="0.0579">
            <text:p>5.79%</text:p>
          </table:table-cell>
          <table:table-cell office:value-type="percentage" office:value="0.0941">
            <text:p>9.41%</text:p>
          </table:table-cell>
        </table:table-row>
        <table:table-row table:style-name="ro3">
          <table:table-cell office:value-type="float" office:value="1940">
            <text:p>1940</text:p>
          </table:table-cell>
          <table:table-cell office:value-type="percentage" office:value="-0.1067">
            <text:p>-10.67%</text:p>
          </table:table-cell>
          <table:table-cell office:value-type="percentage" office:value="0.0004">
            <text:p>0.04%</text:p>
          </table:table-cell>
          <table:table-cell office:value-type="percentage" office:value="0.054">
            <text:p>5.40%</text:p>
          </table:table-cell>
          <table:table-cell office:value-type="percentage" office:value="0.0865">
            <text:p>8.65%</text:p>
          </table:table-cell>
          <table:table-cell office:value-type="float" office:value="107.37">
            <text:p>107.37</text:p>
          </table:table-cell>
          <table:table-cell office:value-type="float" office:value="117.28">
            <text:p>117.28</text:p>
          </table:table-cell>
          <table:table-cell office:value-type="float" office:value="163.35">
            <text:p>163.35</text:p>
          </table:table-cell>
          <table:table-cell office:value-type="float" office:value="231.18">
            <text:p>231.18</text:p>
          </table:table-cell>
          <table:table-cell office:value-type="percentage" office:value="-0.1071">
            <text:p>-10.71%</text:p>
          </table:table-cell>
          <table:table-cell office:value-type="percentage" office:value="-0.1608">
            <text:p>-16.08%</text:p>
          </table:table-cell>
          <table:table-cell office:value-type="percentage" office:value="-0.1932">
            <text:p>-19.32%</text:p>
          </table:table-cell>
          <table:table-cell table:style-name="ce1"/>
          <table:table-cell office:value-type="percentage" office:value="0.0072">
            <text:p>0.72%</text:p>
          </table:table-cell>
          <table:table-cell office:value-type="percentage" office:value="-0.1131">
            <text:p>-11.31%</text:p>
          </table:table-cell>
          <table:table-cell office:value-type="percentage" office:value="-0.0068">
            <text:p>-0.68%</text:p>
          </table:table-cell>
          <table:table-cell office:value-type="percentage" office:value="0.0465">
            <text:p>4.65%</text:p>
          </table:table-cell>
          <table:table-cell office:value-type="percentage" office:value="0.0787">
            <text:p>7.87%</text:p>
          </table:table-cell>
        </table:table-row>
        <table:table-row table:style-name="ro3">
          <table:table-cell office:value-type="float" office:value="1941">
            <text:p>1941</text:p>
          </table:table-cell>
          <table:table-cell office:value-type="percentage" office:value="-0.1277">
            <text:p>-12.77%</text:p>
          </table:table-cell>
          <table:table-cell office:value-type="percentage" office:value="0.0013">
            <text:p>0.13%</text:p>
          </table:table-cell>
          <table:table-cell office:value-type="percentage" office:value="-0.0202">
            <text:p>-2.02%</text:p>
          </table:table-cell>
          <table:table-cell office:value-type="percentage" office:value="0.0501">
            <text:p>5.01%</text:p>
          </table:table-cell>
          <table:table-cell office:value-type="float" office:value="93.66">
            <text:p>93.66</text:p>
          </table:table-cell>
          <table:table-cell office:value-type="float" office:value="117.43">
            <text:p>117.43</text:p>
          </table:table-cell>
          <table:table-cell office:value-type="float" office:value="160.04">
            <text:p>160.04</text:p>
          </table:table-cell>
          <table:table-cell office:value-type="float" office:value="242.76">
            <text:p>242.76</text:p>
          </table:table-cell>
          <table:table-cell office:value-type="percentage" office:value="-0.129">
            <text:p>-12.90%</text:p>
          </table:table-cell>
          <table:table-cell office:value-type="percentage" office:value="-0.1075">
            <text:p>-10.75%</text:p>
          </table:table-cell>
          <table:table-cell office:value-type="percentage" office:value="-0.1778">
            <text:p>-17.78%</text:p>
          </table:table-cell>
          <table:table-cell table:style-name="ce1"/>
          <table:table-cell office:value-type="percentage" office:value="0.0512">
            <text:p>5.12%</text:p>
          </table:table-cell>
          <table:table-cell office:value-type="percentage" office:value="-0.1702">
            <text:p>-17.02%</text:p>
          </table:table-cell>
          <table:table-cell office:value-type="percentage" office:value="-0.0474">
            <text:p>-4.74%</text:p>
          </table:table-cell>
          <table:table-cell office:value-type="percentage" office:value="-0.0679">
            <text:p>-6.79%</text:p>
          </table:table-cell>
          <table:table-cell office:value-type="percentage" office:value="-0.001">
            <text:p>-0.10%</text:p>
          </table:table-cell>
        </table:table-row>
        <table:table-row table:style-name="ro3">
          <table:table-cell office:value-type="float" office:value="1942">
            <text:p>1942</text:p>
          </table:table-cell>
          <table:table-cell office:value-type="percentage" office:value="0.1917">
            <text:p>19.17%</text:p>
          </table:table-cell>
          <table:table-cell office:value-type="percentage" office:value="0.0034">
            <text:p>0.34%</text:p>
          </table:table-cell>
          <table:table-cell office:value-type="percentage" office:value="0.0229">
            <text:p>2.29%</text:p>
          </table:table-cell>
          <table:table-cell office:value-type="percentage" office:value="0.0518">
            <text:p>5.18%</text:p>
          </table:table-cell>
          <table:table-cell office:value-type="float" office:value="111.61">
            <text:p>111.61</text:p>
          </table:table-cell>
          <table:table-cell office:value-type="float" office:value="117.83">
            <text:p>117.83</text:p>
          </table:table-cell>
          <table:table-cell office:value-type="float" office:value="163.72">
            <text:p>163.72</text:p>
          </table:table-cell>
          <table:table-cell office:value-type="float" office:value="255.33">
            <text:p>255.33</text:p>
          </table:table-cell>
          <table:table-cell office:value-type="percentage" office:value="0.1883">
            <text:p>18.83%</text:p>
          </table:table-cell>
          <table:table-cell office:value-type="percentage" office:value="0.1688">
            <text:p>16.88%</text:p>
          </table:table-cell>
          <table:table-cell office:value-type="percentage" office:value="0.1399">
            <text:p>13.99%</text:p>
          </table:table-cell>
          <table:table-cell table:style-name="ce1"/>
          <table:table-cell office:value-type="percentage" office:value="0.1092">
            <text:p>10.92%</text:p>
          </table:table-cell>
          <table:table-cell office:value-type="percentage" office:value="0.0744">
            <text:p>7.44%</text:p>
          </table:table-cell>
          <table:table-cell office:value-type="percentage" office:value="-0.0954">
            <text:p>-9.54%</text:p>
          </table:table-cell>
          <table:table-cell office:value-type="percentage" office:value="-0.0778">
            <text:p>-7.78%</text:p>
          </table:table-cell>
          <table:table-cell office:value-type="percentage" office:value="-0.0518">
            <text:p>-5.18%</text:p>
          </table:table-cell>
        </table:table-row>
        <table:table-row table:style-name="ro3">
          <table:table-cell office:value-type="float" office:value="1943">
            <text:p>1943</text:p>
          </table:table-cell>
          <table:table-cell office:value-type="percentage" office:value="0.2506">
            <text:p>25.06%</text:p>
          </table:table-cell>
          <table:table-cell office:value-type="percentage" office:value="0.0038">
            <text:p>0.38%</text:p>
          </table:table-cell>
          <table:table-cell office:value-type="percentage" office:value="0.0249">
            <text:p>2.49%</text:p>
          </table:table-cell>
          <table:table-cell office:value-type="percentage" office:value="0.0804">
            <text:p>8.04%</text:p>
          </table:table-cell>
          <table:table-cell office:value-type="float" office:value="139.59">
            <text:p>139.59</text:p>
          </table:table-cell>
          <table:table-cell office:value-type="float" office:value="118.28">
            <text:p>118.28</text:p>
          </table:table-cell>
          <table:table-cell office:value-type="float" office:value="167.79">
            <text:p>167.79</text:p>
          </table:table-cell>
          <table:table-cell office:value-type="float" office:value="275.88">
            <text:p>275.88</text:p>
          </table:table-cell>
          <table:table-cell office:value-type="percentage" office:value="0.2468">
            <text:p>24.68%</text:p>
          </table:table-cell>
          <table:table-cell office:value-type="percentage" office:value="0.2257">
            <text:p>22.57%</text:p>
          </table:table-cell>
          <table:table-cell office:value-type="percentage" office:value="0.1702">
            <text:p>17.02%</text:p>
          </table:table-cell>
          <table:table-cell table:style-name="ce1"/>
          <table:table-cell office:value-type="percentage" office:value="0.0597">
            <text:p>5.97%</text:p>
          </table:table-cell>
          <table:table-cell office:value-type="percentage" office:value="0.1802">
            <text:p>18.02%</text:p>
          </table:table-cell>
          <table:table-cell office:value-type="percentage" office:value="-0.0527">
            <text:p>-5.27%</text:p>
          </table:table-cell>
          <table:table-cell office:value-type="percentage" office:value="-0.0328">
            <text:p>-3.28%</text:p>
          </table:table-cell>
          <table:table-cell office:value-type="percentage" office:value="0.0196">
            <text:p>1.96%</text:p>
          </table:table-cell>
        </table:table-row>
        <table:table-row table:style-name="ro3">
          <table:table-cell office:value-type="float" office:value="1944">
            <text:p>1944</text:p>
          </table:table-cell>
          <table:table-cell office:value-type="percentage" office:value="0.1903">
            <text:p>19.03%</text:p>
          </table:table-cell>
          <table:table-cell office:value-type="percentage" office:value="0.0038">
            <text:p>0.38%</text:p>
          </table:table-cell>
          <table:table-cell office:value-type="percentage" office:value="0.0258">
            <text:p>2.58%</text:p>
          </table:table-cell>
          <table:table-cell office:value-type="percentage" office:value="0.0657">
            <text:p>6.57%</text:p>
          </table:table-cell>
          <table:table-cell office:value-type="float" office:value="166.15">
            <text:p>166.15</text:p>
          </table:table-cell>
          <table:table-cell office:value-type="float" office:value="118.73">
            <text:p>118.73</text:p>
          </table:table-cell>
          <table:table-cell office:value-type="float" office:value="172.12">
            <text:p>172.12</text:p>
          </table:table-cell>
          <table:table-cell office:value-type="float" office:value="293.99">
            <text:p>293.99</text:p>
          </table:table-cell>
          <table:table-cell office:value-type="percentage" office:value="0.1865">
            <text:p>18.65%</text:p>
          </table:table-cell>
          <table:table-cell office:value-type="percentage" office:value="0.1645">
            <text:p>16.45%</text:p>
          </table:table-cell>
          <table:table-cell office:value-type="percentage" office:value="0.1246">
            <text:p>12.46%</text:p>
          </table:table-cell>
          <table:table-cell table:style-name="ce1"/>
          <table:table-cell office:value-type="percentage" office:value="0.0164">
            <text:p>1.64%</text:p>
          </table:table-cell>
          <table:table-cell office:value-type="percentage" office:value="0.1711">
            <text:p>17.11%</text:p>
          </table:table-cell>
          <table:table-cell office:value-type="percentage" office:value="-0.0124">
            <text:p>-1.24%</text:p>
          </table:table-cell>
          <table:table-cell office:value-type="percentage" office:value="0.0093">
            <text:p>0.93%</text:p>
          </table:table-cell>
          <table:table-cell office:value-type="percentage" office:value="0.0485">
            <text:p>4.85%</text:p>
          </table:table-cell>
        </table:table-row>
        <table:table-row table:style-name="ro3">
          <table:table-cell office:value-type="float" office:value="1945">
            <text:p>1945</text:p>
          </table:table-cell>
          <table:table-cell office:value-type="percentage" office:value="0.3582">
            <text:p>35.82%</text:p>
          </table:table-cell>
          <table:table-cell office:value-type="percentage" office:value="0.0038">
            <text:p>0.38%</text:p>
          </table:table-cell>
          <table:table-cell office:value-type="percentage" office:value="0.038">
            <text:p>3.80%</text:p>
          </table:table-cell>
          <table:table-cell office:value-type="percentage" office:value="0.068">
            <text:p>6.80%</text:p>
          </table:table-cell>
          <table:table-cell office:value-type="float" office:value="225.67">
            <text:p>225.67</text:p>
          </table:table-cell>
          <table:table-cell office:value-type="float" office:value="119.18">
            <text:p>119.18</text:p>
          </table:table-cell>
          <table:table-cell office:value-type="float" office:value="178.67">
            <text:p>178.67</text:p>
          </table:table-cell>
          <table:table-cell office:value-type="float" office:value="313.98">
            <text:p>313.98</text:p>
          </table:table-cell>
          <table:table-cell office:value-type="percentage" office:value="0.3544">
            <text:p>35.44%</text:p>
          </table:table-cell>
          <table:table-cell office:value-type="percentage" office:value="0.3202">
            <text:p>32.02%</text:p>
          </table:table-cell>
          <table:table-cell office:value-type="percentage" office:value="0.2902">
            <text:p>29.02%</text:p>
          </table:table-cell>
          <table:table-cell table:style-name="ce1"/>
          <table:table-cell office:value-type="percentage" office:value="0.0227">
            <text:p>2.27%</text:p>
          </table:table-cell>
          <table:table-cell office:value-type="percentage" office:value="0.328">
            <text:p>32.80%</text:p>
          </table:table-cell>
          <table:table-cell office:value-type="percentage" office:value="-0.0185">
            <text:p>-1.85%</text:p>
          </table:table-cell>
          <table:table-cell office:value-type="percentage" office:value="0.015">
            <text:p>1.50%</text:p>
          </table:table-cell>
          <table:table-cell office:value-type="percentage" office:value="0.0443">
            <text:p>4.43%</text:p>
          </table:table-cell>
        </table:table-row>
        <table:table-row table:style-name="ro3">
          <table:table-cell office:value-type="float" office:value="1946">
            <text:p>1946</text:p>
          </table:table-cell>
          <table:table-cell office:value-type="percentage" office:value="-0.0843">
            <text:p>-8.43%</text:p>
          </table:table-cell>
          <table:table-cell office:value-type="percentage" office:value="0.0038">
            <text:p>0.38%</text:p>
          </table:table-cell>
          <table:table-cell office:value-type="percentage" office:value="0.0313">
            <text:p>3.13%</text:p>
          </table:table-cell>
          <table:table-cell office:value-type="percentage" office:value="0.0251">
            <text:p>2.51%</text:p>
          </table:table-cell>
          <table:table-cell office:value-type="float" office:value="206.65">
            <text:p>206.65</text:p>
          </table:table-cell>
          <table:table-cell office:value-type="float" office:value="119.63">
            <text:p>119.63</text:p>
          </table:table-cell>
          <table:table-cell office:value-type="float" office:value="184.26">
            <text:p>184.26</text:p>
          </table:table-cell>
          <table:table-cell office:value-type="float" office:value="321.85">
            <text:p>321.85</text:p>
          </table:table-cell>
          <table:table-cell office:value-type="percentage" office:value="-0.0881">
            <text:p>-8.81%</text:p>
          </table:table-cell>
          <table:table-cell office:value-type="percentage" office:value="-0.1156">
            <text:p>-11.56%</text:p>
          </table:table-cell>
          <table:table-cell office:value-type="percentage" office:value="-0.1094">
            <text:p>-10.94%</text:p>
          </table:table-cell>
          <table:table-cell table:style-name="ce1"/>
          <table:table-cell office:value-type="percentage" office:value="0.0848">
            <text:p>8.48%</text:p>
          </table:table-cell>
          <table:table-cell office:value-type="percentage" office:value="-0.1558">
            <text:p>-15.58%</text:p>
          </table:table-cell>
          <table:table-cell office:value-type="percentage" office:value="-0.0746">
            <text:p>-7.46%</text:p>
          </table:table-cell>
          <table:table-cell office:value-type="percentage" office:value="-0.0493">
            <text:p>-4.93%</text:p>
          </table:table-cell>
          <table:table-cell office:value-type="percentage" office:value="-0.055">
            <text:p>-5.50%</text:p>
          </table:table-cell>
        </table:table-row>
        <table:table-row table:style-name="ro3">
          <table:table-cell office:value-type="float" office:value="1947">
            <text:p>1947</text:p>
          </table:table-cell>
          <table:table-cell office:value-type="percentage" office:value="0.052">
            <text:p>5.20%</text:p>
          </table:table-cell>
          <table:table-cell office:value-type="percentage" office:value="0.006">
            <text:p>0.60%</text:p>
          </table:table-cell>
          <table:table-cell office:value-type="percentage" office:value="0.0092">
            <text:p>0.92%</text:p>
          </table:table-cell>
          <table:table-cell office:value-type="percentage" office:value="0.0026">
            <text:p>0.26%</text:p>
          </table:table-cell>
          <table:table-cell office:value-type="float" office:value="217.39">
            <text:p>217.39</text:p>
          </table:table-cell>
          <table:table-cell office:value-type="float" office:value="120.35">
            <text:p>120.35</text:p>
          </table:table-cell>
          <table:table-cell office:value-type="float" office:value="185.95">
            <text:p>185.95</text:p>
          </table:table-cell>
          <table:table-cell office:value-type="float" office:value="322.7">
            <text:p>322.7</text:p>
          </table:table-cell>
          <table:table-cell office:value-type="percentage" office:value="0.046">
            <text:p>4.60%</text:p>
          </table:table-cell>
          <table:table-cell office:value-type="percentage" office:value="0.0428">
            <text:p>4.28%</text:p>
          </table:table-cell>
          <table:table-cell office:value-type="percentage" office:value="0.0494">
            <text:p>4.94%</text:p>
          </table:table-cell>
          <table:table-cell table:style-name="ce1"/>
          <table:table-cell office:value-type="percentage" office:value="0.1439">
            <text:p>14.39%</text:p>
          </table:table-cell>
          <table:table-cell office:value-type="percentage" office:value="-0.0803">
            <text:p>-8.03%</text:p>
          </table:table-cell>
          <table:table-cell office:value-type="percentage" office:value="-0.1205">
            <text:p>-12.05%</text:p>
          </table:table-cell>
          <table:table-cell office:value-type="percentage" office:value="-0.1178">
            <text:p>-11.78%</text:p>
          </table:table-cell>
          <table:table-cell office:value-type="percentage" office:value="-0.1235">
            <text:p>-12.35%</text:p>
          </table:table-cell>
        </table:table-row>
        <table:table-row table:style-name="ro3">
          <table:table-cell office:value-type="float" office:value="1948">
            <text:p>1948</text:p>
          </table:table-cell>
          <table:table-cell office:value-type="percentage" office:value="0.057">
            <text:p>5.70%</text:p>
          </table:table-cell>
          <table:table-cell office:value-type="percentage" office:value="0.0105">
            <text:p>1.05%</text:p>
          </table:table-cell>
          <table:table-cell office:value-type="percentage" office:value="0.0195">
            <text:p>1.95%</text:p>
          </table:table-cell>
          <table:table-cell office:value-type="percentage" office:value="0.0344">
            <text:p>3.44%</text:p>
          </table:table-cell>
          <table:table-cell office:value-type="float" office:value="229.79">
            <text:p>229.79</text:p>
          </table:table-cell>
          <table:table-cell office:value-type="float" office:value="121.61">
            <text:p>121.61</text:p>
          </table:table-cell>
          <table:table-cell office:value-type="float" office:value="189.58">
            <text:p>189.58</text:p>
          </table:table-cell>
          <table:table-cell office:value-type="float" office:value="333.79">
            <text:p>333.79</text:p>
          </table:table-cell>
          <table:table-cell office:value-type="percentage" office:value="0.0466">
            <text:p>4.66%</text:p>
          </table:table-cell>
          <table:table-cell office:value-type="percentage" office:value="0.0375">
            <text:p>3.75%</text:p>
          </table:table-cell>
          <table:table-cell office:value-type="percentage" office:value="0.0227">
            <text:p>2.27%</text:p>
          </table:table-cell>
          <table:table-cell table:style-name="ce1"/>
          <table:table-cell office:value-type="percentage" office:value="0.0769">
            <text:p>7.69%</text:p>
          </table:table-cell>
          <table:table-cell office:value-type="percentage" office:value="-0.0184">
            <text:p>-1.84%</text:p>
          </table:table-cell>
          <table:table-cell office:value-type="percentage" office:value="-0.0617">
            <text:p>-6.17%</text:p>
          </table:table-cell>
          <table:table-cell office:value-type="percentage" office:value="-0.0533">
            <text:p>-5.33%</text:p>
          </table:table-cell>
          <table:table-cell office:value-type="percentage" office:value="-0.0395">
            <text:p>-3.95%</text:p>
          </table:table-cell>
        </table:table-row>
        <table:table-row table:style-name="ro3">
          <table:table-cell office:value-type="float" office:value="1949">
            <text:p>1949</text:p>
          </table:table-cell>
          <table:table-cell office:value-type="percentage" office:value="0.183">
            <text:p>18.30%</text:p>
          </table:table-cell>
          <table:table-cell office:value-type="percentage" office:value="0.0112">
            <text:p>1.12%</text:p>
          </table:table-cell>
          <table:table-cell office:value-type="percentage" office:value="0.0466">
            <text:p>4.66%</text:p>
          </table:table-cell>
          <table:table-cell office:value-type="percentage" office:value="0.0538">
            <text:p>5.38%</text:p>
          </table:table-cell>
          <table:table-cell office:value-type="float" office:value="271.85">
            <text:p>271.85</text:p>
          </table:table-cell>
          <table:table-cell office:value-type="float" office:value="122.96">
            <text:p>122.96</text:p>
          </table:table-cell>
          <table:table-cell office:value-type="float" office:value="198.42">
            <text:p>198.42</text:p>
          </table:table-cell>
          <table:table-cell office:value-type="float" office:value="351.74">
            <text:p>351.74</text:p>
          </table:table-cell>
          <table:table-cell office:value-type="percentage" office:value="0.1719">
            <text:p>17.19%</text:p>
          </table:table-cell>
          <table:table-cell office:value-type="percentage" office:value="0.1364">
            <text:p>13.64%</text:p>
          </table:table-cell>
          <table:table-cell office:value-type="percentage" office:value="0.1293">
            <text:p>12.93%</text:p>
          </table:table-cell>
          <table:table-cell table:style-name="ce1"/>
          <table:table-cell office:value-type="percentage" office:value="-0.0097">
            <text:p>-0.97%</text:p>
          </table:table-cell>
          <table:table-cell office:value-type="percentage" office:value="0.1946">
            <text:p>19.46%</text:p>
          </table:table-cell>
          <table:table-cell office:value-type="percentage" office:value="0.0211">
            <text:p>2.11%</text:p>
          </table:table-cell>
          <table:table-cell office:value-type="percentage" office:value="0.0569">
            <text:p>5.69%</text:p>
          </table:table-cell>
          <table:table-cell office:value-type="percentage" office:value="0.0641">
            <text:p>6.41%</text:p>
          </table:table-cell>
        </table:table-row>
        <table:table-row table:style-name="ro3">
          <table:table-cell office:value-type="float" office:value="1950">
            <text:p>1950</text:p>
          </table:table-cell>
          <table:table-cell office:value-type="percentage" office:value="0.3081">
            <text:p>30.81%</text:p>
          </table:table-cell>
          <table:table-cell office:value-type="percentage" office:value="0.012">
            <text:p>1.20%</text:p>
          </table:table-cell>
          <table:table-cell office:value-type="percentage" office:value="0.0043">
            <text:p>0.43%</text:p>
          </table:table-cell>
          <table:table-cell office:value-type="percentage" office:value="0.0424">
            <text:p>4.24%</text:p>
          </table:table-cell>
          <table:table-cell office:value-type="float" office:value="355.6">
            <text:p>355.6</text:p>
          </table:table-cell>
          <table:table-cell office:value-type="float" office:value="124.44">
            <text:p>124.44</text:p>
          </table:table-cell>
          <table:table-cell office:value-type="float" office:value="199.27">
            <text:p>199.27</text:p>
          </table:table-cell>
          <table:table-cell office:value-type="float" office:value="366.65">
            <text:p>366.65</text:p>
          </table:table-cell>
          <table:table-cell office:value-type="percentage" office:value="0.296">
            <text:p>29.60%</text:p>
          </table:table-cell>
          <table:table-cell office:value-type="percentage" office:value="0.3038">
            <text:p>30.38%</text:p>
          </table:table-cell>
          <table:table-cell office:value-type="percentage" office:value="0.2657">
            <text:p>26.57%</text:p>
          </table:table-cell>
          <table:table-cell table:style-name="ce1"/>
          <table:table-cell office:value-type="percentage" office:value="0.0109">
            <text:p>1.09%</text:p>
          </table:table-cell>
          <table:table-cell office:value-type="percentage" office:value="0.294">
            <text:p>29.40%</text:p>
          </table:table-cell>
          <table:table-cell office:value-type="percentage" office:value="0.0012">
            <text:p>0.12%</text:p>
          </table:table-cell>
          <table:table-cell office:value-type="percentage" office:value="-0.0065">
            <text:p>-0.65%</text:p>
          </table:table-cell>
          <table:table-cell office:value-type="percentage" office:value="0.0312">
            <text:p>3.12%</text:p>
          </table:table-cell>
        </table:table-row>
        <table:table-row table:style-name="ro3">
          <table:table-cell office:value-type="float" office:value="1951">
            <text:p>1951</text:p>
          </table:table-cell>
          <table:table-cell office:value-type="percentage" office:value="0.2368">
            <text:p>23.68%</text:p>
          </table:table-cell>
          <table:table-cell office:value-type="percentage" office:value="0.0152">
            <text:p>1.52%</text:p>
          </table:table-cell>
          <table:table-cell office:value-type="percentage" office:value="-0.003">
            <text:p>-0.30%</text:p>
          </table:table-cell>
          <table:table-cell office:value-type="percentage" office:value="-0.0019">
            <text:p>-0.19%</text:p>
          </table:table-cell>
          <table:table-cell office:value-type="float" office:value="439.8">
            <text:p>439.8</text:p>
          </table:table-cell>
          <table:table-cell office:value-type="float" office:value="126.33">
            <text:p>126.33</text:p>
          </table:table-cell>
          <table:table-cell office:value-type="float" office:value="198.68">
            <text:p>198.68</text:p>
          </table:table-cell>
          <table:table-cell office:value-type="float" office:value="365.95">
            <text:p>365.95</text:p>
          </table:table-cell>
          <table:table-cell office:value-type="percentage" office:value="0.2216">
            <text:p>22.16%</text:p>
          </table:table-cell>
          <table:table-cell office:value-type="percentage" office:value="0.2397">
            <text:p>23.97%</text:p>
          </table:table-cell>
          <table:table-cell office:value-type="percentage" office:value="0.2387">
            <text:p>23.87%</text:p>
          </table:table-cell>
          <table:table-cell table:style-name="ce1"/>
          <table:table-cell office:value-type="percentage" office:value="0.0786">
            <text:p>7.86%</text:p>
          </table:table-cell>
          <table:table-cell office:value-type="percentage" office:value="0.1467">
            <text:p>14.67%</text:p>
          </table:table-cell>
          <table:table-cell office:value-type="percentage" office:value="-0.0588">
            <text:p>-5.88%</text:p>
          </table:table-cell>
          <table:table-cell office:value-type="percentage" office:value="-0.0756">
            <text:p>-7.56%</text:p>
          </table:table-cell>
          <table:table-cell office:value-type="percentage" office:value="-0.0746">
            <text:p>-7.46%</text:p>
          </table:table-cell>
        </table:table-row>
        <table:table-row table:style-name="ro3">
          <table:table-cell office:value-type="float" office:value="1952">
            <text:p>1952</text:p>
          </table:table-cell>
          <table:table-cell office:value-type="percentage" office:value="0.1815">
            <text:p>18.15%</text:p>
          </table:table-cell>
          <table:table-cell office:value-type="percentage" office:value="0.0172">
            <text:p>1.72%</text:p>
          </table:table-cell>
          <table:table-cell office:value-type="percentage" office:value="0.0227">
            <text:p>2.27%</text:p>
          </table:table-cell>
          <table:table-cell office:value-type="percentage" office:value="0.0444">
            <text:p>4.44%</text:p>
          </table:table-cell>
          <table:table-cell office:value-type="float" office:value="519.62">
            <text:p>519.62</text:p>
          </table:table-cell>
          <table:table-cell office:value-type="float" office:value="128.51">
            <text:p>128.51</text:p>
          </table:table-cell>
          <table:table-cell office:value-type="float" office:value="203.19">
            <text:p>203.19</text:p>
          </table:table-cell>
          <table:table-cell office:value-type="float" office:value="382.2">
            <text:p>382.2</text:p>
          </table:table-cell>
          <table:table-cell office:value-type="percentage" office:value="0.1643">
            <text:p>16.43%</text:p>
          </table:table-cell>
          <table:table-cell office:value-type="percentage" office:value="0.1588">
            <text:p>15.88%</text:p>
          </table:table-cell>
          <table:table-cell office:value-type="percentage" office:value="0.1371">
            <text:p>13.71%</text:p>
          </table:table-cell>
          <table:table-cell table:style-name="ce1"/>
          <table:table-cell office:value-type="percentage" office:value="0.0228">
            <text:p>2.28%</text:p>
          </table:table-cell>
          <table:table-cell office:value-type="percentage" office:value="0.1552">
            <text:p>15.52%</text:p>
          </table:table-cell>
          <table:table-cell office:value-type="percentage" office:value="-0.0054">
            <text:p>-0.54%</text:p>
          </table:table-cell>
          <table:table-cell office:value-type="percentage" office:value="-0.0001">
            <text:p>-0.01%</text:p>
          </table:table-cell>
          <table:table-cell office:value-type="percentage" office:value="0.0211">
            <text:p>2.11%</text:p>
          </table:table-cell>
        </table:table-row>
        <table:table-row table:style-name="ro3">
          <table:table-cell office:value-type="float" office:value="1953">
            <text:p>1953</text:p>
          </table:table-cell>
          <table:table-cell office:value-type="percentage" office:value="-0.0121">
            <text:p>-1.21%</text:p>
          </table:table-cell>
          <table:table-cell office:value-type="percentage" office:value="0.0189">
            <text:p>1.89%</text:p>
          </table:table-cell>
          <table:table-cell office:value-type="percentage" office:value="0.0414">
            <text:p>4.14%</text:p>
          </table:table-cell>
          <table:table-cell office:value-type="percentage" office:value="0.0162">
            <text:p>1.62%</text:p>
          </table:table-cell>
          <table:table-cell office:value-type="float" office:value="513.35">
            <text:p>513.35</text:p>
          </table:table-cell>
          <table:table-cell office:value-type="float" office:value="130.94">
            <text:p>130.94</text:p>
          </table:table-cell>
          <table:table-cell office:value-type="float" office:value="211.61">
            <text:p>211.61</text:p>
          </table:table-cell>
          <table:table-cell office:value-type="float" office:value="388.39">
            <text:p>388.39</text:p>
          </table:table-cell>
          <table:table-cell office:value-type="percentage" office:value="-0.031">
            <text:p>-3.10%</text:p>
          </table:table-cell>
          <table:table-cell office:value-type="percentage" office:value="-0.0535">
            <text:p>-5.35%</text:p>
          </table:table-cell>
          <table:table-cell office:value-type="percentage" office:value="-0.0283">
            <text:p>-2.83%</text:p>
          </table:table-cell>
          <table:table-cell table:style-name="ce1"/>
          <table:table-cell office:value-type="percentage" office:value="0.0082">
            <text:p>0.82%</text:p>
          </table:table-cell>
          <table:table-cell office:value-type="percentage" office:value="-0.0201">
            <text:p>-2.01%</text:p>
          </table:table-cell>
          <table:table-cell office:value-type="percentage" office:value="0.0107">
            <text:p>1.07%</text:p>
          </table:table-cell>
          <table:table-cell office:value-type="percentage" office:value="0.033">
            <text:p>3.30%</text:p>
          </table:table-cell>
          <table:table-cell office:value-type="percentage" office:value="0.008">
            <text:p>0.80%</text:p>
          </table:table-cell>
        </table:table-row>
        <table:table-row table:style-name="ro3">
          <table:table-cell office:value-type="float" office:value="1954">
            <text:p>1954</text:p>
          </table:table-cell>
          <table:table-cell office:value-type="percentage" office:value="0.5256">
            <text:p>52.56%</text:p>
          </table:table-cell>
          <table:table-cell office:value-type="percentage" office:value="0.0094">
            <text:p>0.94%</text:p>
          </table:table-cell>
          <table:table-cell office:value-type="percentage" office:value="0.0329">
            <text:p>3.29%</text:p>
          </table:table-cell>
          <table:table-cell office:value-type="percentage" office:value="0.0616">
            <text:p>6.16%</text:p>
          </table:table-cell>
          <table:table-cell office:value-type="float" office:value="783.18">
            <text:p>783.18</text:p>
          </table:table-cell>
          <table:table-cell office:value-type="float" office:value="132.17">
            <text:p>132.17</text:p>
          </table:table-cell>
          <table:table-cell office:value-type="float" office:value="218.57">
            <text:p>218.57</text:p>
          </table:table-cell>
          <table:table-cell office:value-type="float" office:value="412.31">
            <text:p>412.31</text:p>
          </table:table-cell>
          <table:table-cell office:value-type="percentage" office:value="0.5162">
            <text:p>51.62%</text:p>
          </table:table-cell>
          <table:table-cell office:value-type="percentage" office:value="0.4927">
            <text:p>49.27%</text:p>
          </table:table-cell>
          <table:table-cell office:value-type="percentage" office:value="0.4641">
            <text:p>46.41%</text:p>
          </table:table-cell>
          <table:table-cell table:style-name="ce1"/>
          <table:table-cell office:value-type="percentage" office:value="0.0031">
            <text:p>0.31%</text:p>
          </table:table-cell>
          <table:table-cell office:value-type="percentage" office:value="0.5209">
            <text:p>52.09%</text:p>
          </table:table-cell>
          <table:table-cell office:value-type="percentage" office:value="0.0063">
            <text:p>0.63%</text:p>
          </table:table-cell>
          <table:table-cell office:value-type="percentage" office:value="0.0297">
            <text:p>2.97%</text:p>
          </table:table-cell>
          <table:table-cell office:value-type="percentage" office:value="0.0583">
            <text:p>5.83%</text:p>
          </table:table-cell>
        </table:table-row>
        <table:table-row table:style-name="ro3">
          <table:table-cell office:value-type="float" office:value="1955">
            <text:p>1955</text:p>
          </table:table-cell>
          <table:table-cell office:value-type="percentage" office:value="0.326">
            <text:p>32.60%</text:p>
          </table:table-cell>
          <table:table-cell office:value-type="percentage" office:value="0.0173">
            <text:p>1.73%</text:p>
          </table:table-cell>
          <table:table-cell office:value-type="percentage" office:value="-0.0134">
            <text:p>-1.34%</text:p>
          </table:table-cell>
          <table:table-cell office:value-type="percentage" office:value="0.0204">
            <text:p>2.04%</text:p>
          </table:table-cell>
          <table:table-cell office:value-type="float" office:value="1038.47">
            <text:p>1038.47</text:p>
          </table:table-cell>
          <table:table-cell office:value-type="float" office:value="134.45">
            <text:p>134.45</text:p>
          </table:table-cell>
          <table:table-cell office:value-type="float" office:value="215.65">
            <text:p>215.65</text:p>
          </table:table-cell>
          <table:table-cell office:value-type="float" office:value="420.74">
            <text:p>420.74</text:p>
          </table:table-cell>
          <table:table-cell office:value-type="percentage" office:value="0.3087">
            <text:p>30.87%</text:p>
          </table:table-cell>
          <table:table-cell office:value-type="percentage" office:value="0.3393">
            <text:p>33.93%</text:p>
          </table:table-cell>
          <table:table-cell office:value-type="percentage" office:value="0.3055">
            <text:p>30.55%</text:p>
          </table:table-cell>
          <table:table-cell table:style-name="ce1"/>
          <table:table-cell office:value-type="percentage" office:value="-0.0028">
            <text:p>-0.28%</text:p>
          </table:table-cell>
          <table:table-cell office:value-type="percentage" office:value="0.3297">
            <text:p>32.97%</text:p>
          </table:table-cell>
          <table:table-cell office:value-type="percentage" office:value="0.0201">
            <text:p>2.01%</text:p>
          </table:table-cell>
          <table:table-cell office:value-type="percentage" office:value="-0.0106">
            <text:p>-1.06%</text:p>
          </table:table-cell>
          <table:table-cell office:value-type="percentage" office:value="0.0233">
            <text:p>2.33%</text:p>
          </table:table-cell>
        </table:table-row>
        <table:table-row table:style-name="ro3">
          <table:table-cell office:value-type="float" office:value="1956">
            <text:p>1956</text:p>
          </table:table-cell>
          <table:table-cell office:value-type="percentage" office:value="0.0744">
            <text:p>7.44%</text:p>
          </table:table-cell>
          <table:table-cell office:value-type="percentage" office:value="0.0263">
            <text:p>2.63%</text:p>
          </table:table-cell>
          <table:table-cell office:value-type="percentage" office:value="-0.0226">
            <text:p>-2.26%</text:p>
          </table:table-cell>
          <table:table-cell office:value-type="percentage" office:value="-0.0235">
            <text:p>-2.35%</text:p>
          </table:table-cell>
          <table:table-cell office:value-type="float" office:value="1115.73">
            <text:p>1115.73</text:p>
          </table:table-cell>
          <table:table-cell office:value-type="float" office:value="137.98">
            <text:p>137.98</text:p>
          </table:table-cell>
          <table:table-cell office:value-type="float" office:value="210.79">
            <text:p>210.79</text:p>
          </table:table-cell>
          <table:table-cell office:value-type="float" office:value="410.84">
            <text:p>410.84</text:p>
          </table:table-cell>
          <table:table-cell office:value-type="percentage" office:value="0.0481">
            <text:p>4.81%</text:p>
          </table:table-cell>
          <table:table-cell office:value-type="percentage" office:value="0.097">
            <text:p>9.70%</text:p>
          </table:table-cell>
          <table:table-cell office:value-type="percentage" office:value="0.0979">
            <text:p>9.79%</text:p>
          </table:table-cell>
          <table:table-cell table:style-name="ce1"/>
          <table:table-cell office:value-type="percentage" office:value="0.0153">
            <text:p>1.53%</text:p>
          </table:table-cell>
          <table:table-cell office:value-type="percentage" office:value="0.0583">
            <text:p>5.83%</text:p>
          </table:table-cell>
          <table:table-cell office:value-type="percentage" office:value="0.0109">
            <text:p>1.09%</text:p>
          </table:table-cell>
          <table:table-cell office:value-type="percentage" office:value="-0.0372">
            <text:p>-3.72%</text:p>
          </table:table-cell>
          <table:table-cell office:value-type="percentage" office:value="-0.0382">
            <text:p>-3.82%</text:p>
          </table:table-cell>
        </table:table-row>
        <table:table-row table:style-name="ro3">
          <table:table-cell office:value-type="float" office:value="1957">
            <text:p>1957</text:p>
          </table:table-cell>
          <table:table-cell office:value-type="percentage" office:value="-0.1046">
            <text:p>-10.46%</text:p>
          </table:table-cell>
          <table:table-cell office:value-type="percentage" office:value="0.0323">
            <text:p>3.23%</text:p>
          </table:table-cell>
          <table:table-cell office:value-type="percentage" office:value="0.068">
            <text:p>6.80%</text:p>
          </table:table-cell>
          <table:table-cell office:value-type="percentage" office:value="-0.0072">
            <text:p>-0.72%</text:p>
          </table:table-cell>
          <table:table-cell office:value-type="float" office:value="999.05">
            <text:p>999.05</text:p>
          </table:table-cell>
          <table:table-cell office:value-type="float" office:value="142.43">
            <text:p>142.43</text:p>
          </table:table-cell>
          <table:table-cell office:value-type="float" office:value="225.11">
            <text:p>225.11</text:p>
          </table:table-cell>
          <table:table-cell office:value-type="float" office:value="407.89">
            <text:p>407.89</text:p>
          </table:table-cell>
          <table:table-cell office:value-type="percentage" office:value="-0.1368">
            <text:p>-13.68%</text:p>
          </table:table-cell>
          <table:table-cell office:value-type="percentage" office:value="-0.1725">
            <text:p>-17.25%</text:p>
          </table:table-cell>
          <table:table-cell office:value-type="percentage" office:value="-0.0974">
            <text:p>-9.74%</text:p>
          </table:table-cell>
          <table:table-cell table:style-name="ce1"/>
          <table:table-cell office:value-type="percentage" office:value="0.0334">
            <text:p>3.34%</text:p>
          </table:table-cell>
          <table:table-cell office:value-type="percentage" office:value="-0.1335">
            <text:p>-13.35%</text:p>
          </table:table-cell>
          <table:table-cell office:value-type="percentage" office:value="-0.0011">
            <text:p>-0.11%</text:p>
          </table:table-cell>
          <table:table-cell office:value-type="percentage" office:value="0.0334">
            <text:p>3.34%</text:p>
          </table:table-cell>
          <table:table-cell office:value-type="percentage" office:value="-0.0393">
            <text:p>-3.93%</text:p>
          </table:table-cell>
        </table:table-row>
        <table:table-row table:style-name="ro3">
          <table:table-cell office:value-type="float" office:value="1958">
            <text:p>1958</text:p>
          </table:table-cell>
          <table:table-cell office:value-type="percentage" office:value="0.4372">
            <text:p>43.72%</text:p>
          </table:table-cell>
          <table:table-cell office:value-type="percentage" office:value="0.0177">
            <text:p>1.77%</text:p>
          </table:table-cell>
          <table:table-cell office:value-type="percentage" office:value="-0.021">
            <text:p>-2.10%</text:p>
          </table:table-cell>
          <table:table-cell office:value-type="percentage" office:value="0.0643">
            <text:p>6.43%</text:p>
          </table:table-cell>
          <table:table-cell office:value-type="float" office:value="1435.84">
            <text:p>1435.84</text:p>
          </table:table-cell>
          <table:table-cell office:value-type="float" office:value="144.95">
            <text:p>144.95</text:p>
          </table:table-cell>
          <table:table-cell office:value-type="float" office:value="220.39">
            <text:p>220.39</text:p>
          </table:table-cell>
          <table:table-cell office:value-type="float" office:value="434.11">
            <text:p>434.11</text:p>
          </table:table-cell>
          <table:table-cell office:value-type="percentage" office:value="0.4195">
            <text:p>41.95%</text:p>
          </table:table-cell>
          <table:table-cell office:value-type="percentage" office:value="0.4582">
            <text:p>45.82%</text:p>
          </table:table-cell>
          <table:table-cell office:value-type="percentage" office:value="0.3729">
            <text:p>37.29%</text:p>
          </table:table-cell>
          <table:table-cell table:style-name="ce1"/>
          <table:table-cell office:value-type="percentage" office:value="0.0273">
            <text:p>2.73%</text:p>
          </table:table-cell>
          <table:table-cell office:value-type="percentage" office:value="0.399">
            <text:p>39.90%</text:p>
          </table:table-cell>
          <table:table-cell office:value-type="percentage" office:value="-0.0093">
            <text:p>-0.93%</text:p>
          </table:table-cell>
          <table:table-cell office:value-type="percentage" office:value="-0.047">
            <text:p>-4.70%</text:p>
          </table:table-cell>
          <table:table-cell office:value-type="percentage" office:value="0.036">
            <text:p>3.60%</text:p>
          </table:table-cell>
        </table:table-row>
        <table:table-row table:style-name="ro3">
          <table:table-cell office:value-type="float" office:value="1959">
            <text:p>1959</text:p>
          </table:table-cell>
          <table:table-cell office:value-type="percentage" office:value="0.1206">
            <text:p>12.06%</text:p>
          </table:table-cell>
          <table:table-cell office:value-type="percentage" office:value="0.0339">
            <text:p>3.39%</text:p>
          </table:table-cell>
          <table:table-cell office:value-type="percentage" office:value="-0.0265">
            <text:p>-2.65%</text:p>
          </table:table-cell>
          <table:table-cell office:value-type="percentage" office:value="0.0157">
            <text:p>1.57%</text:p>
          </table:table-cell>
          <table:table-cell office:value-type="float" office:value="1608.95">
            <text:p>1608.95</text:p>
          </table:table-cell>
          <table:table-cell office:value-type="float" office:value="149.86">
            <text:p>149.86</text:p>
          </table:table-cell>
          <table:table-cell office:value-type="float" office:value="214.56">
            <text:p>214.56</text:p>
          </table:table-cell>
          <table:table-cell office:value-type="float" office:value="440.95">
            <text:p>440.95</text:p>
          </table:table-cell>
          <table:table-cell office:value-type="percentage" office:value="0.0867">
            <text:p>8.67%</text:p>
          </table:table-cell>
          <table:table-cell office:value-type="percentage" office:value="0.147">
            <text:p>14.70%</text:p>
          </table:table-cell>
          <table:table-cell office:value-type="percentage" office:value="0.1048">
            <text:p>10.48%</text:p>
          </table:table-cell>
          <table:table-cell table:style-name="ce1"/>
          <table:table-cell office:value-type="percentage" office:value="0.0101">
            <text:p>1.01%</text:p>
          </table:table-cell>
          <table:table-cell office:value-type="percentage" office:value="0.1094">
            <text:p>10.94%</text:p>
          </table:table-cell>
          <table:table-cell office:value-type="percentage" office:value="0.0235">
            <text:p>2.35%</text:p>
          </table:table-cell>
          <table:table-cell office:value-type="percentage" office:value="-0.0362">
            <text:p>-3.62%</text:p>
          </table:table-cell>
          <table:table-cell office:value-type="percentage" office:value="0.0056">
            <text:p>0.56%</text:p>
          </table:table-cell>
        </table:table-row>
        <table:table-row table:style-name="ro3">
          <table:table-cell office:value-type="float" office:value="1960">
            <text:p>1960</text:p>
          </table:table-cell>
          <table:table-cell office:value-type="percentage" office:value="0.0034">
            <text:p>0.34%</text:p>
          </table:table-cell>
          <table:table-cell office:value-type="percentage" office:value="0.0288">
            <text:p>2.88%</text:p>
          </table:table-cell>
          <table:table-cell office:value-type="percentage" office:value="0.1164">
            <text:p>11.64%</text:p>
          </table:table-cell>
          <table:table-cell office:value-type="percentage" office:value="0.0666">
            <text:p>6.66%</text:p>
          </table:table-cell>
          <table:table-cell office:value-type="float" office:value="1614.37">
            <text:p>1614.37</text:p>
          </table:table-cell>
          <table:table-cell office:value-type="float" office:value="154.18">
            <text:p>154.18</text:p>
          </table:table-cell>
          <table:table-cell office:value-type="float" office:value="239.53">
            <text:p>239.53</text:p>
          </table:table-cell>
          <table:table-cell office:value-type="float" office:value="470.33">
            <text:p>470.33</text:p>
          </table:table-cell>
          <table:table-cell office:value-type="percentage" office:value="-0.0255">
            <text:p>-2.55%</text:p>
          </table:table-cell>
          <table:table-cell office:value-type="percentage" office:value="-0.113">
            <text:p>-11.30%</text:p>
          </table:table-cell>
          <table:table-cell office:value-type="percentage" office:value="-0.0633">
            <text:p>-6.33%</text:p>
          </table:table-cell>
          <table:table-cell office:value-type="percentage" office:value="0.0611">
            <text:p>6.11%</text:p>
          </table:table-cell>
          <table:table-cell office:value-type="percentage" office:value="0.0146">
            <text:p>1.46%</text:p>
          </table:table-cell>
          <table:table-cell office:value-type="percentage" office:value="-0.0111">
            <text:p>-1.11%</text:p>
          </table:table-cell>
          <table:table-cell office:value-type="percentage" office:value="0.014">
            <text:p>1.40%</text:p>
          </table:table-cell>
          <table:table-cell office:value-type="percentage" office:value="0.1004">
            <text:p>10.04%</text:p>
          </table:table-cell>
          <table:table-cell office:value-type="percentage" office:value="0.0513">
            <text:p>5.13%</text:p>
          </table:table-cell>
        </table:table-row>
        <table:table-row table:style-name="ro3">
          <table:table-cell office:value-type="float" office:value="1961">
            <text:p>1961</text:p>
          </table:table-cell>
          <table:table-cell office:value-type="percentage" office:value="0.2664">
            <text:p>26.64%</text:p>
          </table:table-cell>
          <table:table-cell office:value-type="percentage" office:value="0.0235">
            <text:p>2.35%</text:p>
          </table:table-cell>
          <table:table-cell office:value-type="percentage" office:value="0.0206">
            <text:p>2.06%</text:p>
          </table:table-cell>
          <table:table-cell office:value-type="percentage" office:value="0.051">
            <text:p>5.10%</text:p>
          </table:table-cell>
          <table:table-cell office:value-type="float" office:value="2044.4">
            <text:p>2044.4</text:p>
          </table:table-cell>
          <table:table-cell office:value-type="float" office:value="157.81">
            <text:p>157.81</text:p>
          </table:table-cell>
          <table:table-cell office:value-type="float" office:value="244.46">
            <text:p>244.46</text:p>
          </table:table-cell>
          <table:table-cell office:value-type="float" office:value="494.32">
            <text:p>494.32</text:p>
          </table:table-cell>
          <table:table-cell office:value-type="percentage" office:value="0.2428">
            <text:p>24.28%</text:p>
          </table:table-cell>
          <table:table-cell office:value-type="percentage" office:value="0.2458">
            <text:p>24.58%</text:p>
          </table:table-cell>
          <table:table-cell office:value-type="percentage" office:value="0.2154">
            <text:p>21.54%</text:p>
          </table:table-cell>
          <table:table-cell office:value-type="percentage" office:value="0.0662">
            <text:p>6.62%</text:p>
          </table:table-cell>
          <table:table-cell office:value-type="percentage" office:value="0.0107">
            <text:p>1.07%</text:p>
          </table:table-cell>
          <table:table-cell office:value-type="percentage" office:value="0.253">
            <text:p>25.30%</text:p>
          </table:table-cell>
          <table:table-cell office:value-type="percentage" office:value="0.0127">
            <text:p>1.27%</text:p>
          </table:table-cell>
          <table:table-cell office:value-type="percentage" office:value="0.0098">
            <text:p>0.98%</text:p>
          </table:table-cell>
          <table:table-cell office:value-type="percentage" office:value="0.0399">
            <text:p>3.99%</text:p>
          </table:table-cell>
        </table:table-row>
        <table:table-row table:style-name="ro3">
          <table:table-cell office:value-type="float" office:value="1962">
            <text:p>1962</text:p>
          </table:table-cell>
          <table:table-cell office:value-type="percentage" office:value="-0.0881">
            <text:p>-8.81%</text:p>
          </table:table-cell>
          <table:table-cell office:value-type="percentage" office:value="0.0277">
            <text:p>2.77%</text:p>
          </table:table-cell>
          <table:table-cell office:value-type="percentage" office:value="0.0569">
            <text:p>5.69%</text:p>
          </table:table-cell>
          <table:table-cell office:value-type="percentage" office:value="0.065">
            <text:p>6.50%</text:p>
          </table:table-cell>
          <table:table-cell office:value-type="float" office:value="1864.26">
            <text:p>1864.26</text:p>
          </table:table-cell>
          <table:table-cell office:value-type="float" office:value="162.19">
            <text:p>162.19</text:p>
          </table:table-cell>
          <table:table-cell office:value-type="float" office:value="258.38">
            <text:p>258.38</text:p>
          </table:table-cell>
          <table:table-cell office:value-type="float" office:value="526.43">
            <text:p>526.43</text:p>
          </table:table-cell>
          <table:table-cell office:value-type="percentage" office:value="-0.1158">
            <text:p>-11.58%</text:p>
          </table:table-cell>
          <table:table-cell office:value-type="percentage" office:value="-0.1451">
            <text:p>-14.51%</text:p>
          </table:table-cell>
          <table:table-cell office:value-type="percentage" office:value="-0.1531">
            <text:p>-15.31%</text:p>
          </table:table-cell>
          <table:table-cell office:value-type="percentage" office:value="0.0597">
            <text:p>5.97%</text:p>
          </table:table-cell>
          <table:table-cell office:value-type="percentage" office:value="0.012">
            <text:p>1.20%</text:p>
          </table:table-cell>
          <table:table-cell office:value-type="percentage" office:value="-0.0989">
            <text:p>-9.89%</text:p>
          </table:table-cell>
          <table:table-cell office:value-type="percentage" office:value="0.0156">
            <text:p>1.56%</text:p>
          </table:table-cell>
          <table:table-cell office:value-type="percentage" office:value="0.0444">
            <text:p>4.44%</text:p>
          </table:table-cell>
          <table:table-cell office:value-type="percentage" office:value="0.0523">
            <text:p>5.23%</text:p>
          </table:table-cell>
        </table:table-row>
        <table:table-row table:style-name="ro3">
          <table:table-cell office:value-type="float" office:value="1963">
            <text:p>1963</text:p>
          </table:table-cell>
          <table:table-cell office:value-type="percentage" office:value="0.2261">
            <text:p>22.61%</text:p>
          </table:table-cell>
          <table:table-cell office:value-type="percentage" office:value="0.0316">
            <text:p>3.16%</text:p>
          </table:table-cell>
          <table:table-cell office:value-type="percentage" office:value="0.0168">
            <text:p>1.68%</text:p>
          </table:table-cell>
          <table:table-cell office:value-type="percentage" office:value="0.0546">
            <text:p>5.46%</text:p>
          </table:table-cell>
          <table:table-cell office:value-type="float" office:value="2285.8">
            <text:p>2285.8</text:p>
          </table:table-cell>
          <table:table-cell office:value-type="float" office:value="167.31">
            <text:p>167.31</text:p>
          </table:table-cell>
          <table:table-cell office:value-type="float" office:value="262.74">
            <text:p>262.74</text:p>
          </table:table-cell>
          <table:table-cell office:value-type="float" office:value="555.19">
            <text:p>555.19</text:p>
          </table:table-cell>
          <table:table-cell office:value-type="percentage" office:value="0.1945">
            <text:p>19.45%</text:p>
          </table:table-cell>
          <table:table-cell office:value-type="percentage" office:value="0.2093">
            <text:p>20.93%</text:p>
          </table:table-cell>
          <table:table-cell office:value-type="percentage" office:value="0.1715">
            <text:p>17.15%</text:p>
          </table:table-cell>
          <table:table-cell office:value-type="percentage" office:value="0.0636">
            <text:p>6.36%</text:p>
          </table:table-cell>
          <table:table-cell office:value-type="percentage" office:value="0.0124">
            <text:p>1.24%</text:p>
          </table:table-cell>
          <table:table-cell office:value-type="percentage" office:value="0.2111">
            <text:p>21.11%</text:p>
          </table:table-cell>
          <table:table-cell office:value-type="percentage" office:value="0.019">
            <text:p>1.90%</text:p>
          </table:table-cell>
          <table:table-cell office:value-type="percentage" office:value="0.0044">
            <text:p>0.44%</text:p>
          </table:table-cell>
          <table:table-cell office:value-type="percentage" office:value="0.0417">
            <text:p>4.17%</text:p>
          </table:table-cell>
        </table:table-row>
        <table:table-row table:style-name="ro3">
          <table:table-cell office:value-type="float" office:value="1964">
            <text:p>1964</text:p>
          </table:table-cell>
          <table:table-cell office:value-type="percentage" office:value="0.1642">
            <text:p>16.42%</text:p>
          </table:table-cell>
          <table:table-cell office:value-type="percentage" office:value="0.0355">
            <text:p>3.55%</text:p>
          </table:table-cell>
          <table:table-cell office:value-type="percentage" office:value="0.0373">
            <text:p>3.73%</text:p>
          </table:table-cell>
          <table:table-cell office:value-type="percentage" office:value="0.0516">
            <text:p>5.16%</text:p>
          </table:table-cell>
          <table:table-cell office:value-type="float" office:value="2661.02">
            <text:p>2661.02</text:p>
          </table:table-cell>
          <table:table-cell office:value-type="float" office:value="173.25">
            <text:p>173.25</text:p>
          </table:table-cell>
          <table:table-cell office:value-type="float" office:value="272.53">
            <text:p>272.53</text:p>
          </table:table-cell>
          <table:table-cell office:value-type="float" office:value="583.85">
            <text:p>583.85</text:p>
          </table:table-cell>
          <table:table-cell office:value-type="percentage" office:value="0.1287">
            <text:p>12.87%</text:p>
          </table:table-cell>
          <table:table-cell office:value-type="percentage" office:value="0.1269">
            <text:p>12.69%</text:p>
          </table:table-cell>
          <table:table-cell office:value-type="percentage" office:value="0.1125">
            <text:p>11.25%</text:p>
          </table:table-cell>
          <table:table-cell office:value-type="percentage" office:value="0.0653">
            <text:p>6.53%</text:p>
          </table:table-cell>
          <table:table-cell office:value-type="percentage" office:value="0.0128">
            <text:p>1.28%</text:p>
          </table:table-cell>
          <table:table-cell office:value-type="percentage" office:value="0.1495">
            <text:p>14.95%</text:p>
          </table:table-cell>
          <table:table-cell office:value-type="percentage" office:value="0.0224">
            <text:p>2.24%</text:p>
          </table:table-cell>
          <table:table-cell office:value-type="percentage" office:value="0.0242">
            <text:p>2.42%</text:p>
          </table:table-cell>
          <table:table-cell office:value-type="percentage" office:value="0.0383">
            <text:p>3.83%</text:p>
          </table:table-cell>
        </table:table-row>
        <table:table-row table:style-name="ro3">
          <table:table-cell office:value-type="float" office:value="1965">
            <text:p>1965</text:p>
          </table:table-cell>
          <table:table-cell office:value-type="percentage" office:value="0.124">
            <text:p>12.40%</text:p>
          </table:table-cell>
          <table:table-cell office:value-type="percentage" office:value="0.0395">
            <text:p>3.95%</text:p>
          </table:table-cell>
          <table:table-cell office:value-type="percentage" office:value="0.0072">
            <text:p>0.72%</text:p>
          </table:table-cell>
          <table:table-cell office:value-type="percentage" office:value="0.0319">
            <text:p>3.19%</text:p>
          </table:table-cell>
          <table:table-cell office:value-type="float" office:value="2990.97">
            <text:p>2990.97</text:p>
          </table:table-cell>
          <table:table-cell office:value-type="float" office:value="180.09">
            <text:p>180.09</text:p>
          </table:table-cell>
          <table:table-cell office:value-type="float" office:value="274.49">
            <text:p>274.49</text:p>
          </table:table-cell>
          <table:table-cell office:value-type="float" office:value="602.47">
            <text:p>602.47</text:p>
          </table:table-cell>
          <table:table-cell office:value-type="percentage" office:value="0.0845">
            <text:p>8.45%</text:p>
          </table:table-cell>
          <table:table-cell office:value-type="percentage" office:value="0.1168">
            <text:p>11.68%</text:p>
          </table:table-cell>
          <table:table-cell office:value-type="percentage" office:value="0.0921">
            <text:p>9.21%</text:p>
          </table:table-cell>
          <table:table-cell office:value-type="percentage" office:value="0.0666">
            <text:p>6.66%</text:p>
          </table:table-cell>
          <table:table-cell office:value-type="percentage" office:value="0.0159">
            <text:p>1.59%</text:p>
          </table:table-cell>
          <table:table-cell office:value-type="percentage" office:value="0.1065">
            <text:p>10.65%</text:p>
          </table:table-cell>
          <table:table-cell office:value-type="percentage" office:value="0.0233">
            <text:p>2.33%</text:p>
          </table:table-cell>
          <table:table-cell office:value-type="percentage" office:value="-0.0085">
            <text:p>-0.85%</text:p>
          </table:table-cell>
          <table:table-cell office:value-type="percentage" office:value="0.0158">
            <text:p>1.58%</text:p>
          </table:table-cell>
        </table:table-row>
        <table:table-row table:style-name="ro3">
          <table:table-cell office:value-type="float" office:value="1966">
            <text:p>1966</text:p>
          </table:table-cell>
          <table:table-cell office:value-type="percentage" office:value="-0.0997">
            <text:p>-9.97%</text:p>
          </table:table-cell>
          <table:table-cell office:value-type="percentage" office:value="0.0486">
            <text:p>4.86%</text:p>
          </table:table-cell>
          <table:table-cell office:value-type="percentage" office:value="0.0291">
            <text:p>2.91%</text:p>
          </table:table-cell>
          <table:table-cell office:value-type="percentage" office:value="-0.0345">
            <text:p>-3.45%</text:p>
          </table:table-cell>
          <table:table-cell office:value-type="float" office:value="2692.74">
            <text:p>2692.74</text:p>
          </table:table-cell>
          <table:table-cell office:value-type="float" office:value="188.84">
            <text:p>188.84</text:p>
          </table:table-cell>
          <table:table-cell office:value-type="float" office:value="282.47">
            <text:p>282.47</text:p>
          </table:table-cell>
          <table:table-cell office:value-type="float" office:value="581.72">
            <text:p>581.72</text:p>
          </table:table-cell>
          <table:table-cell office:value-type="percentage" office:value="-0.1483">
            <text:p>-14.83%</text:p>
          </table:table-cell>
          <table:table-cell office:value-type="percentage" office:value="-0.1288">
            <text:p>-12.88%</text:p>
          </table:table-cell>
          <table:table-cell office:value-type="percentage" office:value="-0.0653">
            <text:p>-6.53%</text:p>
          </table:table-cell>
          <table:table-cell office:value-type="percentage" office:value="0.0611">
            <text:p>6.11%</text:p>
          </table:table-cell>
          <table:table-cell office:value-type="percentage" office:value="0.0302">
            <text:p>3.02%</text:p>
          </table:table-cell>
          <table:table-cell office:value-type="percentage" office:value="-0.1261">
            <text:p>-12.61%</text:p>
          </table:table-cell>
          <table:table-cell office:value-type="percentage" office:value="0.0179">
            <text:p>1.79%</text:p>
          </table:table-cell>
          <table:table-cell office:value-type="percentage" office:value="-0.001">
            <text:p>-0.10%</text:p>
          </table:table-cell>
          <table:table-cell office:value-type="percentage" office:value="-0.0627">
            <text:p>-6.27%</text:p>
          </table:table-cell>
        </table:table-row>
        <table:table-row table:style-name="ro3">
          <table:table-cell office:value-type="float" office:value="1967">
            <text:p>1967</text:p>
          </table:table-cell>
          <table:table-cell office:value-type="percentage" office:value="0.238">
            <text:p>23.80%</text:p>
          </table:table-cell>
          <table:table-cell office:value-type="percentage" office:value="0.0431">
            <text:p>4.31%</text:p>
          </table:table-cell>
          <table:table-cell office:value-type="percentage" office:value="-0.0158">
            <text:p>-1.58%</text:p>
          </table:table-cell>
          <table:table-cell office:value-type="percentage" office:value="0.009">
            <text:p>0.90%</text:p>
          </table:table-cell>
          <table:table-cell office:value-type="float" office:value="3333.69">
            <text:p>3333.69</text:p>
          </table:table-cell>
          <table:table-cell office:value-type="float" office:value="196.98">
            <text:p>196.98</text:p>
          </table:table-cell>
          <table:table-cell office:value-type="float" office:value="278.01">
            <text:p>278.01</text:p>
          </table:table-cell>
          <table:table-cell office:value-type="float" office:value="586.92">
            <text:p>586.92</text:p>
          </table:table-cell>
          <table:table-cell office:value-type="percentage" office:value="0.195">
            <text:p>19.50%</text:p>
          </table:table-cell>
          <table:table-cell office:value-type="percentage" office:value="0.2538">
            <text:p>25.38%</text:p>
          </table:table-cell>
          <table:table-cell office:value-type="percentage" office:value="0.2291">
            <text:p>22.91%</text:p>
          </table:table-cell>
          <table:table-cell office:value-type="percentage" office:value="0.0657">
            <text:p>6.57%</text:p>
          </table:table-cell>
          <table:table-cell office:value-type="percentage" office:value="0.0277">
            <text:p>2.77%</text:p>
          </table:table-cell>
          <table:table-cell office:value-type="percentage" office:value="0.2046">
            <text:p>20.46%</text:p>
          </table:table-cell>
          <table:table-cell office:value-type="percentage" office:value="0.0149">
            <text:p>1.49%</text:p>
          </table:table-cell>
          <table:table-cell office:value-type="percentage" office:value="-0.0424">
            <text:p>-4.24%</text:p>
          </table:table-cell>
          <table:table-cell office:value-type="percentage" office:value="-0.0183">
            <text:p>-1.83%</text:p>
          </table:table-cell>
        </table:table-row>
        <table:table-row table:style-name="ro3">
          <table:table-cell office:value-type="float" office:value="1968">
            <text:p>1968</text:p>
          </table:table-cell>
          <table:table-cell office:value-type="percentage" office:value="0.1081">
            <text:p>10.81%</text:p>
          </table:table-cell>
          <table:table-cell office:value-type="percentage" office:value="0.0534">
            <text:p>5.34%</text:p>
          </table:table-cell>
          <table:table-cell office:value-type="percentage" office:value="0.0327">
            <text:p>3.27%</text:p>
          </table:table-cell>
          <table:table-cell office:value-type="percentage" office:value="0.0485">
            <text:p>4.85%</text:p>
          </table:table-cell>
          <table:table-cell office:value-type="float" office:value="3694.23">
            <text:p>3694.23</text:p>
          </table:table-cell>
          <table:table-cell office:value-type="float" office:value="207.49">
            <text:p>207.49</text:p>
          </table:table-cell>
          <table:table-cell office:value-type="float" office:value="287.11">
            <text:p>287.11</text:p>
          </table:table-cell>
          <table:table-cell office:value-type="float" office:value="615.36">
            <text:p>615.36</text:p>
          </table:table-cell>
          <table:table-cell office:value-type="percentage" office:value="0.0548">
            <text:p>5.48%</text:p>
          </table:table-cell>
          <table:table-cell office:value-type="percentage" office:value="0.0754">
            <text:p>7.54%</text:p>
          </table:table-cell>
          <table:table-cell office:value-type="percentage" office:value="0.0597">
            <text:p>5.97%</text:p>
          </table:table-cell>
          <table:table-cell office:value-type="percentage" office:value="0.066">
            <text:p>6.60%</text:p>
          </table:table-cell>
          <table:table-cell office:value-type="percentage" office:value="0.0427">
            <text:p>4.27%</text:p>
          </table:table-cell>
          <table:table-cell office:value-type="percentage" office:value="0.0628">
            <text:p>6.28%</text:p>
          </table:table-cell>
          <table:table-cell office:value-type="percentage" office:value="0.0102">
            <text:p>1.02%</text:p>
          </table:table-cell>
          <table:table-cell office:value-type="percentage" office:value="-0.0096">
            <text:p>-0.96%</text:p>
          </table:table-cell>
          <table:table-cell office:value-type="percentage" office:value="0.0055">
            <text:p>0.55%</text:p>
          </table:table-cell>
        </table:table-row>
        <table:table-row table:style-name="ro3">
          <table:table-cell office:value-type="float" office:value="1969">
            <text:p>1969</text:p>
          </table:table-cell>
          <table:table-cell office:value-type="percentage" office:value="-0.0824">
            <text:p>-8.24%</text:p>
          </table:table-cell>
          <table:table-cell office:value-type="percentage" office:value="0.0667">
            <text:p>6.67%</text:p>
          </table:table-cell>
          <table:table-cell office:value-type="percentage" office:value="-0.0501">
            <text:p>-5.01%</text:p>
          </table:table-cell>
          <table:table-cell office:value-type="percentage" office:value="-0.0203">
            <text:p>-2.03%</text:p>
          </table:table-cell>
          <table:table-cell office:value-type="float" office:value="3389.77">
            <text:p>3389.77</text:p>
          </table:table-cell>
          <table:table-cell office:value-type="float" office:value="221.32">
            <text:p>221.32</text:p>
          </table:table-cell>
          <table:table-cell office:value-type="float" office:value="272.71">
            <text:p>272.71</text:p>
          </table:table-cell>
          <table:table-cell office:value-type="float" office:value="602.9">
            <text:p>602.9</text:p>
          </table:table-cell>
          <table:table-cell office:value-type="percentage" office:value="-0.1491">
            <text:p>-14.91%</text:p>
          </table:table-cell>
          <table:table-cell office:value-type="percentage" office:value="-0.0323">
            <text:p>-3.23%</text:p>
          </table:table-cell>
          <table:table-cell office:value-type="percentage" office:value="-0.0622">
            <text:p>-6.22%</text:p>
          </table:table-cell>
          <table:table-cell office:value-type="percentage" office:value="0.0633">
            <text:p>6.33%</text:p>
          </table:table-cell>
          <table:table-cell office:value-type="percentage" office:value="0.0546">
            <text:p>5.46%</text:p>
          </table:table-cell>
          <table:table-cell office:value-type="percentage" office:value="-0.1299">
            <text:p>-12.99%</text:p>
          </table:table-cell>
          <table:table-cell office:value-type="percentage" office:value="0.0114">
            <text:p>1.14%</text:p>
          </table:table-cell>
          <table:table-cell office:value-type="percentage" office:value="-0.0993">
            <text:p>-9.93%</text:p>
          </table:table-cell>
          <table:table-cell office:value-type="percentage" office:value="-0.071">
            <text:p>-7.10%</text:p>
          </table:table-cell>
        </table:table-row>
        <table:table-row table:style-name="ro3">
          <table:table-cell office:value-type="float" office:value="1970">
            <text:p>1970</text:p>
          </table:table-cell>
          <table:table-cell office:value-type="percentage" office:value="0.0356">
            <text:p>3.56%</text:p>
          </table:table-cell>
          <table:table-cell office:value-type="percentage" office:value="0.0639">
            <text:p>6.39%</text:p>
          </table:table-cell>
          <table:table-cell office:value-type="percentage" office:value="0.1675">
            <text:p>16.75%</text:p>
          </table:table-cell>
          <table:table-cell office:value-type="percentage" office:value="0.0565">
            <text:p>5.65%</text:p>
          </table:table-cell>
          <table:table-cell office:value-type="float" office:value="3510.49">
            <text:p>3510.49</text:p>
          </table:table-cell>
          <table:table-cell office:value-type="float" office:value="235.47">
            <text:p>235.47</text:p>
          </table:table-cell>
          <table:table-cell office:value-type="float" office:value="318.41">
            <text:p>318.41</text:p>
          </table:table-cell>
          <table:table-cell office:value-type="float" office:value="636.96">
            <text:p>636.96</text:p>
          </table:table-cell>
          <table:table-cell office:value-type="percentage" office:value="-0.0283">
            <text:p>-2.83%</text:p>
          </table:table-cell>
          <table:table-cell office:value-type="percentage" office:value="-0.1319">
            <text:p>-13.19%</text:p>
          </table:table-cell>
          <table:table-cell office:value-type="percentage" office:value="-0.0209">
            <text:p>-2.09%</text:p>
          </table:table-cell>
          <table:table-cell office:value-type="percentage" office:value="0.059">
            <text:p>5.90%</text:p>
          </table:table-cell>
          <table:table-cell office:value-type="percentage" office:value="0.0584">
            <text:p>5.84%</text:p>
          </table:table-cell>
          <table:table-cell office:value-type="percentage" office:value="-0.0215">
            <text:p>-2.15%</text:p>
          </table:table-cell>
          <table:table-cell office:value-type="percentage" office:value="0.0052">
            <text:p>0.52%</text:p>
          </table:table-cell>
          <table:table-cell office:value-type="percentage" office:value="0.1031">
            <text:p>10.31%</text:p>
          </table:table-cell>
          <table:table-cell office:value-type="percentage" office:value="-0.0018">
            <text:p>-0.18%</text:p>
          </table:table-cell>
        </table:table-row>
        <table:table-row table:style-name="ro3">
          <table:table-cell office:value-type="float" office:value="1971">
            <text:p>1971</text:p>
          </table:table-cell>
          <table:table-cell office:value-type="percentage" office:value="0.1422">
            <text:p>14.22%</text:p>
          </table:table-cell>
          <table:table-cell office:value-type="percentage" office:value="0.0433">
            <text:p>4.33%</text:p>
          </table:table-cell>
          <table:table-cell office:value-type="percentage" office:value="0.0979">
            <text:p>9.79%</text:p>
          </table:table-cell>
          <table:table-cell office:value-type="percentage" office:value="0.14">
            <text:p>14.00%</text:p>
          </table:table-cell>
          <table:table-cell office:value-type="float" office:value="4009.72">
            <text:p>4009.72</text:p>
          </table:table-cell>
          <table:table-cell office:value-type="float" office:value="245.67">
            <text:p>245.67</text:p>
          </table:table-cell>
          <table:table-cell office:value-type="float" office:value="349.57">
            <text:p>349.57</text:p>
          </table:table-cell>
          <table:table-cell office:value-type="float" office:value="726.14">
            <text:p>726.14</text:p>
          </table:table-cell>
          <table:table-cell office:value-type="percentage" office:value="0.0989">
            <text:p>9.89%</text:p>
          </table:table-cell>
          <table:table-cell office:value-type="percentage" office:value="0.0443">
            <text:p>4.43%</text:p>
          </table:table-cell>
          <table:table-cell office:value-type="percentage" office:value="0.0022">
            <text:p>0.22%</text:p>
          </table:table-cell>
          <table:table-cell office:value-type="percentage" office:value="0.0587">
            <text:p>5.87%</text:p>
          </table:table-cell>
          <table:table-cell office:value-type="percentage" office:value="0.0429">
            <text:p>4.29%</text:p>
          </table:table-cell>
          <table:table-cell office:value-type="percentage" office:value="0.0952">
            <text:p>9.52%</text:p>
          </table:table-cell>
          <table:table-cell office:value-type="percentage" office:value="0.0004">
            <text:p>0.04%</text:p>
          </table:table-cell>
          <table:table-cell office:value-type="percentage" office:value="0.0527">
            <text:p>5.27%</text:p>
          </table:table-cell>
          <table:table-cell office:value-type="percentage" office:value="0.0931">
            <text:p>9.31%</text:p>
          </table:table-cell>
        </table:table-row>
        <table:table-row table:style-name="ro3">
          <table:table-cell office:value-type="float" office:value="1972">
            <text:p>1972</text:p>
          </table:table-cell>
          <table:table-cell office:value-type="percentage" office:value="0.1876">
            <text:p>18.76%</text:p>
          </table:table-cell>
          <table:table-cell office:value-type="percentage" office:value="0.0407">
            <text:p>4.07%</text:p>
          </table:table-cell>
          <table:table-cell office:value-type="percentage" office:value="0.0282">
            <text:p>2.82%</text:p>
          </table:table-cell>
          <table:table-cell office:value-type="percentage" office:value="0.1141">
            <text:p>11.41%</text:p>
          </table:table-cell>
          <table:table-cell office:value-type="float" office:value="4761.76">
            <text:p>4761.76</text:p>
          </table:table-cell>
          <table:table-cell office:value-type="float" office:value="255.68">
            <text:p>255.68</text:p>
          </table:table-cell>
          <table:table-cell office:value-type="float" office:value="359.42">
            <text:p>359.42</text:p>
          </table:table-cell>
          <table:table-cell office:value-type="float" office:value="808.99">
            <text:p>808.99</text:p>
          </table:table-cell>
          <table:table-cell office:value-type="percentage" office:value="0.1468">
            <text:p>14.68%</text:p>
          </table:table-cell>
          <table:table-cell office:value-type="percentage" office:value="0.1594">
            <text:p>15.94%</text:p>
          </table:table-cell>
          <table:table-cell office:value-type="percentage" office:value="0.0735">
            <text:p>7.35%</text:p>
          </table:table-cell>
          <table:table-cell office:value-type="percentage" office:value="0.0608">
            <text:p>6.08%</text:p>
          </table:table-cell>
          <table:table-cell office:value-type="percentage" office:value="0.0327">
            <text:p>3.27%</text:p>
          </table:table-cell>
          <table:table-cell office:value-type="percentage" office:value="0.1499">
            <text:p>14.99%</text:p>
          </table:table-cell>
          <table:table-cell office:value-type="percentage" office:value="0.0077">
            <text:p>0.77%</text:p>
          </table:table-cell>
          <table:table-cell office:value-type="percentage" office:value="-0.0044">
            <text:p>-0.44%</text:p>
          </table:table-cell>
          <table:table-cell office:value-type="percentage" office:value="0.0788">
            <text:p>7.88%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 office:value-type="percentage" office:value="-0.1431">
            <text:p>-14.31%</text:p>
          </table:table-cell>
          <table:table-cell office:value-type="percentage" office:value="0.0703">
            <text:p>7.03%</text:p>
          </table:table-cell>
          <table:table-cell office:value-type="percentage" office:value="0.0366">
            <text:p>3.66%</text:p>
          </table:table-cell>
          <table:table-cell office:value-type="percentage" office:value="0.0432">
            <text:p>4.32%</text:p>
          </table:table-cell>
          <table:table-cell office:value-type="float" office:value="4080.44">
            <text:p>4080.44</text:p>
          </table:table-cell>
          <table:table-cell office:value-type="float" office:value="273.66">
            <text:p>273.66</text:p>
          </table:table-cell>
          <table:table-cell office:value-type="float" office:value="372.57">
            <text:p>372.57</text:p>
          </table:table-cell>
          <table:table-cell office:value-type="float" office:value="843.92">
            <text:p>843.92</text:p>
          </table:table-cell>
          <table:table-cell office:value-type="percentage" office:value="-0.2134">
            <text:p>-21.34%</text:p>
          </table:table-cell>
          <table:table-cell office:value-type="percentage" office:value="-0.1797">
            <text:p>-17.97%</text:p>
          </table:table-cell>
          <table:table-cell office:value-type="percentage" office:value="-0.1863">
            <text:p>-18.63%</text:p>
          </table:table-cell>
          <table:table-cell office:value-type="percentage" office:value="0.055">
            <text:p>5.50%</text:p>
          </table:table-cell>
          <table:table-cell office:value-type="percentage" office:value="0.0618">
            <text:p>6.18%</text:p>
          </table:table-cell>
          <table:table-cell office:value-type="percentage" office:value="-0.1929">
            <text:p>-19.29%</text:p>
          </table:table-cell>
          <table:table-cell office:value-type="percentage" office:value="0.008">
            <text:p>0.80%</text:p>
          </table:table-cell>
          <table:table-cell office:value-type="percentage" office:value="-0.0237">
            <text:p>-2.37%</text:p>
          </table:table-cell>
          <table:table-cell office:value-type="percentage" office:value="-0.0175">
            <text:p>-1.75%</text:p>
          </table:table-cell>
        </table:table-row>
        <table:table-row table:style-name="ro3">
          <table:table-cell office:value-type="float" office:value="1974">
            <text:p>1974</text:p>
          </table:table-cell>
          <table:table-cell office:value-type="percentage" office:value="-0.259">
            <text:p>-25.90%</text:p>
          </table:table-cell>
          <table:table-cell office:value-type="percentage" office:value="0.0783">
            <text:p>7.83%</text:p>
          </table:table-cell>
          <table:table-cell office:value-type="percentage" office:value="0.0199">
            <text:p>1.99%</text:p>
          </table:table-cell>
          <table:table-cell office:value-type="percentage" office:value="-0.0438">
            <text:p>-4.38%</text:p>
          </table:table-cell>
          <table:table-cell office:value-type="float" office:value="3023.54">
            <text:p>3023.54</text:p>
          </table:table-cell>
          <table:table-cell office:value-type="float" office:value="295.08">
            <text:p>295.08</text:p>
          </table:table-cell>
          <table:table-cell office:value-type="float" office:value="379.98">
            <text:p>379.98</text:p>
          </table:table-cell>
          <table:table-cell office:value-type="float" office:value="806.95">
            <text:p>806.95</text:p>
          </table:table-cell>
          <table:table-cell office:value-type="percentage" office:value="-0.3373">
            <text:p>-33.73%</text:p>
          </table:table-cell>
          <table:table-cell office:value-type="percentage" office:value="-0.2789">
            <text:p>-27.89%</text:p>
          </table:table-cell>
          <table:table-cell office:value-type="percentage" office:value="-0.2152">
            <text:p>-21.52%</text:p>
          </table:table-cell>
          <table:table-cell office:value-type="percentage" office:value="0.0464">
            <text:p>4.64%</text:p>
          </table:table-cell>
          <table:table-cell office:value-type="percentage" office:value="0.1105">
            <text:p>11.05%</text:p>
          </table:table-cell>
          <table:table-cell office:value-type="percentage" office:value="-0.3328">
            <text:p>-33.28%</text:p>
          </table:table-cell>
          <table:table-cell office:value-type="percentage" office:value="-0.029">
            <text:p>-2.90%</text:p>
          </table:table-cell>
          <table:table-cell office:value-type="percentage" office:value="-0.0816">
            <text:p>-8.16%</text:p>
          </table:table-cell>
          <table:table-cell office:value-type="percentage" office:value="-0.139">
            <text:p>-13.90%</text:p>
          </table:table-cell>
        </table:table-row>
        <table:table-row table:style-name="ro3">
          <table:table-cell office:value-type="float" office:value="1975">
            <text:p>1975</text:p>
          </table:table-cell>
          <table:table-cell office:value-type="percentage" office:value="0.37">
            <text:p>37.00%</text:p>
          </table:table-cell>
          <table:table-cell office:value-type="percentage" office:value="0.0578">
            <text:p>5.78%</text:p>
          </table:table-cell>
          <table:table-cell office:value-type="percentage" office:value="0.0361">
            <text:p>3.61%</text:p>
          </table:table-cell>
          <table:table-cell office:value-type="percentage" office:value="0.1105">
            <text:p>11.05%</text:p>
          </table:table-cell>
          <table:table-cell office:value-type="float" office:value="4142.1">
            <text:p>4142.1</text:p>
          </table:table-cell>
          <table:table-cell office:value-type="float" office:value="312.12">
            <text:p>312.12</text:p>
          </table:table-cell>
          <table:table-cell office:value-type="float" office:value="393.68">
            <text:p>393.68</text:p>
          </table:table-cell>
          <table:table-cell office:value-type="float" office:value="896.12">
            <text:p>896.12</text:p>
          </table:table-cell>
          <table:table-cell office:value-type="percentage" office:value="0.3122">
            <text:p>31.22%</text:p>
          </table:table-cell>
          <table:table-cell office:value-type="percentage" office:value="0.3339">
            <text:p>33.39%</text:p>
          </table:table-cell>
          <table:table-cell office:value-type="percentage" office:value="0.2595">
            <text:p>25.95%</text:p>
          </table:table-cell>
          <table:table-cell office:value-type="percentage" office:value="0.0517">
            <text:p>5.17%</text:p>
          </table:table-cell>
          <table:table-cell office:value-type="percentage" office:value="0.0914">
            <text:p>9.14%</text:p>
          </table:table-cell>
          <table:table-cell office:value-type="percentage" office:value="0.2552">
            <text:p>25.52%</text:p>
          </table:table-cell>
          <table:table-cell office:value-type="percentage" office:value="-0.0309">
            <text:p>-3.09%</text:p>
          </table:table-cell>
          <table:table-cell office:value-type="percentage" office:value="-0.0507">
            <text:p>-5.07%</text:p>
          </table:table-cell>
          <table:table-cell office:value-type="percentage" office:value="0.0175">
            <text:p>1.75%</text:p>
          </table:table-cell>
        </table:table-row>
        <table:table-row table:style-name="ro3">
          <table:table-cell office:value-type="float" office:value="1976">
            <text:p>1976</text:p>
          </table:table-cell>
          <table:table-cell office:value-type="percentage" office:value="0.2383">
            <text:p>23.83%</text:p>
          </table:table-cell>
          <table:table-cell office:value-type="percentage" office:value="0.0497">
            <text:p>4.97%</text:p>
          </table:table-cell>
          <table:table-cell office:value-type="percentage" office:value="0.1598">
            <text:p>15.98%</text:p>
          </table:table-cell>
          <table:table-cell office:value-type="percentage" office:value="0.1975">
            <text:p>19.75%</text:p>
          </table:table-cell>
          <table:table-cell office:value-type="float" office:value="5129.2">
            <text:p>5129.2</text:p>
          </table:table-cell>
          <table:table-cell office:value-type="float" office:value="327.65">
            <text:p>327.65</text:p>
          </table:table-cell>
          <table:table-cell office:value-type="float" office:value="456.61">
            <text:p>456.61</text:p>
          </table:table-cell>
          <table:table-cell office:value-type="float" office:value="1073.13">
            <text:p>1073.13</text:p>
          </table:table-cell>
          <table:table-cell office:value-type="percentage" office:value="0.1886">
            <text:p>18.86%</text:p>
          </table:table-cell>
          <table:table-cell office:value-type="percentage" office:value="0.0785">
            <text:p>7.85%</text:p>
          </table:table-cell>
          <table:table-cell office:value-type="percentage" office:value="0.0408">
            <text:p>4.08%</text:p>
          </table:table-cell>
          <table:table-cell office:value-type="percentage" office:value="0.0522">
            <text:p>5.22%</text:p>
          </table:table-cell>
          <table:table-cell office:value-type="percentage" office:value="0.0574">
            <text:p>5.74%</text:p>
          </table:table-cell>
          <table:table-cell office:value-type="percentage" office:value="0.171">
            <text:p>17.10%</text:p>
          </table:table-cell>
          <table:table-cell office:value-type="percentage" office:value="-0.0073">
            <text:p>-0.73%</text:p>
          </table:table-cell>
          <table:table-cell office:value-type="percentage" office:value="0.0968">
            <text:p>9.68%</text:p>
          </table:table-cell>
          <table:table-cell office:value-type="percentage" office:value="0.1325">
            <text:p>13.25%</text:p>
          </table:table-cell>
        </table:table-row>
        <table:table-row table:style-name="ro3">
          <table:table-cell office:value-type="float" office:value="1977">
            <text:p>1977</text:p>
          </table:table-cell>
          <table:table-cell office:value-type="percentage" office:value="-0.0698">
            <text:p>-6.98%</text:p>
          </table:table-cell>
          <table:table-cell office:value-type="percentage" office:value="0.0527">
            <text:p>5.27%</text:p>
          </table:table-cell>
          <table:table-cell office:value-type="percentage" office:value="0.0129">
            <text:p>1.29%</text:p>
          </table:table-cell>
          <table:table-cell office:value-type="percentage" office:value="0.0995">
            <text:p>9.95%</text:p>
          </table:table-cell>
          <table:table-cell office:value-type="float" office:value="4771.2">
            <text:p>4771.2</text:p>
          </table:table-cell>
          <table:table-cell office:value-type="float" office:value="344.91">
            <text:p>344.91</text:p>
          </table:table-cell>
          <table:table-cell office:value-type="float" office:value="462.5">
            <text:p>462.5</text:p>
          </table:table-cell>
          <table:table-cell office:value-type="float" office:value="1179.96">
            <text:p>1179.96</text:p>
          </table:table-cell>
          <table:table-cell office:value-type="percentage" office:value="-0.1225">
            <text:p>-12.25%</text:p>
          </table:table-cell>
          <table:table-cell office:value-type="percentage" office:value="-0.0827">
            <text:p>-8.27%</text:p>
          </table:table-cell>
          <table:table-cell office:value-type="percentage" office:value="-0.1693">
            <text:p>-16.93%</text:p>
          </table:table-cell>
          <table:table-cell office:value-type="percentage" office:value="0.0493">
            <text:p>4.93%</text:p>
          </table:table-cell>
          <table:table-cell office:value-type="percentage" office:value="0.065">
            <text:p>6.50%</text:p>
          </table:table-cell>
          <table:table-cell office:value-type="percentage" office:value="-0.1266">
            <text:p>-12.66%</text:p>
          </table:table-cell>
          <table:table-cell office:value-type="percentage" office:value="-0.0116">
            <text:p>-1.16%</text:p>
          </table:table-cell>
          <table:table-cell office:value-type="percentage" office:value="-0.0489">
            <text:p>-4.89%</text:p>
          </table:table-cell>
          <table:table-cell office:value-type="percentage" office:value="0.0324">
            <text:p>3.24%</text:p>
          </table:table-cell>
        </table:table-row>
        <table:table-row table:style-name="ro3">
          <table:table-cell office:value-type="float" office:value="1978">
            <text:p>1978</text:p>
          </table:table-cell>
          <table:table-cell office:value-type="percentage" office:value="0.0651">
            <text:p>6.51%</text:p>
          </table:table-cell>
          <table:table-cell office:value-type="percentage" office:value="0.0719">
            <text:p>7.19%</text:p>
          </table:table-cell>
          <table:table-cell office:value-type="percentage" office:value="-0.0078">
            <text:p>-0.78%</text:p>
          </table:table-cell>
          <table:table-cell office:value-type="percentage" office:value="0.0314">
            <text:p>3.14%</text:p>
          </table:table-cell>
          <table:table-cell office:value-type="float" office:value="5081.77">
            <text:p>5081.77</text:p>
          </table:table-cell>
          <table:table-cell office:value-type="float" office:value="369.71">
            <text:p>369.71</text:p>
          </table:table-cell>
          <table:table-cell office:value-type="float" office:value="458.9">
            <text:p>458.9</text:p>
          </table:table-cell>
          <table:table-cell office:value-type="float" office:value="1216.98">
            <text:p>1216.98</text:p>
          </table:table-cell>
          <table:table-cell office:value-type="percentage" office:value="-0.0068">
            <text:p>-0.68%</text:p>
          </table:table-cell>
          <table:table-cell office:value-type="percentage" office:value="0.0729">
            <text:p>7.29%</text:p>
          </table:table-cell>
          <table:table-cell office:value-type="percentage" office:value="0.0337">
            <text:p>3.37%</text:p>
          </table:table-cell>
          <table:table-cell office:value-type="percentage" office:value="0.0497">
            <text:p>4.97%</text:p>
          </table:table-cell>
          <table:table-cell office:value-type="percentage" office:value="0.0763">
            <text:p>7.63%</text:p>
          </table:table-cell>
          <table:table-cell office:value-type="percentage" office:value="-0.0104">
            <text:p>-1.04%</text:p>
          </table:table-cell>
          <table:table-cell office:value-type="percentage" office:value="-0.0041">
            <text:p>-0.41%</text:p>
          </table:table-cell>
          <table:table-cell office:value-type="percentage" office:value="-0.0781">
            <text:p>-7.81%</text:p>
          </table:table-cell>
          <table:table-cell office:value-type="percentage" office:value="-0.0417">
            <text:p>-4.17%</text:p>
          </table:table-cell>
        </table:table-row>
        <table:table-row table:style-name="ro3">
          <table:table-cell office:value-type="float" office:value="1979">
            <text:p>1979</text:p>
          </table:table-cell>
          <table:table-cell office:value-type="percentage" office:value="0.1852">
            <text:p>18.52%</text:p>
          </table:table-cell>
          <table:table-cell office:value-type="percentage" office:value="0.1007">
            <text:p>10.07%</text:p>
          </table:table-cell>
          <table:table-cell office:value-type="percentage" office:value="0.0067">
            <text:p>0.67%</text:p>
          </table:table-cell>
          <table:table-cell office:value-type="percentage" office:value="-0.0201">
            <text:p>-2.01%</text:p>
          </table:table-cell>
          <table:table-cell office:value-type="float" office:value="6022.89">
            <text:p>6022.89</text:p>
          </table:table-cell>
          <table:table-cell office:value-type="float" office:value="406.93">
            <text:p>406.93</text:p>
          </table:table-cell>
          <table:table-cell office:value-type="float" office:value="461.98">
            <text:p>461.98</text:p>
          </table:table-cell>
          <table:table-cell office:value-type="float" office:value="1192.53">
            <text:p>1192.53</text:p>
          </table:table-cell>
          <table:table-cell office:value-type="percentage" office:value="0.0845">
            <text:p>8.45%</text:p>
          </table:table-cell>
          <table:table-cell office:value-type="percentage" office:value="0.1785">
            <text:p>17.85%</text:p>
          </table:table-cell>
          <table:table-cell office:value-type="percentage" office:value="0.2053">
            <text:p>20.53%</text:p>
          </table:table-cell>
          <table:table-cell office:value-type="percentage" office:value="0.0521">
            <text:p>5.21%</text:p>
          </table:table-cell>
          <table:table-cell office:value-type="percentage" office:value="0.1125">
            <text:p>11.25%</text:p>
          </table:table-cell>
          <table:table-cell office:value-type="percentage" office:value="0.0653">
            <text:p>6.53%</text:p>
          </table:table-cell>
          <table:table-cell office:value-type="percentage" office:value="-0.0107">
            <text:p>-1.07%</text:p>
          </table:table-cell>
          <table:table-cell office:value-type="percentage" office:value="-0.0951">
            <text:p>-9.51%</text:p>
          </table:table-cell>
          <table:table-cell office:value-type="percentage" office:value="-0.1192">
            <text:p>-11.92%</text:p>
          </table:table-cell>
        </table:table-row>
        <table:table-row table:style-name="ro3">
          <table:table-cell office:value-type="float" office:value="1980">
            <text:p>1980</text:p>
          </table:table-cell>
          <table:table-cell office:value-type="percentage" office:value="0.3174">
            <text:p>31.74%</text:p>
          </table:table-cell>
          <table:table-cell office:value-type="percentage" office:value="0.1143">
            <text:p>11.43%</text:p>
          </table:table-cell>
          <table:table-cell office:value-type="percentage" office:value="-0.0299">
            <text:p>-2.99%</text:p>
          </table:table-cell>
          <table:table-cell office:value-type="percentage" office:value="-0.0332">
            <text:p>-3.32%</text:p>
          </table:table-cell>
          <table:table-cell office:value-type="float" office:value="7934.26">
            <text:p>7934.26</text:p>
          </table:table-cell>
          <table:table-cell office:value-type="float" office:value="453.46">
            <text:p>453.46</text:p>
          </table:table-cell>
          <table:table-cell office:value-type="float" office:value="448.17">
            <text:p>448.17</text:p>
          </table:table-cell>
          <table:table-cell office:value-type="float" office:value="1152.99">
            <text:p>1152.99</text:p>
          </table:table-cell>
          <table:table-cell office:value-type="percentage" office:value="0.203">
            <text:p>20.30%</text:p>
          </table:table-cell>
          <table:table-cell office:value-type="percentage" office:value="0.3472">
            <text:p>34.72%</text:p>
          </table:table-cell>
          <table:table-cell office:value-type="percentage" office:value="0.3505">
            <text:p>35.05%</text:p>
          </table:table-cell>
          <table:table-cell office:value-type="percentage" office:value="0.0573">
            <text:p>5.73%</text:p>
          </table:table-cell>
          <table:table-cell office:value-type="percentage" office:value="0.1355">
            <text:p>13.55%</text:p>
          </table:table-cell>
          <table:table-cell office:value-type="percentage" office:value="0.1602">
            <text:p>16.02%</text:p>
          </table:table-cell>
          <table:table-cell office:value-type="percentage" office:value="-0.0186">
            <text:p>-1.86%</text:p>
          </table:table-cell>
          <table:table-cell office:value-type="percentage" office:value="-0.1457">
            <text:p>-14.57%</text:p>
          </table:table-cell>
          <table:table-cell office:value-type="percentage" office:value="-0.1485">
            <text:p>-14.85%</text:p>
          </table:table-cell>
        </table:table-row>
        <table:table-row table:style-name="ro3">
          <table:table-cell office:value-type="float" office:value="1981">
            <text:p>1981</text:p>
          </table:table-cell>
          <table:table-cell office:value-type="percentage" office:value="-0.047">
            <text:p>-4.70%</text:p>
          </table:table-cell>
          <table:table-cell office:value-type="percentage" office:value="0.1403">
            <text:p>14.03%</text:p>
          </table:table-cell>
          <table:table-cell office:value-type="percentage" office:value="0.082">
            <text:p>8.20%</text:p>
          </table:table-cell>
          <table:table-cell office:value-type="percentage" office:value="0.0846">
            <text:p>8.46%</text:p>
          </table:table-cell>
          <table:table-cell office:value-type="float" office:value="7561.16">
            <text:p>7561.16</text:p>
          </table:table-cell>
          <table:table-cell office:value-type="float" office:value="517.06">
            <text:p>517.06</text:p>
          </table:table-cell>
          <table:table-cell office:value-type="float" office:value="484.91">
            <text:p>484.91</text:p>
          </table:table-cell>
          <table:table-cell office:value-type="float" office:value="1250.56">
            <text:p>1250.56</text:p>
          </table:table-cell>
          <table:table-cell office:value-type="percentage" office:value="-0.1873">
            <text:p>-18.73%</text:p>
          </table:table-cell>
          <table:table-cell office:value-type="percentage" office:value="-0.129">
            <text:p>-12.90%</text:p>
          </table:table-cell>
          <table:table-cell office:value-type="percentage" office:value="-0.1316">
            <text:p>-13.16%</text:p>
          </table:table-cell>
          <table:table-cell office:value-type="percentage" office:value="0.0537">
            <text:p>5.37%</text:p>
          </table:table-cell>
          <table:table-cell office:value-type="percentage" office:value="0.1033">
            <text:p>10.33%</text:p>
          </table:table-cell>
          <table:table-cell office:value-type="percentage" office:value="-0.1363">
            <text:p>-13.63%</text:p>
          </table:table-cell>
          <table:table-cell office:value-type="percentage" office:value="0.0334">
            <text:p>3.34%</text:p>
          </table:table-cell>
          <table:table-cell office:value-type="percentage" office:value="-0.0194">
            <text:p>-1.94%</text:p>
          </table:table-cell>
          <table:table-cell office:value-type="percentage" office:value="-0.017">
            <text:p>-1.70%</text:p>
          </table:table-cell>
        </table:table-row>
        <table:table-row table:style-name="ro3">
          <table:table-cell office:value-type="float" office:value="1982">
            <text:p>1982</text:p>
          </table:table-cell>
          <table:table-cell office:value-type="percentage" office:value="0.2042">
            <text:p>20.42%</text:p>
          </table:table-cell>
          <table:table-cell office:value-type="percentage" office:value="0.1061">
            <text:p>10.61%</text:p>
          </table:table-cell>
          <table:table-cell office:value-type="percentage" office:value="0.3281">
            <text:p>32.81%</text:p>
          </table:table-cell>
          <table:table-cell office:value-type="percentage" office:value="0.2905">
            <text:p>29.05%</text:p>
          </table:table-cell>
          <table:table-cell office:value-type="float" office:value="9105.08">
            <text:p>9105.08</text:p>
          </table:table-cell>
          <table:table-cell office:value-type="float" office:value="571.94">
            <text:p>571.94</text:p>
          </table:table-cell>
          <table:table-cell office:value-type="float" office:value="644.04">
            <text:p>644.04</text:p>
          </table:table-cell>
          <table:table-cell office:value-type="float" office:value="1613.88">
            <text:p>1613.88</text:p>
          </table:table-cell>
          <table:table-cell office:value-type="percentage" office:value="0.098">
            <text:p>9.80%</text:p>
          </table:table-cell>
          <table:table-cell office:value-type="percentage" office:value="-0.124">
            <text:p>-12.40%</text:p>
          </table:table-cell>
          <table:table-cell office:value-type="percentage" office:value="-0.0863">
            <text:p>-8.63%</text:p>
          </table:table-cell>
          <table:table-cell office:value-type="percentage" office:value="0.051">
            <text:p>5.10%</text:p>
          </table:table-cell>
          <table:table-cell office:value-type="percentage" office:value="0.0613">
            <text:p>6.13%</text:p>
          </table:table-cell>
          <table:table-cell office:value-type="percentage" office:value="0.1346">
            <text:p>13.46%</text:p>
          </table:table-cell>
          <table:table-cell office:value-type="percentage" office:value="0.0422">
            <text:p>4.22%</text:p>
          </table:table-cell>
          <table:table-cell office:value-type="percentage" office:value="0.2514">
            <text:p>25.14%</text:p>
          </table:table-cell>
          <table:table-cell office:value-type="percentage" office:value="0.216">
            <text:p>21.60%</text:p>
          </table:table-cell>
        </table:table-row>
        <table:table-row table:style-name="ro3">
          <table:table-cell office:value-type="float" office:value="1983">
            <text:p>1983</text:p>
          </table:table-cell>
          <table:table-cell office:value-type="percentage" office:value="0.2234">
            <text:p>22.34%</text:p>
          </table:table-cell>
          <table:table-cell office:value-type="percentage" office:value="0.0861">
            <text:p>8.61%</text:p>
          </table:table-cell>
          <table:table-cell office:value-type="percentage" office:value="0.032">
            <text:p>3.20%</text:p>
          </table:table-cell>
          <table:table-cell office:value-type="percentage" office:value="0.1619">
            <text:p>16.19%</text:p>
          </table:table-cell>
          <table:table-cell office:value-type="float" office:value="11138.9">
            <text:p>11138.9</text:p>
          </table:table-cell>
          <table:table-cell office:value-type="float" office:value="621.19">
            <text:p>621.19</text:p>
          </table:table-cell>
          <table:table-cell office:value-type="float" office:value="664.65">
            <text:p>664.65</text:p>
          </table:table-cell>
          <table:table-cell office:value-type="float" office:value="1875.23">
            <text:p>1875.23</text:p>
          </table:table-cell>
          <table:table-cell office:value-type="percentage" office:value="0.1373">
            <text:p>13.73%</text:p>
          </table:table-cell>
          <table:table-cell office:value-type="percentage" office:value="0.1914">
            <text:p>19.14%</text:p>
          </table:table-cell>
          <table:table-cell office:value-type="percentage" office:value="0.0614">
            <text:p>6.14%</text:p>
          </table:table-cell>
          <table:table-cell office:value-type="percentage" office:value="0.0534">
            <text:p>5.34%</text:p>
          </table:table-cell>
          <table:table-cell office:value-type="percentage" office:value="0.0321">
            <text:p>3.21%</text:p>
          </table:table-cell>
          <table:table-cell office:value-type="percentage" office:value="0.1853">
            <text:p>18.53%</text:p>
          </table:table-cell>
          <table:table-cell office:value-type="percentage" office:value="0.0523">
            <text:p>5.23%</text:p>
          </table:table-cell>
          <table:table-cell office:value-type="percentage" office:value="-0.0001">
            <text:p>-0.01%</text:p>
          </table:table-cell>
          <table:table-cell office:value-type="percentage" office:value="0.1258">
            <text:p>12.58%</text:p>
          </table:table-cell>
        </table:table-row>
        <table:table-row table:style-name="ro3">
          <table:table-cell office:value-type="float" office:value="1984">
            <text:p>1984</text:p>
          </table:table-cell>
          <table:table-cell office:value-type="percentage" office:value="0.0615">
            <text:p>6.15%</text:p>
          </table:table-cell>
          <table:table-cell office:value-type="percentage" office:value="0.0952">
            <text:p>9.52%</text:p>
          </table:table-cell>
          <table:table-cell office:value-type="percentage" office:value="0.1373">
            <text:p>13.73%</text:p>
          </table:table-cell>
          <table:table-cell office:value-type="percentage" office:value="0.1562">
            <text:p>15.62%</text:p>
          </table:table-cell>
          <table:table-cell office:value-type="float" office:value="11823.51">
            <text:p>11823.51</text:p>
          </table:table-cell>
          <table:table-cell office:value-type="float" office:value="680.35">
            <text:p>680.35</text:p>
          </table:table-cell>
          <table:table-cell office:value-type="float" office:value="755.92">
            <text:p>755.92</text:p>
          </table:table-cell>
          <table:table-cell office:value-type="float" office:value="2168.13">
            <text:p>2168.13</text:p>
          </table:table-cell>
          <table:table-cell office:value-type="percentage" office:value="-0.0338">
            <text:p>-3.38%</text:p>
          </table:table-cell>
          <table:table-cell office:value-type="percentage" office:value="-0.0759">
            <text:p>-7.59%</text:p>
          </table:table-cell>
          <table:table-cell office:value-type="percentage" office:value="-0.0947">
            <text:p>-9.47%</text:p>
          </table:table-cell>
          <table:table-cell office:value-type="percentage" office:value="0.0512">
            <text:p>5.12%</text:p>
          </table:table-cell>
          <table:table-cell office:value-type="percentage" office:value="0.043">
            <text:p>4.30%</text:p>
          </table:table-cell>
          <table:table-cell office:value-type="percentage" office:value="0.0177">
            <text:p>1.77%</text:p>
          </table:table-cell>
          <table:table-cell office:value-type="percentage" office:value="0.0501">
            <text:p>5.01%</text:p>
          </table:table-cell>
          <table:table-cell office:value-type="percentage" office:value="0.0904">
            <text:p>9.04%</text:p>
          </table:table-cell>
          <table:table-cell office:value-type="percentage" office:value="0.1085">
            <text:p>10.85%</text:p>
          </table:table-cell>
        </table:table-row>
        <table:table-row table:style-name="ro3">
          <table:table-cell office:value-type="float" office:value="1985">
            <text:p>1985</text:p>
          </table:table-cell>
          <table:table-cell office:value-type="percentage" office:value="0.3124">
            <text:p>31.24%</text:p>
          </table:table-cell>
          <table:table-cell office:value-type="percentage" office:value="0.0748">
            <text:p>7.48%</text:p>
          </table:table-cell>
          <table:table-cell office:value-type="percentage" office:value="0.2571">
            <text:p>25.71%</text:p>
          </table:table-cell>
          <table:table-cell office:value-type="percentage" office:value="0.2386">
            <text:p>23.86%</text:p>
          </table:table-cell>
          <table:table-cell office:value-type="float" office:value="15516.6">
            <text:p>15516.6</text:p>
          </table:table-cell>
          <table:table-cell office:value-type="float" office:value="731.23">
            <text:p>731.23</text:p>
          </table:table-cell>
          <table:table-cell office:value-type="float" office:value="950.29">
            <text:p>950.29</text:p>
          </table:table-cell>
          <table:table-cell office:value-type="float" office:value="2685.5">
            <text:p>2685.5</text:p>
          </table:table-cell>
          <table:table-cell office:value-type="percentage" office:value="0.2376">
            <text:p>23.76%</text:p>
          </table:table-cell>
          <table:table-cell office:value-type="percentage" office:value="0.0552">
            <text:p>5.52%</text:p>
          </table:table-cell>
          <table:table-cell office:value-type="percentage" office:value="0.0737">
            <text:p>7.37%</text:p>
          </table:table-cell>
          <table:table-cell office:value-type="percentage" office:value="0.0513">
            <text:p>5.13%</text:p>
          </table:table-cell>
          <table:table-cell office:value-type="percentage" office:value="0.0355">
            <text:p>3.55%</text:p>
          </table:table-cell>
          <table:table-cell office:value-type="percentage" office:value="0.2674">
            <text:p>26.74%</text:p>
          </table:table-cell>
          <table:table-cell office:value-type="percentage" office:value="0.038">
            <text:p>3.80%</text:p>
          </table:table-cell>
          <table:table-cell office:value-type="percentage" office:value="0.2141">
            <text:p>21.41%</text:p>
          </table:table-cell>
          <table:table-cell office:value-type="percentage" office:value="0.1962">
            <text:p>19.62%</text:p>
          </table:table-cell>
        </table:table-row>
        <table:table-row table:style-name="ro3">
          <table:table-cell office:value-type="float" office:value="1986">
            <text:p>1986</text:p>
          </table:table-cell>
          <table:table-cell office:value-type="percentage" office:value="0.1849">
            <text:p>18.49%</text:p>
          </table:table-cell>
          <table:table-cell office:value-type="percentage" office:value="0.0598">
            <text:p>5.98%</text:p>
          </table:table-cell>
          <table:table-cell office:value-type="percentage" office:value="0.2428">
            <text:p>24.28%</text:p>
          </table:table-cell>
          <table:table-cell office:value-type="percentage" office:value="0.2149">
            <text:p>21.49%</text:p>
          </table:table-cell>
          <table:table-cell office:value-type="float" office:value="18386.33">
            <text:p>18386.33</text:p>
          </table:table-cell>
          <table:table-cell office:value-type="float" office:value="774.95">
            <text:p>774.95</text:p>
          </table:table-cell>
          <table:table-cell office:value-type="float" office:value="1181.06">
            <text:p>1181.06</text:p>
          </table:table-cell>
          <table:table-cell office:value-type="float" office:value="3262.5">
            <text:p>3262.5</text:p>
          </table:table-cell>
          <table:table-cell office:value-type="percentage" office:value="0.1252">
            <text:p>12.52%</text:p>
          </table:table-cell>
          <table:table-cell office:value-type="percentage" office:value="-0.0579">
            <text:p>-5.79%</text:p>
          </table:table-cell>
          <table:table-cell office:value-type="percentage" office:value="-0.0299">
            <text:p>-2.99%</text:p>
          </table:table-cell>
          <table:table-cell office:value-type="percentage" office:value="0.0497">
            <text:p>4.97%</text:p>
          </table:table-cell>
          <table:table-cell office:value-type="percentage" office:value="0.019">
            <text:p>1.90%</text:p>
          </table:table-cell>
          <table:table-cell office:value-type="percentage" office:value="0.1629">
            <text:p>16.29%</text:p>
          </table:table-cell>
          <table:table-cell office:value-type="percentage" office:value="0.04">
            <text:p>4.00%</text:p>
          </table:table-cell>
          <table:table-cell office:value-type="percentage" office:value="0.2197">
            <text:p>21.97%</text:p>
          </table:table-cell>
          <table:table-cell office:value-type="percentage" office:value="0.1922">
            <text:p>19.22%</text:p>
          </table:table-cell>
        </table:table-row>
        <table:table-row table:style-name="ro3">
          <table:table-cell office:value-type="float" office:value="1987">
            <text:p>1987</text:p>
          </table:table-cell>
          <table:table-cell office:value-type="percentage" office:value="0.0581">
            <text:p>5.81%</text:p>
          </table:table-cell>
          <table:table-cell office:value-type="percentage" office:value="0.0578">
            <text:p>5.78%</text:p>
          </table:table-cell>
          <table:table-cell office:value-type="percentage" office:value="-0.0496">
            <text:p>-4.96%</text:p>
          </table:table-cell>
          <table:table-cell office:value-type="percentage" office:value="0.0229">
            <text:p>2.29%</text:p>
          </table:table-cell>
          <table:table-cell office:value-type="float" office:value="19455.08">
            <text:p>19455.08</text:p>
          </table:table-cell>
          <table:table-cell office:value-type="float" office:value="819.7">
            <text:p>819.7</text:p>
          </table:table-cell>
          <table:table-cell office:value-type="float" office:value="1122.47">
            <text:p>1122.47</text:p>
          </table:table-cell>
          <table:table-cell office:value-type="float" office:value="3337.2">
            <text:p>3337.2</text:p>
          </table:table-cell>
          <table:table-cell office:value-type="percentage" office:value="0.0004">
            <text:p>0.04%</text:p>
          </table:table-cell>
          <table:table-cell office:value-type="percentage" office:value="0.1077">
            <text:p>10.77%</text:p>
          </table:table-cell>
          <table:table-cell office:value-type="percentage" office:value="0.0352">
            <text:p>3.52%</text:p>
          </table:table-cell>
          <table:table-cell office:value-type="percentage" office:value="0.0507">
            <text:p>5.07%</text:p>
          </table:table-cell>
          <table:table-cell office:value-type="percentage" office:value="0.0366">
            <text:p>3.66%</text:p>
          </table:table-cell>
          <table:table-cell office:value-type="percentage" office:value="0.0207">
            <text:p>2.07%</text:p>
          </table:table-cell>
          <table:table-cell office:value-type="percentage" office:value="0.0204">
            <text:p>2.04%</text:p>
          </table:table-cell>
          <table:table-cell office:value-type="percentage" office:value="-0.0832">
            <text:p>-8.32%</text:p>
          </table:table-cell>
          <table:table-cell office:value-type="percentage" office:value="-0.0133">
            <text:p>-1.33%</text:p>
          </table:table-cell>
        </table:table-row>
        <table:table-row table:style-name="ro3">
          <table:table-cell office:value-type="float" office:value="1988">
            <text:p>1988</text:p>
          </table:table-cell>
          <table:table-cell office:value-type="percentage" office:value="0.1654">
            <text:p>16.54%</text:p>
          </table:table-cell>
          <table:table-cell office:value-type="percentage" office:value="0.0667">
            <text:p>6.67%</text:p>
          </table:table-cell>
          <table:table-cell office:value-type="percentage" office:value="0.0822">
            <text:p>8.22%</text:p>
          </table:table-cell>
          <table:table-cell office:value-type="percentage" office:value="0.1512">
            <text:p>15.12%</text:p>
          </table:table-cell>
          <table:table-cell office:value-type="float" office:value="22672.4">
            <text:p>22672.4</text:p>
          </table:table-cell>
          <table:table-cell office:value-type="float" office:value="874.35">
            <text:p>874.35</text:p>
          </table:table-cell>
          <table:table-cell office:value-type="float" office:value="1214.78">
            <text:p>1214.78</text:p>
          </table:table-cell>
          <table:table-cell office:value-type="float" office:value="3841.62">
            <text:p>3841.62</text:p>
          </table:table-cell>
          <table:table-cell office:value-type="percentage" office:value="0.0987">
            <text:p>9.87%</text:p>
          </table:table-cell>
          <table:table-cell office:value-type="percentage" office:value="0.0831">
            <text:p>8.31%</text:p>
          </table:table-cell>
          <table:table-cell office:value-type="percentage" office:value="0.0142">
            <text:p>1.42%</text:p>
          </table:table-cell>
          <table:table-cell office:value-type="percentage" office:value="0.0512">
            <text:p>5.12%</text:p>
          </table:table-cell>
          <table:table-cell office:value-type="percentage" office:value="0.0408">
            <text:p>4.08%</text:p>
          </table:table-cell>
          <table:table-cell office:value-type="percentage" office:value="0.1197">
            <text:p>11.97%</text:p>
          </table:table-cell>
          <table:table-cell office:value-type="percentage" office:value="0.0249">
            <text:p>2.49%</text:p>
          </table:table-cell>
          <table:table-cell office:value-type="percentage" office:value="0.0398">
            <text:p>3.98%</text:p>
          </table:table-cell>
          <table:table-cell office:value-type="percentage" office:value="0.106">
            <text:p>10.60%</text:p>
          </table:table-cell>
        </table:table-row>
        <table:table-row table:style-name="ro3">
          <table:table-cell office:value-type="float" office:value="1989">
            <text:p>1989</text:p>
          </table:table-cell>
          <table:table-cell office:value-type="percentage" office:value="0.3148">
            <text:p>31.48%</text:p>
          </table:table-cell>
          <table:table-cell office:value-type="percentage" office:value="0.0811">
            <text:p>8.11%</text:p>
          </table:table-cell>
          <table:table-cell office:value-type="percentage" office:value="0.1769">
            <text:p>17.69%</text:p>
          </table:table-cell>
          <table:table-cell office:value-type="percentage" office:value="0.1579">
            <text:p>15.79%</text:p>
          </table:table-cell>
          <table:table-cell office:value-type="float" office:value="29808.58">
            <text:p>29808.58</text:p>
          </table:table-cell>
          <table:table-cell office:value-type="float" office:value="945.28">
            <text:p>945.28</text:p>
          </table:table-cell>
          <table:table-cell office:value-type="float" office:value="1429.72">
            <text:p>1429.72</text:p>
          </table:table-cell>
          <table:table-cell office:value-type="float" office:value="4448.2">
            <text:p>4448.2</text:p>
          </table:table-cell>
          <table:table-cell office:value-type="percentage" office:value="0.2336">
            <text:p>23.36%</text:p>
          </table:table-cell>
          <table:table-cell office:value-type="percentage" office:value="0.1378">
            <text:p>13.78%</text:p>
          </table:table-cell>
          <table:table-cell office:value-type="percentage" office:value="0.1569">
            <text:p>15.69%</text:p>
          </table:table-cell>
          <table:table-cell office:value-type="percentage" office:value="0.0524">
            <text:p>5.24%</text:p>
          </table:table-cell>
          <table:table-cell office:value-type="percentage" office:value="0.0483">
            <text:p>4.83%</text:p>
          </table:table-cell>
          <table:table-cell office:value-type="percentage" office:value="0.2542">
            <text:p>25.42%</text:p>
          </table:table-cell>
          <table:table-cell office:value-type="percentage" office:value="0.0313">
            <text:p>3.13%</text:p>
          </table:table-cell>
          <table:table-cell office:value-type="percentage" office:value="0.1227">
            <text:p>12.27%</text:p>
          </table:table-cell>
          <table:table-cell office:value-type="percentage" office:value="0.1046">
            <text:p>10.46%</text:p>
          </table:table-cell>
        </table:table-row>
        <table:table-row table:style-name="ro3">
          <table:table-cell office:value-type="float" office:value="1990">
            <text:p>1990</text:p>
          </table:table-cell>
          <table:table-cell office:value-type="percentage" office:value="-0.0306">
            <text:p>-3.06%</text:p>
          </table:table-cell>
          <table:table-cell office:value-type="percentage" office:value="0.0749">
            <text:p>7.49%</text:p>
          </table:table-cell>
          <table:table-cell office:value-type="percentage" office:value="0.0624">
            <text:p>6.24%</text:p>
          </table:table-cell>
          <table:table-cell office:value-type="percentage" office:value="0.0614">
            <text:p>6.14%</text:p>
          </table:table-cell>
          <table:table-cell office:value-type="float" office:value="28895.11">
            <text:p>28895.11</text:p>
          </table:table-cell>
          <table:table-cell office:value-type="float" office:value="1016.11">
            <text:p>1016.11</text:p>
          </table:table-cell>
          <table:table-cell office:value-type="float" office:value="1518.87">
            <text:p>1518.87</text:p>
          </table:table-cell>
          <table:table-cell office:value-type="float" office:value="4721.33">
            <text:p>4721.33</text:p>
          </table:table-cell>
          <table:table-cell office:value-type="percentage" office:value="-0.1056">
            <text:p>-10.56%</text:p>
          </table:table-cell>
          <table:table-cell office:value-type="percentage" office:value="-0.093">
            <text:p>-9.30%</text:p>
          </table:table-cell>
          <table:table-cell office:value-type="percentage" office:value="-0.092">
            <text:p>-9.20%</text:p>
          </table:table-cell>
          <table:table-cell office:value-type="percentage" office:value="0.05">
            <text:p>5.00%</text:p>
          </table:table-cell>
          <table:table-cell office:value-type="percentage" office:value="0.054">
            <text:p>5.40%</text:p>
          </table:table-cell>
          <table:table-cell office:value-type="percentage" office:value="-0.0803">
            <text:p>-8.03%</text:p>
          </table:table-cell>
          <table:table-cell office:value-type="percentage" office:value="0.0199">
            <text:p>1.99%</text:p>
          </table:table-cell>
          <table:table-cell office:value-type="percentage" office:value="0.0079">
            <text:p>0.79%</text:p>
          </table:table-cell>
          <table:table-cell office:value-type="percentage" office:value="0.007">
            <text:p>0.70%</text:p>
          </table:table-cell>
        </table:table-row>
        <table:table-row table:style-name="ro3">
          <table:table-cell office:value-type="float" office:value="1991">
            <text:p>1991</text:p>
          </table:table-cell>
          <table:table-cell office:value-type="percentage" office:value="0.3023">
            <text:p>30.23%</text:p>
          </table:table-cell>
          <table:table-cell office:value-type="percentage" office:value="0.0538">
            <text:p>5.38%</text:p>
          </table:table-cell>
          <table:table-cell office:value-type="percentage" office:value="0.15">
            <text:p>15.00%</text:p>
          </table:table-cell>
          <table:table-cell office:value-type="percentage" office:value="0.1785">
            <text:p>17.85%</text:p>
          </table:table-cell>
          <table:table-cell office:value-type="float" office:value="37631.51">
            <text:p>37631.51</text:p>
          </table:table-cell>
          <table:table-cell office:value-type="float" office:value="1070.73">
            <text:p>1070.73</text:p>
          </table:table-cell>
          <table:table-cell office:value-type="float" office:value="1746.77">
            <text:p>1746.77</text:p>
          </table:table-cell>
          <table:table-cell office:value-type="float" office:value="5564.25">
            <text:p>5564.25</text:p>
          </table:table-cell>
          <table:table-cell office:value-type="percentage" office:value="0.2486">
            <text:p>24.86%</text:p>
          </table:table-cell>
          <table:table-cell office:value-type="percentage" office:value="0.1523">
            <text:p>15.23%</text:p>
          </table:table-cell>
          <table:table-cell office:value-type="percentage" office:value="0.1238">
            <text:p>12.38%</text:p>
          </table:table-cell>
          <table:table-cell office:value-type="percentage" office:value="0.0514">
            <text:p>5.14%</text:p>
          </table:table-cell>
          <table:table-cell office:value-type="percentage" office:value="0.0423">
            <text:p>4.23%</text:p>
          </table:table-cell>
          <table:table-cell office:value-type="percentage" office:value="0.2494">
            <text:p>24.94%</text:p>
          </table:table-cell>
          <table:table-cell office:value-type="percentage" office:value="0.0109">
            <text:p>1.09%</text:p>
          </table:table-cell>
          <table:table-cell office:value-type="percentage" office:value="0.1033">
            <text:p>10.33%</text:p>
          </table:table-cell>
          <table:table-cell office:value-type="percentage" office:value="0.1307">
            <text:p>13.07%</text:p>
          </table:table-cell>
        </table:table-row>
        <table:table-row table:style-name="ro3">
          <table:table-cell office:value-type="float" office:value="1992">
            <text:p>1992</text:p>
          </table:table-cell>
          <table:table-cell office:value-type="percentage" office:value="0.0749">
            <text:p>7.49%</text:p>
          </table:table-cell>
          <table:table-cell office:value-type="percentage" office:value="0.0343">
            <text:p>3.43%</text:p>
          </table:table-cell>
          <table:table-cell office:value-type="percentage" office:value="0.0936">
            <text:p>9.36%</text:p>
          </table:table-cell>
          <table:table-cell office:value-type="percentage" office:value="0.1217">
            <text:p>12.17%</text:p>
          </table:table-cell>
          <table:table-cell office:value-type="float" office:value="40451.51">
            <text:p>40451.51</text:p>
          </table:table-cell>
          <table:table-cell office:value-type="float" office:value="1107.47">
            <text:p>1107.47</text:p>
          </table:table-cell>
          <table:table-cell office:value-type="float" office:value="1910.3">
            <text:p>1910.3</text:p>
          </table:table-cell>
          <table:table-cell office:value-type="float" office:value="6241.54">
            <text:p>6241.54</text:p>
          </table:table-cell>
          <table:table-cell office:value-type="percentage" office:value="0.0406">
            <text:p>4.06%</text:p>
          </table:table-cell>
          <table:table-cell office:value-type="percentage" office:value="-0.0187">
            <text:p>-1.87%</text:p>
          </table:table-cell>
          <table:table-cell office:value-type="percentage" office:value="-0.0468">
            <text:p>-4.68%</text:p>
          </table:table-cell>
          <table:table-cell office:value-type="percentage" office:value="0.0503">
            <text:p>5.03%</text:p>
          </table:table-cell>
          <table:table-cell office:value-type="percentage" office:value="0.0303">
            <text:p>3.03%</text:p>
          </table:table-cell>
          <table:table-cell office:value-type="percentage" office:value="0.0433">
            <text:p>4.33%</text:p>
          </table:table-cell>
          <table:table-cell office:value-type="percentage" office:value="0.0039">
            <text:p>0.39%</text:p>
          </table:table-cell>
          <table:table-cell office:value-type="percentage" office:value="0.0615">
            <text:p>6.15%</text:p>
          </table:table-cell>
          <table:table-cell office:value-type="percentage" office:value="0.0887">
            <text:p>8.87%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percentage" office:value="0.0997">
            <text:p>9.97%</text:p>
          </table:table-cell>
          <table:table-cell office:value-type="percentage" office:value="0.03">
            <text:p>3.00%</text:p>
          </table:table-cell>
          <table:table-cell office:value-type="percentage" office:value="0.1421">
            <text:p>14.21%</text:p>
          </table:table-cell>
          <table:table-cell office:value-type="percentage" office:value="0.1643">
            <text:p>16.43%</text:p>
          </table:table-cell>
          <table:table-cell office:value-type="float" office:value="44483.33">
            <text:p>44483.33</text:p>
          </table:table-cell>
          <table:table-cell office:value-type="float" office:value="1140.67">
            <text:p>1140.67</text:p>
          </table:table-cell>
          <table:table-cell office:value-type="float" office:value="2181.77">
            <text:p>2181.77</text:p>
          </table:table-cell>
          <table:table-cell office:value-type="float" office:value="7267.12">
            <text:p>7267.12</text:p>
          </table:table-cell>
          <table:table-cell office:value-type="percentage" office:value="0.0697">
            <text:p>6.97%</text:p>
          </table:table-cell>
          <table:table-cell office:value-type="percentage" office:value="-0.0424">
            <text:p>-4.24%</text:p>
          </table:table-cell>
          <table:table-cell office:value-type="percentage" office:value="-0.0646">
            <text:p>-6.46%</text:p>
          </table:table-cell>
          <table:table-cell office:value-type="percentage" office:value="0.049">
            <text:p>4.90%</text:p>
          </table:table-cell>
          <table:table-cell office:value-type="percentage" office:value="0.0295">
            <text:p>2.95%</text:p>
          </table:table-cell>
          <table:table-cell office:value-type="percentage" office:value="0.0681">
            <text:p>6.81%</text:p>
          </table:table-cell>
          <table:table-cell office:value-type="percentage" office:value="0.0004">
            <text:p>0.04%</text:p>
          </table:table-cell>
          <table:table-cell office:value-type="percentage" office:value="0.1094">
            <text:p>10.94%</text:p>
          </table:table-cell>
          <table:table-cell office:value-type="percentage" office:value="0.1309">
            <text:p>13.09%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percentage" office:value="0.0133">
            <text:p>1.33%</text:p>
          </table:table-cell>
          <table:table-cell office:value-type="percentage" office:value="0.0425">
            <text:p>4.25%</text:p>
          </table:table-cell>
          <table:table-cell office:value-type="percentage" office:value="-0.0804">
            <text:p>-8.04%</text:p>
          </table:table-cell>
          <table:table-cell office:value-type="percentage" office:value="-0.0132">
            <text:p>-1.32%</text:p>
          </table:table-cell>
          <table:table-cell office:value-type="float" office:value="45073.14">
            <text:p>45073.14</text:p>
          </table:table-cell>
          <table:table-cell office:value-type="float" office:value="1189.11">
            <text:p>1189.11</text:p>
          </table:table-cell>
          <table:table-cell office:value-type="float" office:value="2006.43">
            <text:p>2006.43</text:p>
          </table:table-cell>
          <table:table-cell office:value-type="float" office:value="7171.25">
            <text:p>7171.25</text:p>
          </table:table-cell>
          <table:table-cell office:value-type="percentage" office:value="-0.0292">
            <text:p>-2.92%</text:p>
          </table:table-cell>
          <table:table-cell office:value-type="percentage" office:value="0.0936">
            <text:p>9.36%</text:p>
          </table:table-cell>
          <table:table-cell office:value-type="percentage" office:value="0.0265">
            <text:p>2.65%</text:p>
          </table:table-cell>
          <table:table-cell office:value-type="percentage" office:value="0.0497">
            <text:p>4.97%</text:p>
          </table:table-cell>
          <table:table-cell office:value-type="percentage" office:value="0.0261">
            <text:p>2.61%</text:p>
          </table:table-cell>
          <table:table-cell office:value-type="percentage" office:value="-0.0125">
            <text:p>-1.25%</text:p>
          </table:table-cell>
          <table:table-cell office:value-type="percentage" office:value="0.016">
            <text:p>1.60%</text:p>
          </table:table-cell>
          <table:table-cell office:value-type="percentage" office:value="-0.1037">
            <text:p>-10.37%</text:p>
          </table:table-cell>
          <table:table-cell office:value-type="percentage" office:value="-0.0383">
            <text:p>-3.83%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percentage" office:value="0.372">
            <text:p>37.20%</text:p>
          </table:table-cell>
          <table:table-cell office:value-type="percentage" office:value="0.0549">
            <text:p>5.49%</text:p>
          </table:table-cell>
          <table:table-cell office:value-type="percentage" office:value="0.2348">
            <text:p>23.48%</text:p>
          </table:table-cell>
          <table:table-cell office:value-type="percentage" office:value="0.2016">
            <text:p>20.16%</text:p>
          </table:table-cell>
          <table:table-cell office:value-type="float" office:value="61838.19">
            <text:p>61838.19</text:p>
          </table:table-cell>
          <table:table-cell office:value-type="float" office:value="1254.39">
            <text:p>1254.39</text:p>
          </table:table-cell>
          <table:table-cell office:value-type="float" office:value="2477.55">
            <text:p>2477.55</text:p>
          </table:table-cell>
          <table:table-cell office:value-type="float" office:value="8616.71">
            <text:p>8616.71</text:p>
          </table:table-cell>
          <table:table-cell office:value-type="percentage" office:value="0.3171">
            <text:p>31.71%</text:p>
          </table:table-cell>
          <table:table-cell office:value-type="percentage" office:value="0.1371">
            <text:p>13.71%</text:p>
          </table:table-cell>
          <table:table-cell office:value-type="percentage" office:value="0.1704">
            <text:p>17.04%</text:p>
          </table:table-cell>
          <table:table-cell office:value-type="percentage" office:value="0.0508">
            <text:p>5.08%</text:p>
          </table:table-cell>
          <table:table-cell office:value-type="percentage" office:value="0.0281">
            <text:p>2.81%</text:p>
          </table:table-cell>
          <table:table-cell office:value-type="percentage" office:value="0.3345">
            <text:p>33.45%</text:p>
          </table:table-cell>
          <table:table-cell office:value-type="percentage" office:value="0.0261">
            <text:p>2.61%</text:p>
          </table:table-cell>
          <table:table-cell office:value-type="percentage" office:value="0.2011">
            <text:p>20.11%</text:p>
          </table:table-cell>
          <table:table-cell office:value-type="percentage" office:value="0.1688">
            <text:p>16.88%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percentage" office:value="0.2268">
            <text:p>22.68%</text:p>
          </table:table-cell>
          <table:table-cell office:value-type="percentage" office:value="0.0501">
            <text:p>5.01%</text:p>
          </table:table-cell>
          <table:table-cell office:value-type="percentage" office:value="0.0143">
            <text:p>1.43%</text:p>
          </table:table-cell>
          <table:table-cell office:value-type="percentage" office:value="0.0479">
            <text:p>4.79%</text:p>
          </table:table-cell>
          <table:table-cell office:value-type="float" office:value="75863.69">
            <text:p>75863.69</text:p>
          </table:table-cell>
          <table:table-cell office:value-type="float" office:value="1317.18">
            <text:p>1317.18</text:p>
          </table:table-cell>
          <table:table-cell office:value-type="float" office:value="2512.94">
            <text:p>2512.94</text:p>
          </table:table-cell>
          <table:table-cell office:value-type="float" office:value="9029.67">
            <text:p>9029.67</text:p>
          </table:table-cell>
          <table:table-cell office:value-type="percentage" office:value="0.1768">
            <text:p>17.68%</text:p>
          </table:table-cell>
          <table:table-cell office:value-type="percentage" office:value="0.2125">
            <text:p>21.25%</text:p>
          </table:table-cell>
          <table:table-cell office:value-type="percentage" office:value="0.1789">
            <text:p>17.89%</text:p>
          </table:table-cell>
          <table:table-cell office:value-type="percentage" office:value="0.053">
            <text:p>5.30%</text:p>
          </table:table-cell>
          <table:table-cell office:value-type="percentage" office:value="0.0293">
            <text:p>2.93%</text:p>
          </table:table-cell>
          <table:table-cell office:value-type="percentage" office:value="0.1919">
            <text:p>19.19%</text:p>
          </table:table-cell>
          <table:table-cell office:value-type="percentage" office:value="0.0202">
            <text:p>2.02%</text:p>
          </table:table-cell>
          <table:table-cell office:value-type="percentage" office:value="-0.0146">
            <text:p>-1.46%</text:p>
          </table:table-cell>
          <table:table-cell office:value-type="percentage" office:value="0.0181">
            <text:p>1.81%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percentage" office:value="0.331">
            <text:p>33.10%</text:p>
          </table:table-cell>
          <table:table-cell office:value-type="percentage" office:value="0.0506">
            <text:p>5.06%</text:p>
          </table:table-cell>
          <table:table-cell office:value-type="percentage" office:value="0.0994">
            <text:p>9.94%</text:p>
          </table:table-cell>
          <table:table-cell office:value-type="percentage" office:value="0.1183">
            <text:p>11.83%</text:p>
          </table:table-cell>
          <table:table-cell office:value-type="float" office:value="100977.34">
            <text:p>100977.34</text:p>
          </table:table-cell>
          <table:table-cell office:value-type="float" office:value="1383.84">
            <text:p>1383.84</text:p>
          </table:table-cell>
          <table:table-cell office:value-type="float" office:value="2762.71">
            <text:p>2762.71</text:p>
          </table:table-cell>
          <table:table-cell office:value-type="float" office:value="10098.32">
            <text:p>10098.32</text:p>
          </table:table-cell>
          <table:table-cell office:value-type="percentage" office:value="0.2804">
            <text:p>28.04%</text:p>
          </table:table-cell>
          <table:table-cell office:value-type="percentage" office:value="0.2316">
            <text:p>23.16%</text:p>
          </table:table-cell>
          <table:table-cell office:value-type="percentage" office:value="0.2127">
            <text:p>21.27%</text:p>
          </table:table-cell>
          <table:table-cell office:value-type="percentage" office:value="0.0553">
            <text:p>5.53%</text:p>
          </table:table-cell>
          <table:table-cell office:value-type="percentage" office:value="0.0234">
            <text:p>2.34%</text:p>
          </table:table-cell>
          <table:table-cell office:value-type="percentage" office:value="0.3006">
            <text:p>30.06%</text:p>
          </table:table-cell>
          <table:table-cell office:value-type="percentage" office:value="0.0266">
            <text:p>2.66%</text:p>
          </table:table-cell>
          <table:table-cell office:value-type="percentage" office:value="0.0743">
            <text:p>7.43%</text:p>
          </table:table-cell>
          <table:table-cell office:value-type="percentage" office:value="0.0928">
            <text:p>9.28%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percentage" office:value="0.2834">
            <text:p>28.34%</text:p>
          </table:table-cell>
          <table:table-cell office:value-type="percentage" office:value="0.0478">
            <text:p>4.78%</text:p>
          </table:table-cell>
          <table:table-cell office:value-type="percentage" office:value="0.1492">
            <text:p>14.92%</text:p>
          </table:table-cell>
          <table:table-cell office:value-type="percentage" office:value="0.0795">
            <text:p>7.95%</text:p>
          </table:table-cell>
          <table:table-cell office:value-type="float" office:value="129592.25">
            <text:p>129592.25</text:p>
          </table:table-cell>
          <table:table-cell office:value-type="float" office:value="1449.94">
            <text:p>1449.94</text:p>
          </table:table-cell>
          <table:table-cell office:value-type="float" office:value="3174.95">
            <text:p>3174.95</text:p>
          </table:table-cell>
          <table:table-cell office:value-type="float" office:value="10900.68">
            <text:p>10900.68</text:p>
          </table:table-cell>
          <table:table-cell office:value-type="percentage" office:value="0.2356">
            <text:p>23.56%</text:p>
          </table:table-cell>
          <table:table-cell office:value-type="percentage" office:value="0.1342">
            <text:p>13.42%</text:p>
          </table:table-cell>
          <table:table-cell office:value-type="percentage" office:value="0.2039">
            <text:p>20.39%</text:p>
          </table:table-cell>
          <table:table-cell office:value-type="percentage" office:value="0.0563">
            <text:p>5.63%</text:p>
          </table:table-cell>
          <table:table-cell office:value-type="percentage" office:value="0.0155">
            <text:p>1.55%</text:p>
          </table:table-cell>
          <table:table-cell office:value-type="percentage" office:value="0.2638">
            <text:p>26.38%</text:p>
          </table:table-cell>
          <table:table-cell office:value-type="percentage" office:value="0.0318">
            <text:p>3.18%</text:p>
          </table:table-cell>
          <table:table-cell office:value-type="percentage" office:value="0.1316">
            <text:p>13.16%</text:p>
          </table:table-cell>
          <table:table-cell office:value-type="percentage" office:value="0.063">
            <text:p>6.30%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percentage" office:value="0.2089">
            <text:p>20.89%</text:p>
          </table:table-cell>
          <table:table-cell office:value-type="percentage" office:value="0.0464">
            <text:p>4.64%</text:p>
          </table:table-cell>
          <table:table-cell office:value-type="percentage" office:value="-0.0825">
            <text:p>-8.25%</text:p>
          </table:table-cell>
          <table:table-cell office:value-type="percentage" office:value="0.0084">
            <text:p>0.84%</text:p>
          </table:table-cell>
          <table:table-cell office:value-type="float" office:value="156658.05">
            <text:p>156658.05</text:p>
          </table:table-cell>
          <table:table-cell office:value-type="float" office:value="1517.2">
            <text:p>1517.2</text:p>
          </table:table-cell>
          <table:table-cell office:value-type="float" office:value="2912.88">
            <text:p>2912.88</text:p>
          </table:table-cell>
          <table:table-cell office:value-type="float" office:value="10992.59">
            <text:p>10992.59</text:p>
          </table:table-cell>
          <table:table-cell office:value-type="percentage" office:value="0.1625">
            <text:p>16.25%</text:p>
          </table:table-cell>
          <table:table-cell office:value-type="percentage" office:value="0.2914">
            <text:p>29.14%</text:p>
          </table:table-cell>
          <table:table-cell office:value-type="percentage" office:value="0.2004">
            <text:p>20.04%</text:p>
          </table:table-cell>
          <table:table-cell office:value-type="percentage" office:value="0.0596">
            <text:p>5.96%</text:p>
          </table:table-cell>
          <table:table-cell office:value-type="percentage" office:value="0.0219">
            <text:p>2.19%</text:p>
          </table:table-cell>
          <table:table-cell office:value-type="percentage" office:value="0.183">
            <text:p>18.30%</text:p>
          </table:table-cell>
          <table:table-cell office:value-type="percentage" office:value="0.024">
            <text:p>2.40%</text:p>
          </table:table-cell>
          <table:table-cell office:value-type="percentage" office:value="-0.1022">
            <text:p>-10.22%</text:p>
          </table:table-cell>
          <table:table-cell office:value-type="percentage" office:value="-0.0132">
            <text:p>-1.32%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percentage" office:value="-0.0903">
            <text:p>-9.03%</text:p>
          </table:table-cell>
          <table:table-cell office:value-type="percentage" office:value="0.0582">
            <text:p>5.82%</text:p>
          </table:table-cell>
          <table:table-cell office:value-type="percentage" office:value="0.1666">
            <text:p>16.66%</text:p>
          </table:table-cell>
          <table:table-cell office:value-type="percentage" office:value="0.0933">
            <text:p>9.33%</text:p>
          </table:table-cell>
          <table:table-cell office:value-type="float" office:value="142508.98">
            <text:p>142508.98</text:p>
          </table:table-cell>
          <table:table-cell office:value-type="float" office:value="1605.45">
            <text:p>1605.45</text:p>
          </table:table-cell>
          <table:table-cell office:value-type="float" office:value="3398.03">
            <text:p>3398.03</text:p>
          </table:table-cell>
          <table:table-cell office:value-type="float" office:value="12018.16">
            <text:p>12018.16</text:p>
          </table:table-cell>
          <table:table-cell office:value-type="percentage" office:value="-0.1485">
            <text:p>-14.85%</text:p>
          </table:table-cell>
          <table:table-cell office:value-type="percentage" office:value="-0.2569">
            <text:p>-25.69%</text:p>
          </table:table-cell>
          <table:table-cell office:value-type="percentage" office:value="-0.1836">
            <text:p>-18.36%</text:p>
          </table:table-cell>
          <table:table-cell office:value-type="percentage" office:value="0.0551">
            <text:p>5.51%</text:p>
          </table:table-cell>
          <table:table-cell office:value-type="percentage" office:value="0.0338">
            <text:p>3.38%</text:p>
          </table:table-cell>
          <table:table-cell office:value-type="percentage" office:value="-0.12">
            <text:p>-12.00%</text:p>
          </table:table-cell>
          <table:table-cell office:value-type="percentage" office:value="0.0236">
            <text:p>2.36%</text:p>
          </table:table-cell>
          <table:table-cell office:value-type="percentage" office:value="0.1284">
            <text:p>12.84%</text:p>
          </table:table-cell>
          <table:table-cell office:value-type="percentage" office:value="0.0576">
            <text:p>5.76%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percentage" office:value="-0.1185">
            <text:p>-11.85%</text:p>
          </table:table-cell>
          <table:table-cell office:value-type="percentage" office:value="0.0339">
            <text:p>3.39%</text:p>
          </table:table-cell>
          <table:table-cell office:value-type="percentage" office:value="0.0557">
            <text:p>5.57%</text:p>
          </table:table-cell>
          <table:table-cell office:value-type="percentage" office:value="0.0782">
            <text:p>7.82%</text:p>
          </table:table-cell>
          <table:table-cell office:value-type="float" office:value="125622.01">
            <text:p>125622.01</text:p>
          </table:table-cell>
          <table:table-cell office:value-type="float" office:value="1659.84">
            <text:p>1659.84</text:p>
          </table:table-cell>
          <table:table-cell office:value-type="float" office:value="3587.37">
            <text:p>3587.37</text:p>
          </table:table-cell>
          <table:table-cell office:value-type="float" office:value="12957.88">
            <text:p>12957.88</text:p>
          </table:table-cell>
          <table:table-cell office:value-type="percentage" office:value="-0.1524">
            <text:p>-15.24%</text:p>
          </table:table-cell>
          <table:table-cell office:value-type="percentage" office:value="-0.1742">
            <text:p>-17.42%</text:p>
          </table:table-cell>
          <table:table-cell office:value-type="percentage" office:value="-0.1967">
            <text:p>-19.67%</text:p>
          </table:table-cell>
          <table:table-cell office:value-type="percentage" office:value="0.0517">
            <text:p>5.17%</text:p>
          </table:table-cell>
          <table:table-cell office:value-type="percentage" office:value="0.0283">
            <text:p>2.83%</text:p>
          </table:table-cell>
          <table:table-cell office:value-type="percentage" office:value="-0.1427">
            <text:p>-14.27%</text:p>
          </table:table-cell>
          <table:table-cell office:value-type="percentage" office:value="0.0055">
            <text:p>0.55%</text:p>
          </table:table-cell>
          <table:table-cell office:value-type="percentage" office:value="0.0267">
            <text:p>2.67%</text:p>
          </table:table-cell>
          <table:table-cell office:value-type="percentage" office:value="0.0486">
            <text:p>4.86%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percentage" office:value="-0.2197">
            <text:p>-21.97%</text:p>
          </table:table-cell>
          <table:table-cell office:value-type="percentage" office:value="0.016">
            <text:p>1.60%</text:p>
          </table:table-cell>
          <table:table-cell office:value-type="percentage" office:value="0.1512">
            <text:p>15.12%</text:p>
          </table:table-cell>
          <table:table-cell office:value-type="percentage" office:value="0.1218">
            <text:p>12.18%</text:p>
          </table:table-cell>
          <table:table-cell office:value-type="float" office:value="98027.82">
            <text:p>98027.82</text:p>
          </table:table-cell>
          <table:table-cell office:value-type="float" office:value="1686.44">
            <text:p>1686.44</text:p>
          </table:table-cell>
          <table:table-cell office:value-type="float" office:value="4129.65">
            <text:p>4129.65</text:p>
          </table:table-cell>
          <table:table-cell office:value-type="float" office:value="14535.88">
            <text:p>14535.88</text:p>
          </table:table-cell>
          <table:table-cell office:value-type="percentage" office:value="-0.2357">
            <text:p>-23.57%</text:p>
          </table:table-cell>
          <table:table-cell office:value-type="percentage" office:value="-0.3708">
            <text:p>-37.08%</text:p>
          </table:table-cell>
          <table:table-cell office:value-type="percentage" office:value="-0.3414">
            <text:p>-34.14%</text:p>
          </table:table-cell>
          <table:table-cell office:value-type="percentage" office:value="0.0453">
            <text:p>4.53%</text:p>
          </table:table-cell>
          <table:table-cell office:value-type="percentage" office:value="0.0159">
            <text:p>1.59%</text:p>
          </table:table-cell>
          <table:table-cell office:value-type="percentage" office:value="-0.2318">
            <text:p>-23.18%</text:p>
          </table:table-cell>
          <table:table-cell office:value-type="percentage" office:value="0.0002">
            <text:p>0.02%</text:p>
          </table:table-cell>
          <table:table-cell office:value-type="percentage" office:value="0.1332">
            <text:p>13.32%</text:p>
          </table:table-cell>
          <table:table-cell office:value-type="percentage" office:value="0.1043">
            <text:p>10.43%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percentage" office:value="0.2836">
            <text:p>28.36%</text:p>
          </table:table-cell>
          <table:table-cell office:value-type="percentage" office:value="0.0101">
            <text:p>1.01%</text:p>
          </table:table-cell>
          <table:table-cell office:value-type="percentage" office:value="0.0038">
            <text:p>0.38%</text:p>
          </table:table-cell>
          <table:table-cell office:value-type="percentage" office:value="0.1353">
            <text:p>13.53%</text:p>
          </table:table-cell>
          <table:table-cell office:value-type="float" office:value="125824.39">
            <text:p>125824.39</text:p>
          </table:table-cell>
          <table:table-cell office:value-type="float" office:value="1703.49">
            <text:p>1703.49</text:p>
          </table:table-cell>
          <table:table-cell office:value-type="float" office:value="4145.15">
            <text:p>4145.15</text:p>
          </table:table-cell>
          <table:table-cell office:value-type="float" office:value="16502.87">
            <text:p>16502.87</text:p>
          </table:table-cell>
          <table:table-cell office:value-type="percentage" office:value="0.2734">
            <text:p>27.34%</text:p>
          </table:table-cell>
          <table:table-cell office:value-type="percentage" office:value="0.2798">
            <text:p>27.98%</text:p>
          </table:table-cell>
          <table:table-cell office:value-type="percentage" office:value="0.1482">
            <text:p>14.82%</text:p>
          </table:table-cell>
          <table:table-cell office:value-type="percentage" office:value="0.0482">
            <text:p>4.82%</text:p>
          </table:table-cell>
          <table:table-cell office:value-type="percentage" office:value="0.0227">
            <text:p>2.27%</text:p>
          </table:table-cell>
          <table:table-cell office:value-type="percentage" office:value="0.2551">
            <text:p>25.51%</text:p>
          </table:table-cell>
          <table:table-cell office:value-type="percentage" office:value="-0.0123">
            <text:p>-1.23%</text:p>
          </table:table-cell>
          <table:table-cell office:value-type="percentage" office:value="-0.0185">
            <text:p>-1.85%</text:p>
          </table:table-cell>
          <table:table-cell office:value-type="percentage" office:value="0.1101">
            <text:p>11.01%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percentage" office:value="0.1074">
            <text:p>10.74%</text:p>
          </table:table-cell>
          <table:table-cell office:value-type="percentage" office:value="0.0137">
            <text:p>1.37%</text:p>
          </table:table-cell>
          <table:table-cell office:value-type="percentage" office:value="0.0449">
            <text:p>4.49%</text:p>
          </table:table-cell>
          <table:table-cell office:value-type="percentage" office:value="0.0989">
            <text:p>9.89%</text:p>
          </table:table-cell>
          <table:table-cell office:value-type="float" office:value="139341.42">
            <text:p>139341.42</text:p>
          </table:table-cell>
          <table:table-cell office:value-type="float" office:value="1726.86">
            <text:p>1726.86</text:p>
          </table:table-cell>
          <table:table-cell office:value-type="float" office:value="4331.3">
            <text:p>4331.3</text:p>
          </table:table-cell>
          <table:table-cell office:value-type="float" office:value="18134.78">
            <text:p>18134.78</text:p>
          </table:table-cell>
          <table:table-cell office:value-type="percentage" office:value="0.0937">
            <text:p>9.37%</text:p>
          </table:table-cell>
          <table:table-cell office:value-type="percentage" office:value="0.0625">
            <text:p>6.25%</text:p>
          </table:table-cell>
          <table:table-cell office:value-type="percentage" office:value="0.0085">
            <text:p>0.85%</text:p>
          </table:table-cell>
          <table:table-cell office:value-type="percentage" office:value="0.0484">
            <text:p>4.84%</text:p>
          </table:table-cell>
          <table:table-cell office:value-type="percentage" office:value="0.0268">
            <text:p>2.68%</text:p>
          </table:table-cell>
          <table:table-cell office:value-type="percentage" office:value="0.0786">
            <text:p>7.86%</text:p>
          </table:table-cell>
          <table:table-cell office:value-type="percentage" office:value="-0.0127">
            <text:p>-1.27%</text:p>
          </table:table-cell>
          <table:table-cell office:value-type="percentage" office:value="0.0177">
            <text:p>1.77%</text:p>
          </table:table-cell>
          <table:table-cell office:value-type="percentage" office:value="0.0702">
            <text:p>7.02%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percentage" office:value="0.0483">
            <text:p>4.83%</text:p>
          </table:table-cell>
          <table:table-cell office:value-type="percentage" office:value="0.0315">
            <text:p>3.15%</text:p>
          </table:table-cell>
          <table:table-cell office:value-type="percentage" office:value="0.0287">
            <text:p>2.87%</text:p>
          </table:table-cell>
          <table:table-cell office:value-type="percentage" office:value="0.0492">
            <text:p>4.92%</text:p>
          </table:table-cell>
          <table:table-cell office:value-type="float" office:value="146077.85">
            <text:p>146077.85</text:p>
          </table:table-cell>
          <table:table-cell office:value-type="float" office:value="1781.19">
            <text:p>1781.19</text:p>
          </table:table-cell>
          <table:table-cell office:value-type="float" office:value="4455.5">
            <text:p>4455.5</text:p>
          </table:table-cell>
          <table:table-cell office:value-type="float" office:value="19026.57">
            <text:p>19026.57</text:p>
          </table:table-cell>
          <table:table-cell office:value-type="percentage" office:value="0.0169">
            <text:p>1.69%</text:p>
          </table:table-cell>
          <table:table-cell office:value-type="percentage" office:value="0.0197">
            <text:p>1.97%</text:p>
          </table:table-cell>
          <table:table-cell office:value-type="percentage" office:value="-0.0008">
            <text:p>-0.08%</text:p>
          </table:table-cell>
          <table:table-cell office:value-type="percentage" office:value="0.048">
            <text:p>4.80%</text:p>
          </table:table-cell>
          <table:table-cell office:value-type="percentage" office:value="0.0339">
            <text:p>3.39%</text:p>
          </table:table-cell>
          <table:table-cell office:value-type="percentage" office:value="0.0139">
            <text:p>1.39%</text:p>
          </table:table-cell>
          <table:table-cell office:value-type="percentage" office:value="-0.0024">
            <text:p>-0.24%</text:p>
          </table:table-cell>
          <table:table-cell office:value-type="percentage" office:value="-0.0051">
            <text:p>-0.51%</text:p>
          </table:table-cell>
          <table:table-cell office:value-type="percentage" office:value="0.0147">
            <text:p>1.47%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percentage" office:value="0.1561">
            <text:p>15.61%</text:p>
          </table:table-cell>
          <table:table-cell office:value-type="percentage" office:value="0.0473">
            <text:p>4.73%</text:p>
          </table:table-cell>
          <table:table-cell office:value-type="percentage" office:value="0.0196">
            <text:p>1.96%</text:p>
          </table:table-cell>
          <table:table-cell office:value-type="percentage" office:value="0.0705">
            <text:p>7.05%</text:p>
          </table:table-cell>
          <table:table-cell office:value-type="float" office:value="168884.34">
            <text:p>168884.34</text:p>
          </table:table-cell>
          <table:table-cell office:value-type="float" office:value="1865.39">
            <text:p>1865.39</text:p>
          </table:table-cell>
          <table:table-cell office:value-type="float" office:value="4542.87">
            <text:p>4542.87</text:p>
          </table:table-cell>
          <table:table-cell office:value-type="float" office:value="20367.63">
            <text:p>20367.63</text:p>
          </table:table-cell>
          <table:table-cell office:value-type="percentage" office:value="0.1089">
            <text:p>10.89%</text:p>
          </table:table-cell>
          <table:table-cell office:value-type="percentage" office:value="0.1365">
            <text:p>13.65%</text:p>
          </table:table-cell>
          <table:table-cell office:value-type="percentage" office:value="0.0856">
            <text:p>8.56%</text:p>
          </table:table-cell>
          <table:table-cell office:value-type="percentage" office:value="0.0491">
            <text:p>4.91%</text:p>
          </table:table-cell>
          <table:table-cell office:value-type="percentage" office:value="0.0323">
            <text:p>3.23%</text:p>
          </table:table-cell>
          <table:table-cell office:value-type="percentage" office:value="0.12">
            <text:p>12.00%</text:p>
          </table:table-cell>
          <table:table-cell office:value-type="percentage" office:value="0.0145">
            <text:p>1.45%</text:p>
          </table:table-cell>
          <table:table-cell office:value-type="percentage" office:value="-0.0123">
            <text:p>-1.23%</text:p>
          </table:table-cell>
          <table:table-cell office:value-type="percentage" office:value="0.037">
            <text:p>3.70%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percentage" office:value="0.0548">
            <text:p>5.48%</text:p>
          </table:table-cell>
          <table:table-cell office:value-type="percentage" office:value="0.0435">
            <text:p>4.35%</text:p>
          </table:table-cell>
          <table:table-cell office:value-type="percentage" office:value="0.1021">
            <text:p>10.21%</text:p>
          </table:table-cell>
          <table:table-cell office:value-type="percentage" office:value="0.0315">
            <text:p>3.15%</text:p>
          </table:table-cell>
          <table:table-cell office:value-type="float" office:value="178147.2">
            <text:p>178147.2</text:p>
          </table:table-cell>
          <table:table-cell office:value-type="float" office:value="1946.59">
            <text:p>1946.59</text:p>
          </table:table-cell>
          <table:table-cell office:value-type="float" office:value="5006.69">
            <text:p>5006.69</text:p>
          </table:table-cell>
          <table:table-cell office:value-type="float" office:value="21009.29">
            <text:p>21009.29</text:p>
          </table:table-cell>
          <table:table-cell office:value-type="percentage" office:value="0.0113">
            <text:p>1.13%</text:p>
          </table:table-cell>
          <table:table-cell office:value-type="percentage" office:value="-0.0473">
            <text:p>-4.73%</text:p>
          </table:table-cell>
          <table:table-cell office:value-type="percentage" office:value="0.0233">
            <text:p>2.33%</text:p>
          </table:table-cell>
          <table:table-cell office:value-type="percentage" office:value="0.0479">
            <text:p>4.79%</text:p>
          </table:table-cell>
          <table:table-cell office:value-type="percentage" office:value="0.0285">
            <text:p>2.85%</text:p>
          </table:table-cell>
          <table:table-cell office:value-type="percentage" office:value="0.0256">
            <text:p>2.56%</text:p>
          </table:table-cell>
          <table:table-cell office:value-type="percentage" office:value="0.0146">
            <text:p>1.46%</text:p>
          </table:table-cell>
          <table:table-cell office:value-type="percentage" office:value="0.0715">
            <text:p>7.15%</text:p>
          </table:table-cell>
          <table:table-cell office:value-type="percentage" office:value="0.0029">
            <text:p>0.29%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percentage" office:value="-0.3655">
            <text:p>-36.55%</text:p>
          </table:table-cell>
          <table:table-cell office:value-type="percentage" office:value="0.0137">
            <text:p>1.37%</text:p>
          </table:table-cell>
          <table:table-cell office:value-type="percentage" office:value="0.201">
            <text:p>20.10%</text:p>
          </table:table-cell>
          <table:table-cell office:value-type="percentage" office:value="-0.0507">
            <text:p>-5.07%</text:p>
          </table:table-cell>
          <table:table-cell office:value-type="float" office:value="113030.22">
            <text:p>113030.22</text:p>
          </table:table-cell>
          <table:table-cell office:value-type="float" office:value="1973.16">
            <text:p>1973.16</text:p>
          </table:table-cell>
          <table:table-cell office:value-type="float" office:value="6013.1">
            <text:p>6013.1</text:p>
          </table:table-cell>
          <table:table-cell office:value-type="float" office:value="19945.02">
            <text:p>19945.02</text:p>
          </table:table-cell>
          <table:table-cell office:value-type="percentage" office:value="-0.3792">
            <text:p>-37.92%</text:p>
          </table:table-cell>
          <table:table-cell office:value-type="percentage" office:value="-0.5665">
            <text:p>-56.65%</text:p>
          </table:table-cell>
          <table:table-cell office:value-type="percentage" office:value="-0.3149">
            <text:p>-31.49%</text:p>
          </table:table-cell>
          <table:table-cell office:value-type="percentage" office:value="0.0388">
            <text:p>3.88%</text:p>
          </table:table-cell>
          <table:table-cell office:value-type="percentage" office:value="0.0384">
            <text:p>3.84%</text:p>
          </table:table-cell>
          <table:table-cell office:value-type="percentage" office:value="-0.389">
            <text:p>-38.90%</text:p>
          </table:table-cell>
          <table:table-cell office:value-type="percentage" office:value="-0.0238">
            <text:p>-2.38%</text:p>
          </table:table-cell>
          <table:table-cell office:value-type="percentage" office:value="0.1566">
            <text:p>15.66%</text:p>
          </table:table-cell>
          <table:table-cell office:value-type="percentage" office:value="-0.0858">
            <text:p>-8.58%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percentage" office:value="0.2594">
            <text:p>25.94%</text:p>
          </table:table-cell>
          <table:table-cell office:value-type="percentage" office:value="0.0015">
            <text:p>0.15%</text:p>
          </table:table-cell>
          <table:table-cell office:value-type="percentage" office:value="-0.1112">
            <text:p>-11.12%</text:p>
          </table:table-cell>
          <table:table-cell office:value-type="percentage" office:value="0.2333">
            <text:p>23.33%</text:p>
          </table:table-cell>
          <table:table-cell office:value-type="float" office:value="142344.87">
            <text:p>142344.87</text:p>
          </table:table-cell>
          <table:table-cell office:value-type="float" office:value="1976.12">
            <text:p>1976.12</text:p>
          </table:table-cell>
          <table:table-cell office:value-type="float" office:value="5344.65">
            <text:p>5344.65</text:p>
          </table:table-cell>
          <table:table-cell office:value-type="float" office:value="24598.1">
            <text:p>24598.1</text:p>
          </table:table-cell>
          <table:table-cell office:value-type="percentage" office:value="0.2579">
            <text:p>25.79%</text:p>
          </table:table-cell>
          <table:table-cell office:value-type="percentage" office:value="0.3705">
            <text:p>37.05%</text:p>
          </table:table-cell>
          <table:table-cell office:value-type="percentage" office:value="0.0261">
            <text:p>2.61%</text:p>
          </table:table-cell>
          <table:table-cell office:value-type="percentage" office:value="0.0429">
            <text:p>4.29%</text:p>
          </table:table-cell>
          <table:table-cell office:value-type="percentage" office:value="-0.0036">
            <text:p>-0.36%</text:p>
          </table:table-cell>
          <table:table-cell office:value-type="percentage" office:value="0.2638">
            <text:p>26.38%</text:p>
          </table:table-cell>
          <table:table-cell office:value-type="percentage" office:value="0.0051">
            <text:p>0.51%</text:p>
          </table:table-cell>
          <table:table-cell office:value-type="percentage" office:value="-0.108">
            <text:p>-10.80%</text:p>
          </table:table-cell>
          <table:table-cell office:value-type="percentage" office:value="0.2377">
            <text:p>23.77%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percentage" office:value="0.1482">
            <text:p>14.82%</text:p>
          </table:table-cell>
          <table:table-cell office:value-type="percentage" office:value="0.0014">
            <text:p>0.14%</text:p>
          </table:table-cell>
          <table:table-cell office:value-type="percentage" office:value="0.0846">
            <text:p>8.46%</text:p>
          </table:table-cell>
          <table:table-cell office:value-type="percentage" office:value="0.0835">
            <text:p>8.35%</text:p>
          </table:table-cell>
          <table:table-cell office:value-type="float" office:value="163441.94">
            <text:p>163441.94</text:p>
          </table:table-cell>
          <table:table-cell office:value-type="float" office:value="1978.82">
            <text:p>1978.82</text:p>
          </table:table-cell>
          <table:table-cell office:value-type="float" office:value="5796.96">
            <text:p>5796.96</text:p>
          </table:table-cell>
          <table:table-cell office:value-type="float" office:value="26651.51">
            <text:p>26651.51</text:p>
          </table:table-cell>
          <table:table-cell office:value-type="percentage" office:value="0.1468">
            <text:p>14.68%</text:p>
          </table:table-cell>
          <table:table-cell office:value-type="percentage" office:value="0.0636">
            <text:p>6.36%</text:p>
          </table:table-cell>
          <table:table-cell office:value-type="percentage" office:value="0.0647">
            <text:p>6.47%</text:p>
          </table:table-cell>
          <table:table-cell office:value-type="percentage" office:value="0.0431">
            <text:p>4.31%</text:p>
          </table:table-cell>
          <table:table-cell office:value-type="percentage" office:value="0.0164">
            <text:p>1.64%</text:p>
          </table:table-cell>
          <table:table-cell office:value-type="percentage" office:value="0.1297">
            <text:p>12.97%</text:p>
          </table:table-cell>
          <table:table-cell office:value-type="percentage" office:value="-0.0148">
            <text:p>-1.48%</text:p>
          </table:table-cell>
          <table:table-cell office:value-type="percentage" office:value="0.0671">
            <text:p>6.71%</text:p>
          </table:table-cell>
          <table:table-cell office:value-type="percentage" office:value="0.066">
            <text:p>6.60%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percentage" office:value="0.021">
            <text:p>2.10%</text:p>
          </table:table-cell>
          <table:table-cell office:value-type="percentage" office:value="0.0005">
            <text:p>0.05%</text:p>
          </table:table-cell>
          <table:table-cell office:value-type="percentage" office:value="0.1604">
            <text:p>16.04%</text:p>
          </table:table-cell>
          <table:table-cell office:value-type="percentage" office:value="0.1258">
            <text:p>12.58%</text:p>
          </table:table-cell>
          <table:table-cell office:value-type="float" office:value="166871.56">
            <text:p>166871.56</text:p>
          </table:table-cell>
          <table:table-cell office:value-type="float" office:value="1979.86">
            <text:p>1979.86</text:p>
          </table:table-cell>
          <table:table-cell office:value-type="float" office:value="6726.52">
            <text:p>6726.52</text:p>
          </table:table-cell>
          <table:table-cell office:value-type="float" office:value="30005.47">
            <text:p>30005.47</text:p>
          </table:table-cell>
          <table:table-cell office:value-type="percentage" office:value="0.0205">
            <text:p>2.05%</text:p>
          </table:table-cell>
          <table:table-cell office:value-type="percentage" office:value="-0.1394">
            <text:p>-13.94%</text:p>
          </table:table-cell>
          <table:table-cell office:value-type="percentage" office:value="-0.1049">
            <text:p>-10.49%</text:p>
          </table:table-cell>
          <table:table-cell office:value-type="percentage" office:value="0.041">
            <text:p>4.10%</text:p>
          </table:table-cell>
          <table:table-cell office:value-type="percentage" office:value="0.0316">
            <text:p>3.16%</text:p>
          </table:table-cell>
          <table:table-cell office:value-type="percentage" office:value="-0.0103">
            <text:p>-1.03%</text:p>
          </table:table-cell>
          <table:table-cell office:value-type="percentage" office:value="-0.0301">
            <text:p>-3.01%</text:p>
          </table:table-cell>
          <table:table-cell office:value-type="percentage" office:value="0.1248">
            <text:p>12.48%</text:p>
          </table:table-cell>
          <table:table-cell office:value-type="percentage" office:value="0.0914">
            <text:p>9.14%</text:p>
          </table:table-cell>
        </table:table-row>
        <table:table-row table:style-name="ro3">
          <table:table-cell office:value-type="float" office:value="2012">
            <text:p>2012</text:p>
          </table:table-cell>
          <table:table-cell office:value-type="percentage" office:value="0.1589">
            <text:p>15.89%</text:p>
          </table:table-cell>
          <table:table-cell office:value-type="percentage" office:value="0.0009">
            <text:p>0.09%</text:p>
          </table:table-cell>
          <table:table-cell office:value-type="percentage" office:value="0.0297">
            <text:p>2.97%</text:p>
          </table:table-cell>
          <table:table-cell office:value-type="percentage" office:value="0.1012">
            <text:p>10.12%</text:p>
          </table:table-cell>
          <table:table-cell office:value-type="float" office:value="193388.43">
            <text:p>193388.43</text:p>
          </table:table-cell>
          <table:table-cell office:value-type="float" office:value="1981.56">
            <text:p>1981.56</text:p>
          </table:table-cell>
          <table:table-cell office:value-type="float" office:value="6926.4">
            <text:p>6926.4</text:p>
          </table:table-cell>
          <table:table-cell office:value-type="float" office:value="33043.43">
            <text:p>33043.43</text:p>
          </table:table-cell>
          <table:table-cell office:value-type="percentage" office:value="0.158">
            <text:p>15.80%</text:p>
          </table:table-cell>
          <table:table-cell office:value-type="percentage" office:value="0.1292">
            <text:p>12.92%</text:p>
          </table:table-cell>
          <table:table-cell office:value-type="percentage" office:value="0.0577">
            <text:p>5.77%</text:p>
          </table:table-cell>
          <table:table-cell office:value-type="percentage" office:value="0.042">
            <text:p>4.20%</text:p>
          </table:table-cell>
          <table:table-cell office:value-type="percentage" office:value="0.0207">
            <text:p>2.07%</text:p>
          </table:table-cell>
          <table:table-cell office:value-type="percentage" office:value="0.1354">
            <text:p>13.54%</text:p>
          </table:table-cell>
          <table:table-cell office:value-type="percentage" office:value="-0.0194">
            <text:p>-1.94%</text:p>
          </table:table-cell>
          <table:table-cell office:value-type="percentage" office:value="0.0088">
            <text:p>0.88%</text:p>
          </table:table-cell>
          <table:table-cell office:value-type="percentage" office:value="0.0789">
            <text:p>7.89%</text:p>
          </table:table-cell>
        </table:table-row>
        <table:table-row table:style-name="ro3">
          <table:table-cell office:value-type="float" office:value="2013">
            <text:p>2013</text:p>
          </table:table-cell>
          <table:table-cell office:value-type="percentage" office:value="0.3215">
            <text:p>32.15%</text:p>
          </table:table-cell>
          <table:table-cell office:value-type="percentage" office:value="0.0006">
            <text:p>0.06%</text:p>
          </table:table-cell>
          <table:table-cell office:value-type="percentage" office:value="-0.091">
            <text:p>-9.10%</text:p>
          </table:table-cell>
          <table:table-cell office:value-type="percentage" office:value="-0.0106">
            <text:p>-1.06%</text:p>
          </table:table-cell>
          <table:table-cell office:value-type="float" office:value="255553.31">
            <text:p>255553.31</text:p>
          </table:table-cell>
          <table:table-cell office:value-type="float" office:value="1982.72">
            <text:p>1982.72</text:p>
          </table:table-cell>
          <table:table-cell office:value-type="float" office:value="6295.79">
            <text:p>6295.79</text:p>
          </table:table-cell>
          <table:table-cell office:value-type="float" office:value="32694.52">
            <text:p>32694.52</text:p>
          </table:table-cell>
          <table:table-cell office:value-type="percentage" office:value="0.3209">
            <text:p>32.09%</text:p>
          </table:table-cell>
          <table:table-cell office:value-type="percentage" office:value="0.4125">
            <text:p>41.25%</text:p>
          </table:table-cell>
          <table:table-cell office:value-type="percentage" office:value="0.332">
            <text:p>33.20%</text:p>
          </table:table-cell>
          <table:table-cell office:value-type="percentage" office:value="0.0462">
            <text:p>4.62%</text:p>
          </table:table-cell>
          <table:table-cell office:value-type="percentage" office:value="0.0146">
            <text:p>1.46%</text:p>
          </table:table-cell>
          <table:table-cell office:value-type="percentage" office:value="0.3024">
            <text:p>30.24%</text:p>
          </table:table-cell>
          <table:table-cell office:value-type="percentage" office:value="-0.0139">
            <text:p>-1.39%</text:p>
          </table:table-cell>
          <table:table-cell office:value-type="percentage" office:value="-0.1042">
            <text:p>-10.42%</text:p>
          </table:table-cell>
          <table:table-cell office:value-type="percentage" office:value="-0.0248">
            <text:p>-2.48%</text:p>
          </table:table-cell>
        </table:table-row>
        <table:table-row table:style-name="ro3">
          <table:table-cell office:value-type="float" office:value="2014">
            <text:p>2014</text:p>
          </table:table-cell>
          <table:table-cell office:value-type="percentage" office:value="0.1352">
            <text:p>13.52%</text:p>
          </table:table-cell>
          <table:table-cell office:value-type="percentage" office:value="0.0003">
            <text:p>0.03%</text:p>
          </table:table-cell>
          <table:table-cell office:value-type="percentage" office:value="0.1075">
            <text:p>10.75%</text:p>
          </table:table-cell>
          <table:table-cell office:value-type="percentage" office:value="0.1038">
            <text:p>10.38%</text:p>
          </table:table-cell>
          <table:table-cell office:value-type="float" office:value="290115.42">
            <text:p>290115.42</text:p>
          </table:table-cell>
          <table:table-cell office:value-type="float" office:value="1983.36">
            <text:p>1983.36</text:p>
          </table:table-cell>
          <table:table-cell office:value-type="float" office:value="6972.34">
            <text:p>6972.34</text:p>
          </table:table-cell>
          <table:table-cell office:value-type="float" office:value="36089.82">
            <text:p>36089.82</text:p>
          </table:table-cell>
          <table:table-cell office:value-type="percentage" office:value="0.1349">
            <text:p>13.49%</text:p>
          </table:table-cell>
          <table:table-cell office:value-type="percentage" office:value="0.0278">
            <text:p>2.78%</text:p>
          </table:table-cell>
          <table:table-cell office:value-type="percentage" office:value="0.0314">
            <text:p>3.14%</text:p>
          </table:table-cell>
          <table:table-cell office:value-type="percentage" office:value="0.046">
            <text:p>4.60%</text:p>
          </table:table-cell>
          <table:table-cell office:value-type="percentage" office:value="0.0162">
            <text:p>1.62%</text:p>
          </table:table-cell>
          <table:table-cell office:value-type="percentage" office:value="0.1171">
            <text:p>11.71%</text:p>
          </table:table-cell>
          <table:table-cell office:value-type="percentage" office:value="-0.0156">
            <text:p>-1.56%</text:p>
          </table:table-cell>
          <table:table-cell office:value-type="percentage" office:value="0.0898">
            <text:p>8.98%</text:p>
          </table:table-cell>
          <table:table-cell office:value-type="percentage" office:value="0.0862">
            <text:p>8.62%</text:p>
          </table:table-cell>
        </table:table-row>
        <table:table-row table:style-name="ro3">
          <table:table-cell office:value-type="float" office:value="2015">
            <text:p>2015</text:p>
          </table:table-cell>
          <table:table-cell office:value-type="percentage" office:value="0.0138">
            <text:p>1.38%</text:p>
          </table:table-cell>
          <table:table-cell office:value-type="percentage" office:value="0.0005">
            <text:p>0.05%</text:p>
          </table:table-cell>
          <table:table-cell office:value-type="percentage" office:value="0.0128">
            <text:p>1.28%</text:p>
          </table:table-cell>
          <table:table-cell office:value-type="percentage" office:value="-0.007">
            <text:p>-0.70%</text:p>
          </table:table-cell>
          <table:table-cell office:value-type="float" office:value="294115.79">
            <text:p>294115.79</text:p>
          </table:table-cell>
          <table:table-cell office:value-type="float" office:value="1984.4">
            <text:p>1984.4</text:p>
          </table:table-cell>
          <table:table-cell office:value-type="float" office:value="7061.89">
            <text:p>7061.89</text:p>
          </table:table-cell>
          <table:table-cell office:value-type="float" office:value="35838.08">
            <text:p>35838.08</text:p>
          </table:table-cell>
          <table:table-cell office:value-type="percentage" office:value="0.0133">
            <text:p>1.33%</text:p>
          </table:table-cell>
          <table:table-cell office:value-type="percentage" office:value="0.0009">
            <text:p>0.09%</text:p>
          </table:table-cell>
          <table:table-cell office:value-type="percentage" office:value="0.0208">
            <text:p>2.08%</text:p>
          </table:table-cell>
          <table:table-cell office:value-type="percentage" office:value="0.0454">
            <text:p>4.54%</text:p>
          </table:table-cell>
          <table:table-cell office:value-type="percentage" office:value="0.0012">
            <text:p>0.12%</text:p>
          </table:table-cell>
          <table:table-cell office:value-type="percentage" office:value="0.0126">
            <text:p>1.26%</text:p>
          </table:table-cell>
          <table:table-cell office:value-type="percentage" office:value="-0.0007">
            <text:p>-0.07%</text:p>
          </table:table-cell>
          <table:table-cell office:value-type="percentage" office:value="0.0116">
            <text:p>1.16%</text:p>
          </table:table-cell>
          <table:table-cell office:value-type="percentage" office:value="-0.0082">
            <text:p>-0.82%</text:p>
          </table:table-cell>
        </table:table-row>
        <table:table-row table:style-name="ro3">
          <table:table-cell office:value-type="float" office:value="2016">
            <text:p>2016</text:p>
          </table:table-cell>
          <table:table-cell office:value-type="percentage" office:value="0.1177">
            <text:p>11.77%</text:p>
          </table:table-cell>
          <table:table-cell office:value-type="percentage" office:value="0.0032">
            <text:p>0.32%</text:p>
          </table:table-cell>
          <table:table-cell office:value-type="percentage" office:value="0.0069">
            <text:p>0.69%</text:p>
          </table:table-cell>
          <table:table-cell office:value-type="percentage" office:value="0.1037">
            <text:p>10.37%</text:p>
          </table:table-cell>
          <table:table-cell office:value-type="float" office:value="328742.28">
            <text:p>328742.28</text:p>
          </table:table-cell>
          <table:table-cell office:value-type="float" office:value="1990.7">
            <text:p>1990.7</text:p>
          </table:table-cell>
          <table:table-cell office:value-type="float" office:value="7110.65">
            <text:p>7110.65</text:p>
          </table:table-cell>
          <table:table-cell office:value-type="float" office:value="39552.74">
            <text:p>39552.74</text:p>
          </table:table-cell>
          <table:table-cell office:value-type="percentage" office:value="0.1146">
            <text:p>11.46%</text:p>
          </table:table-cell>
          <table:table-cell office:value-type="percentage" office:value="0.1108">
            <text:p>11.08%</text:p>
          </table:table-cell>
          <table:table-cell office:value-type="percentage" office:value="0.0141">
            <text:p>1.41%</text:p>
          </table:table-cell>
          <table:table-cell office:value-type="percentage" office:value="0.0462">
            <text:p>4.62%</text:p>
          </table:table-cell>
          <table:table-cell office:value-type="percentage" office:value="0.0126">
            <text:p>1.26%</text:p>
          </table:table-cell>
          <table:table-cell office:value-type="percentage" office:value="0.1038">
            <text:p>10.38%</text:p>
          </table:table-cell>
          <table:table-cell office:value-type="percentage" office:value="-0.0093">
            <text:p>-0.93%</text:p>
          </table:table-cell>
          <table:table-cell office:value-type="percentage" office:value="-0.0056">
            <text:p>-0.56%</text:p>
          </table:table-cell>
          <table:table-cell office:value-type="percentage" office:value="0.0899">
            <text:p>8.99%</text:p>
          </table:table-cell>
        </table:table-row>
        <table:table-row table:style-name="ro3">
          <table:table-cell office:value-type="float" office:value="2017">
            <text:p>2017</text:p>
          </table:table-cell>
          <table:table-cell office:value-type="percentage" office:value="0.2161">
            <text:p>21.61%</text:p>
          </table:table-cell>
          <table:table-cell office:value-type="percentage" office:value="0.0093">
            <text:p>0.93%</text:p>
          </table:table-cell>
          <table:table-cell office:value-type="percentage" office:value="0.028">
            <text:p>2.80%</text:p>
          </table:table-cell>
          <table:table-cell office:value-type="percentage" office:value="0.0972">
            <text:p>9.72%</text:p>
          </table:table-cell>
          <table:table-cell office:value-type="float" office:value="399768.64">
            <text:p>399768.64</text:p>
          </table:table-cell>
          <table:table-cell office:value-type="float" office:value="2009.23">
            <text:p>2009.23</text:p>
          </table:table-cell>
          <table:table-cell office:value-type="float" office:value="7309.87">
            <text:p>7309.87</text:p>
          </table:table-cell>
          <table:table-cell office:value-type="float" office:value="43398.81">
            <text:p>43398.81</text:p>
          </table:table-cell>
          <table:table-cell office:value-type="percentage" office:value="0.2067">
            <text:p>20.67%</text:p>
          </table:table-cell>
          <table:table-cell office:value-type="percentage" office:value="0.188">
            <text:p>18.80%</text:p>
          </table:table-cell>
          <table:table-cell office:value-type="percentage" office:value="0.1188">
            <text:p>11.88%</text:p>
          </table:table-cell>
          <table:table-cell office:value-type="percentage" office:value="0.0477">
            <text:p>4.77%</text:p>
          </table:table-cell>
          <table:table-cell office:value-type="percentage" office:value="0.0213">
            <text:p>2.13%</text:p>
          </table:table-cell>
          <table:table-cell office:value-type="percentage" office:value="0.1907">
            <text:p>19.07%</text:p>
          </table:table-cell>
          <table:table-cell office:value-type="percentage" office:value="-0.0117">
            <text:p>-1.17%</text:p>
          </table:table-cell>
          <table:table-cell office:value-type="percentage" office:value="0.0066">
            <text:p>0.66%</text:p>
          </table:table-cell>
          <table:table-cell office:value-type="percentage" office:value="0.0744">
            <text:p>7.44%</text:p>
          </table:table-cell>
        </table:table-row>
        <table:table-row table:style-name="ro3">
          <table:table-cell office:value-type="float" office:value="2018">
            <text:p>2018</text:p>
          </table:table-cell>
          <table:table-cell office:value-type="percentage" office:value="-0.0423">
            <text:p>-4.23%</text:p>
          </table:table-cell>
          <table:table-cell office:value-type="percentage" office:value="0.0194">
            <text:p>1.94%</text:p>
          </table:table-cell>
          <table:table-cell office:value-type="percentage" office:value="-0.0002">
            <text:p>-0.02%</text:p>
          </table:table-cell>
          <table:table-cell office:value-type="percentage" office:value="-0.0276">
            <text:p>-2.76%</text:p>
          </table:table-cell>
          <table:table-cell office:value-type="float" office:value="382870.94">
            <text:p>382870.94</text:p>
          </table:table-cell>
          <table:table-cell office:value-type="float" office:value="2048.2">
            <text:p>2048.2</text:p>
          </table:table-cell>
          <table:table-cell office:value-type="float" office:value="7308.65">
            <text:p>7308.65</text:p>
          </table:table-cell>
          <table:table-cell office:value-type="float" office:value="42199.86">
            <text:p>42199.86</text:p>
          </table:table-cell>
          <table:table-cell office:value-type="percentage" office:value="-0.0617">
            <text:p>-6.17%</text:p>
          </table:table-cell>
          <table:table-cell office:value-type="percentage" office:value="-0.0421">
            <text:p>-4.21%</text:p>
          </table:table-cell>
          <table:table-cell office:value-type="percentage" office:value="-0.0146">
            <text:p>-1.46%</text:p>
          </table:table-cell>
          <table:table-cell office:value-type="percentage" office:value="0.0466">
            <text:p>4.66%</text:p>
          </table:table-cell>
          <table:table-cell office:value-type="percentage" office:value="0.0244">
            <text:p>2.44%</text:p>
          </table:table-cell>
          <table:table-cell office:value-type="percentage" office:value="-0.0651">
            <text:p>-6.51%</text:p>
          </table:table-cell>
          <table:table-cell office:value-type="percentage" office:value="-0.0049">
            <text:p>-0.49%</text:p>
          </table:table-cell>
          <table:table-cell office:value-type="percentage" office:value="-0.024">
            <text:p>-2.40%</text:p>
          </table:table-cell>
          <table:table-cell office:value-type="percentage" office:value="-0.0508">
            <text:p>-5.08%</text:p>
          </table:table-cell>
        </table:table-row>
        <table:table-row table:style-name="ro3">
          <table:table-cell office:value-type="float" office:value="2019">
            <text:p>2019</text:p>
          </table:table-cell>
          <table:table-cell office:value-type="percentage" office:value="0.3121">
            <text:p>31.21%</text:p>
          </table:table-cell>
          <table:table-cell office:value-type="percentage" office:value="0.0155">
            <text:p>1.55%</text:p>
          </table:table-cell>
          <table:table-cell office:value-type="percentage" office:value="0.0964">
            <text:p>9.64%</text:p>
          </table:table-cell>
          <table:table-cell office:value-type="percentage" office:value="0.1533">
            <text:p>15.33%</text:p>
          </table:table-cell>
          <table:table-cell office:value-type="float" office:value="502371.39">
            <text:p>502371.39</text:p>
          </table:table-cell>
          <table:table-cell office:value-type="float" office:value="2079.94">
            <text:p>2079.94</text:p>
          </table:table-cell>
          <table:table-cell office:value-type="float" office:value="8012.89">
            <text:p>8012.89</text:p>
          </table:table-cell>
          <table:table-cell office:value-type="float" office:value="48668.87">
            <text:p>48668.87</text:p>
          </table:table-cell>
          <table:table-cell office:value-type="percentage" office:value="0.2966">
            <text:p>29.66%</text:p>
          </table:table-cell>
          <table:table-cell office:value-type="percentage" office:value="0.2158">
            <text:p>21.58%</text:p>
          </table:table-cell>
          <table:table-cell office:value-type="percentage" office:value="0.1588">
            <text:p>15.88%</text:p>
          </table:table-cell>
          <table:table-cell office:value-type="percentage" office:value="0.0483">
            <text:p>4.83%</text:p>
          </table:table-cell>
          <table:table-cell office:value-type="percentage" office:value="0.0229">
            <text:p>2.29%</text:p>
          </table:table-cell>
          <table:table-cell office:value-type="percentage" office:value="0.2827">
            <text:p>28.27%</text:p>
          </table:table-cell>
          <table:table-cell office:value-type="percentage" office:value="-0.0072">
            <text:p>-0.72%</text:p>
          </table:table-cell>
          <table:table-cell office:value-type="percentage" office:value="0.0718">
            <text:p>7.18%</text:p>
          </table:table-cell>
          <table:table-cell office:value-type="percentage" office:value="0.1275">
            <text:p>12.75%</text:p>
          </table:table-cell>
        </table:table-row>
        <table:table-row table:style-name="ro3">
          <table:table-cell office:value-type="float" office:value="2020">
            <text:p>2020</text:p>
          </table:table-cell>
          <table:table-cell office:value-type="percentage" office:value="0.1801">
            <text:p>18.01%</text:p>
          </table:table-cell>
          <table:table-cell office:value-type="percentage" office:value="0.0009">
            <text:p>0.09%</text:p>
          </table:table-cell>
          <table:table-cell office:value-type="percentage" office:value="0.1133">
            <text:p>11.33%</text:p>
          </table:table-cell>
          <table:table-cell office:value-type="percentage" office:value="0.1041">
            <text:p>10.41%</text:p>
          </table:table-cell>
          <table:table-cell office:value-type="float" office:value="592868.15">
            <text:p>592868.15</text:p>
          </table:table-cell>
          <table:table-cell office:value-type="float" office:value="2081.82">
            <text:p>2081.82</text:p>
          </table:table-cell>
          <table:table-cell office:value-type="float" office:value="8920.9">
            <text:p>8920.9</text:p>
          </table:table-cell>
          <table:table-cell office:value-type="float" office:value="53736.05">
            <text:p>53736.05</text:p>
          </table:table-cell>
          <table:table-cell office:value-type="percentage" office:value="0.1792">
            <text:p>17.92%</text:p>
          </table:table-cell>
          <table:table-cell office:value-type="percentage" office:value="0.0668">
            <text:p>6.68%</text:p>
          </table:table-cell>
          <table:table-cell office:value-type="percentage" office:value="0.076">
            <text:p>7.60%</text:p>
          </table:table-cell>
          <table:table-cell office:value-type="percentage" office:value="0.0484">
            <text:p>4.84%</text:p>
          </table:table-cell>
          <table:table-cell office:value-type="percentage" office:value="0.012">
            <text:p>1.20%</text:p>
          </table:table-cell>
          <table:table-cell office:value-type="percentage" office:value="0.1661">
            <text:p>16.61%</text:p>
          </table:table-cell>
          <table:table-cell office:value-type="percentage" office:value="-0.011">
            <text:p>-1.10%</text:p>
          </table:table-cell>
          <table:table-cell office:value-type="percentage" office:value="0.1001">
            <text:p>10.01%</text:p>
          </table:table-cell>
          <table:table-cell office:value-type="percentage" office:value="0.091">
            <text:p>9.1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2/21/2021</text:date>, <text:time>21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choolfield</meta:initial-creator>
    <meta:creation-date>2021-02-21T21:08:03</meta:creation-date>
    <dc:date>2021-02-21T21:35:22</dc:date>
    <dc:creator>Matthew Schoolfield</dc:creator>
    <meta:editing-duration>PT4M7S</meta:editing-duration>
    <meta:editing-cycles>3</meta:editing-cycles>
    <meta:generator>OpenOffice/4.1.3$Unix OpenOffice.org_project/413m1$Build-9783</meta:generator>
    <meta:document-statistic meta:table-count="3" meta:cell-count="1660" meta:object-count="0"/>
  </office:meta>
</office:document-meta>
</file>